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fffff" fo:border="0.74pt solid #000000"/>
      <style:text-properties fo:color="#000000"/>
    </style:style>
    <style:style style:name="ce2" style:family="table-cell" style:parent-style-name="Default" style:data-style-name="N121">
      <style:table-cell-properties fo:border="0.74pt solid #000000"/>
    </style:style>
    <style:style style:name="ce8" style:family="table-cell" style:parent-style-name="Default">
      <style:table-cell-properties fo:background-color="#ffffff" fo:border="0.74pt solid #000000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fo:wrap-option="no-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ime" draw:style-name="gr1" draw:text-style-name="P1" svg:width="270.82pt" svg:height="150.83pt" svg:x="510.43pt" svg:y="32.37pt">
            <draw:object draw:notify-on-update-of-ranges="Sheet1.A24:Sheet1.A24 Sheet1.A3:Sheet1.A3 Sheet1.B4:Sheet1.G4 Sheet1.A10:Sheet1.A10 Sheet1.B11:Sheet1.G11 Sheet1.A17:Sheet1.A17 Sheet1.B18:Sheet1.G18 Sheet1.A24:Sheet1.A24 Sheet1.B25:Sheet1.G25 Sheet1.A31:Sheet1.A31 Sheet1.B32:Sheet1.G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ime" draw:style-name="gr1" draw:text-style-name="P1" svg:width="270.82pt" svg:height="150.83pt" svg:x="513.55pt" svg:y="212.37pt">
            <draw:object draw:notify-on-update-of-ranges="Sheet1.C17:Sheet1.G17 Sheet1.A3:Sheet1.A3 Sheet1.C5:Sheet1.F5 Sheet1.A10:Sheet1.A10 Sheet1.C12:Sheet1.G12 Sheet1.A17:Sheet1.A17 Sheet1.C19:Sheet1.G19 Sheet1.A24:Sheet1.A24 Sheet1.C26:Sheet1.G26 Sheet1.A31:Sheet1.A31 Sheet1.C33:Sheet1.G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time" draw:style-name="gr1" draw:text-style-name="P1" svg:width="270.82pt" svg:height="150.83pt" svg:x="841.38pt" svg:y="120.5pt">
            <draw:object draw:notify-on-update-of-ranges="Sheet1.C17:Sheet1.G17 Sheet1.A3:Sheet1.A3 Sheet1.C6:Sheet1.G6 Sheet1.A10:Sheet1.A10 Sheet1.C13:Sheet1.G13 Sheet1.A17:Sheet1.A17 Sheet1.C20:Sheet1.G20 Sheet1.A24:Sheet1.A24 Sheet1.C27:Sheet1.G27 Sheet1.A31:Sheet1.A31 Sheet1.C34:Sheet1.G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time" draw:style-name="gr1" draw:text-style-name="P1" svg:width="270.37pt" svg:height="150.58pt" svg:x="514.35pt" svg:y="527.07pt">
            <draw:object draw:notify-on-update-of-ranges="Sheet1.B17:Sheet1.G17 Sheet1.A3:Sheet1.A3 Sheet1.B43:Sheet1.G43 Sheet1.A10:Sheet1.A10 Sheet1.B50:Sheet1.G50 Sheet1.A17:Sheet1.A17 Sheet1.B57:Sheet1.G57 Sheet1.A63:Sheet1.A63 Sheet1.B64:Sheet1.G6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time" draw:style-name="gr1" draw:text-style-name="P1" svg:width="270.03pt" svg:height="150.41pt" svg:x="825.76pt" svg:y="621.86pt">
            <draw:object draw:notify-on-update-of-ranges="Sheet1.C56:Sheet1.G56 Sheet1.A42:Sheet1.A42 Sheet1.C45:Sheet1.G45 Sheet1.A10:Sheet1.A10 Sheet1.C52:Sheet1.G52 Sheet1.A17:Sheet1.A17 Sheet1.C59:Sheet1.G59 Sheet1.A63:Sheet1.A63 Sheet1.C66:Sheet1.G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name="time" draw:style-name="gr1" draw:text-style-name="P1" svg:width="270.82pt" svg:height="150.83pt" svg:x="512.79pt" svg:y="767.25pt">
            <draw:object draw:notify-on-update-of-ranges="Sheet1.C49:Sheet1.G49 Sheet1.A3:Sheet1.A3 Sheet1.C44:Sheet1.G44 Sheet1.A10:Sheet1.A10 Sheet1.C51:Sheet1.G51 Sheet1.A17:Sheet1.A17 Sheet1.C58:Sheet1.G58 Sheet1.A63:Sheet1.A63 Sheet1.C65:Sheet1.G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6" draw:name="time" draw:style-name="gr1" draw:text-style-name="P1" svg:width="270.82pt" svg:height="150.83pt" svg:x="565.06pt" svg:y="1060.16pt">
            <draw:object draw:notify-on-update-of-ranges="Sheet1.B84:Sheet1.G84 Sheet1.A3:Sheet1.A3 Sheet1.B85:Sheet1.G85 Sheet1.A10:Sheet1.A10 Sheet1.B92:Sheet1.G92 Sheet1.A17:Sheet1.A17 Sheet1.B99:Sheet1.G99 Sheet1.A105:Sheet1.A105 Sheet1.B106:Sheet1.G10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name="time" draw:style-name="gr1" draw:text-style-name="P1" svg:width="270.82pt" svg:height="150.83pt" svg:x="565.03pt" svg:y="1296.6pt">
            <draw:object draw:notify-on-update-of-ranges="Sheet1.C98:Sheet1.G98 Sheet1.A3:Sheet1.A3 Sheet1.C86:Sheet1.G86 Sheet1.A10:Sheet1.A10 Sheet1.C93:Sheet1.G93 Sheet1.A17:Sheet1.A17 Sheet1.C100:Sheet1.G100 Sheet1.A105:Sheet1.A105 Sheet1.C107:Sheet1.F10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name="time" draw:style-name="gr1" draw:text-style-name="P1" svg:width="270.82pt" svg:height="150.83pt" svg:x="883.5pt" svg:y="1213.74pt">
            <draw:object draw:notify-on-update-of-ranges="Sheet1.C98:Sheet1.G98 Sheet1.A3:Sheet1.A3 Sheet1.C87:Sheet1.G87 Sheet1.A10:Sheet1.A10 Sheet1.C94:Sheet1.G94 Sheet1.A17:Sheet1.A17 Sheet1.C101:Sheet1.G101 Sheet1.A105:Sheet1.A105 Sheet1.C108:Sheet1.F10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name="time" draw:style-name="gr1" draw:text-style-name="P1" svg:width="270.82pt" svg:height="150.83pt" svg:x="966.25pt" svg:y="1522.43pt">
            <draw:object draw:notify-on-update-of-ranges="Sheet1.B124:Sheet1.F124 Sheet1.A3:Sheet1.A3 Sheet1.B125:Sheet1.F125 Sheet1.A10:Sheet1.A10 Sheet1.B132:Sheet1.F132 Sheet1.A17:Sheet1.A17 Sheet1.B139:Sheet1.F139 Sheet1.A145:Sheet1.A145 Sheet1.B146:Sheet1.E14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name="time" draw:style-name="gr1" draw:text-style-name="P1" svg:width="270.82pt" svg:height="150.83pt" svg:x="966.98pt" svg:y="1745.29pt">
            <draw:object draw:notify-on-update-of-ranges="Sheet1.C131:Sheet1.F131 Sheet1.A3:Sheet1.A3 Sheet1.C126:Sheet1.F126 Sheet1.A10:Sheet1.A10 Sheet1.C133:Sheet1.F133 Sheet1.A17:Sheet1.A17 Sheet1.C140:Sheet1.F140 Sheet1.A145:Sheet1.A145 Sheet1.C147:Sheet1.E14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name="time" draw:style-name="gr1" draw:text-style-name="P1" svg:width="270.82pt" svg:height="150.83pt" svg:x="1272.19pt" svg:y="1667.74pt">
            <draw:object draw:notify-on-update-of-ranges="Sheet1.C131:Sheet1.F131 Sheet1.A3:Sheet1.A3 Sheet1.C127:Sheet1.F127 Sheet1.A10:Sheet1.A10 Sheet1.C134:Sheet1.F134 Sheet1.A17:Sheet1.A17 Sheet1.C141:Sheet1.F141 Sheet1.A145:Sheet1.A145 Sheet1.C148:Sheet1.E14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name="time" draw:style-name="gr1" draw:text-style-name="P1" svg:width="270.82pt" svg:height="150.83pt" svg:x="447.25pt" svg:y="2121.79pt">
            <draw:object draw:notify-on-update-of-ranges="Sheet1.B164:Sheet1.F164 Sheet1.A3:Sheet1.A3 Sheet1.B165:Sheet1.F165 Sheet1.A10:Sheet1.A10 Sheet1.B172:Sheet1.F172 Sheet1.A17:Sheet1.A17 Sheet1.B179:Sheet1.F179 Sheet1.A185:Sheet1.A185 Sheet1.B186:Sheet1.E18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name="time" draw:style-name="gr1" draw:text-style-name="P1" svg:width="270.82pt" svg:height="150.83pt" svg:x="433.16pt" svg:y="2342.35pt">
            <draw:object draw:notify-on-update-of-ranges="Sheet1.C164:Sheet1.F164 Sheet1.A3:Sheet1.A3 Sheet1.C166:Sheet1.F166 Sheet1.A10:Sheet1.A10 Sheet1.C173:Sheet1.F173 Sheet1.A17:Sheet1.A17 Sheet1.C180:Sheet1.F180 Sheet1.A185:Sheet1.A185 Sheet1.C187:Sheet1.E18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name="time" draw:style-name="gr1" draw:text-style-name="P1" svg:width="270.82pt" svg:height="150.83pt" svg:x="763.31pt" svg:y="2201.58pt">
            <draw:object draw:notify-on-update-of-ranges="Sheet1.C164:Sheet1.F164 Sheet1.A3:Sheet1.A3 Sheet1.C167:Sheet1.F167 Sheet1.A10:Sheet1.A10 Sheet1.C174:Sheet1.F174 Sheet1.A17:Sheet1.A17 Sheet1.C181:Sheet1.F181 Sheet1.A185:Sheet1.A185 Sheet1.C188:Sheet1.E188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name="time" draw:style-name="gr1" draw:text-style-name="P1" svg:width="291.94pt" svg:height="162.62pt" svg:x="465.17pt" svg:y="2559.94pt">
            <draw:object draw:notify-on-update-of-ranges="Sheet1.C56:Sheet1.G56 Sheet1.A30:Sheet1.A30 Sheet1.B32:Sheet1.G32 Sheet1.A69:Sheet1.A69 Sheet1.B71:Sheet1.F7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nodes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PI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80*6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.320672" calcext:value-type="float">
            <text:p>1.320672</text:p>
          </table:table-cell>
          <table:table-cell table:style-name="ce1" office:value-type="float" office:value="0.35692" calcext:value-type="float">
            <text:p>0.35692</text:p>
          </table:table-cell>
          <table:table-cell table:style-name="ce1" office:value-type="float" office:value="0.19466" calcext:value-type="float">
            <text:p>0.19466</text:p>
          </table:table-cell>
          <table:table-cell table:style-name="ce1" office:value-type="float" office:value="0.391442" calcext:value-type="float">
            <text:p>0.391442</text:p>
          </table:table-cell>
          <table:table-cell table:style-name="ce1" office:value-type="float" office:value="0.529385" calcext:value-type="float">
            <text:p>0.529385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4]/[.B4]" office:value-type="float" office:value="1" calcext:value-type="float">
            <text:p>1</text:p>
          </table:table-cell>
          <table:table-cell table:style-name="ce1" table:formula="of:=[.$B$4]/[.C4]" office:value-type="float" office:value="3.70019051888378" calcext:value-type="float">
            <text:p>3.70019051888378</text:p>
          </table:table-cell>
          <table:table-cell table:style-name="ce1" table:formula="of:=[.$B$4]/[.D4]" office:value-type="float" office:value="6.78450631870954" calcext:value-type="float">
            <text:p>6.78450631870954</text:p>
          </table:table-cell>
          <table:table-cell table:style-name="ce1" table:formula="of:=[.$B$4]/[.E4]" office:value-type="float" office:value="3.37386381635083" calcext:value-type="float">
            <text:p>3.37386381635083</text:p>
          </table:table-cell>
          <table:table-cell table:style-name="ce1" table:formula="of:=[.$B$4]/[.F4]" office:value-type="float" office:value="2.49472878906656" calcext:value-type="float">
            <text:p>2.49472878906656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5]/[.B1]" office:value-type="float" office:value="1" calcext:value-type="float">
            <text:p>1</text:p>
          </table:table-cell>
          <table:table-cell table:style-name="ce1" table:formula="of:=[.C5]/[.C1]" office:value-type="float" office:value="3.70019051888378" calcext:value-type="float">
            <text:p>3.70019051888378</text:p>
          </table:table-cell>
          <table:table-cell table:style-name="ce1" table:formula="of:=[.D5]/[.D1]" office:value-type="float" office:value="3.39225315935477" calcext:value-type="float">
            <text:p>3.39225315935477</text:p>
          </table:table-cell>
          <table:table-cell table:style-name="ce1" table:formula="of:=[.E5]/[.E1]" office:value-type="float" office:value="0.421732977043853" calcext:value-type="float">
            <text:p>0.421732977043853</text:p>
          </table:table-cell>
          <table:table-cell table:style-name="ce1" table:formula="of:=[.F5]/[.F1]" office:value-type="float" office:value="0.15592054931666" calcext:value-type="float">
            <text:p>0.15592054931666</text:p>
          </table:table-cell>
          <table:table-cell table:style-name="ce1"/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MPI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60*12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8.486392" calcext:value-type="float">
            <text:p>8.486392</text:p>
          </table:table-cell>
          <table:table-cell table:style-name="ce1" office:value-type="float" office:value="0.819726" calcext:value-type="float">
            <text:p>0.819726</text:p>
          </table:table-cell>
          <table:table-cell table:style-name="ce1" office:value-type="float" office:value="0.251834" calcext:value-type="float">
            <text:p>0.251834</text:p>
          </table:table-cell>
          <table:table-cell table:style-name="ce1" office:value-type="float" office:value="0.57481" calcext:value-type="float">
            <text:p>0.57481</text:p>
          </table:table-cell>
          <table:table-cell table:style-name="ce1" office:value-type="float" office:value="0.433471" calcext:value-type="float">
            <text:p>0.433471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11]/[.B11]" office:value-type="float" office:value="1" calcext:value-type="float">
            <text:p>1</text:p>
          </table:table-cell>
          <table:table-cell table:style-name="ce1" table:formula="of:=[.$B$11]/[.C11]" office:value-type="float" office:value="10.3527178593823" calcext:value-type="float">
            <text:p>10.3527178593823</text:p>
          </table:table-cell>
          <table:table-cell table:style-name="ce1" table:formula="of:=[.$B$11]/[.D11]" office:value-type="float" office:value="33.6983568541182" calcext:value-type="float">
            <text:p>33.6983568541182</text:p>
          </table:table-cell>
          <table:table-cell table:style-name="ce1" table:formula="of:=[.$B$11]/[.E11]" office:value-type="float" office:value="14.7638210887076" calcext:value-type="float">
            <text:p>14.7638210887076</text:p>
          </table:table-cell>
          <table:table-cell table:style-name="ce1" table:formula="of:=[.$B$11]/[.F11]" office:value-type="float" office:value="19.577761834125" calcext:value-type="float">
            <text:p>19.577761834125</text:p>
          </table:table-cell>
          <table:table-cell table:style-name="ce1" table:formula="of:=[.G11]/[.$B$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12]/[.B1]" office:value-type="float" office:value="1" calcext:value-type="float">
            <text:p>1</text:p>
          </table:table-cell>
          <table:table-cell table:style-name="ce1" table:formula="of:=[.C12]/[.C1]" office:value-type="float" office:value="10.3527178593823" calcext:value-type="float">
            <text:p>10.3527178593823</text:p>
          </table:table-cell>
          <table:table-cell table:style-name="ce1" table:formula="of:=[.D12]/[.D1]" office:value-type="float" office:value="16.8491784270591" calcext:value-type="float">
            <text:p>16.8491784270591</text:p>
          </table:table-cell>
          <table:table-cell table:style-name="ce1" table:formula="of:=[.E12]/[.E1]" office:value-type="float" office:value="1.84547763608845" calcext:value-type="float">
            <text:p>1.84547763608845</text:p>
          </table:table-cell>
          <table:table-cell table:style-name="ce1" table:formula="of:=[.F12]/[.F1]" office:value-type="float" office:value="1.22361011463281" calcext:value-type="float">
            <text:p>1.22361011463281</text:p>
          </table:table-cell>
          <table:table-cell table:style-name="ce1" table:formula="of:=[.G12]/[.G1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MPI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320*25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2.683044" calcext:value-type="float">
            <text:p>12.683044</text:p>
          </table:table-cell>
          <table:table-cell table:style-name="ce1" office:value-type="float" office:value="2.850954" calcext:value-type="float">
            <text:p>2.850954</text:p>
          </table:table-cell>
          <table:table-cell table:style-name="ce1" office:value-type="float" office:value="0.777871" calcext:value-type="float">
            <text:p>0.777871</text:p>
          </table:table-cell>
          <table:table-cell table:style-name="ce1" office:value-type="float" office:value="0.5551" calcext:value-type="float">
            <text:p>0.5551</text:p>
          </table:table-cell>
          <table:table-cell table:style-name="ce1" office:value-type="float" office:value="0.465485" calcext:value-type="float">
            <text:p>0.465485</text:p>
          </table:table-cell>
          <table:table-cell table:style-name="ce1" office:value-type="float" office:value="0.636777" calcext:value-type="float">
            <text:p>0.6367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18]/[.B18]" office:value-type="float" office:value="1" calcext:value-type="float">
            <text:p>1</text:p>
          </table:table-cell>
          <table:table-cell table:style-name="ce1" table:formula="of:=[.$B$18]/[.C18]" office:value-type="float" office:value="4.44870173282347" calcext:value-type="float">
            <text:p>4.44870173282347</text:p>
          </table:table-cell>
          <table:table-cell table:style-name="ce1" table:formula="of:=[.$B$18]/[.D18]" office:value-type="float" office:value="16.3048166084094" calcext:value-type="float">
            <text:p>16.3048166084094</text:p>
          </table:table-cell>
          <table:table-cell table:style-name="ce1" table:formula="of:=[.$B$18]/[.E18]" office:value-type="float" office:value="22.8482147360836" calcext:value-type="float">
            <text:p>22.8482147360836</text:p>
          </table:table-cell>
          <table:table-cell table:style-name="ce1" table:formula="of:=[.$B$18]/[.F18]" office:value-type="float" office:value="27.2469445846805" calcext:value-type="float">
            <text:p>27.2469445846805</text:p>
          </table:table-cell>
          <table:table-cell table:style-name="ce1" table:formula="of:=[.$B$18]/[.G18]" office:value-type="float" office:value="19.9175598364891" calcext:value-type="float">
            <text:p>19.91755983648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19]/[.B1]" office:value-type="float" office:value="1" calcext:value-type="float">
            <text:p>1</text:p>
          </table:table-cell>
          <table:table-cell table:style-name="ce1" table:formula="of:=[.C19]/[.C1]" office:value-type="float" office:value="4.44870173282347" calcext:value-type="float">
            <text:p>4.44870173282347</text:p>
          </table:table-cell>
          <table:table-cell table:style-name="ce1" table:formula="of:=[.D19]/[.D1]" office:value-type="float" office:value="8.15240830420468" calcext:value-type="float">
            <text:p>8.15240830420468</text:p>
          </table:table-cell>
          <table:table-cell table:style-name="ce1" table:formula="of:=[.E19]/[.E1]" office:value-type="float" office:value="2.85602684201045" calcext:value-type="float">
            <text:p>2.85602684201045</text:p>
          </table:table-cell>
          <table:table-cell table:style-name="ce1" table:formula="of:=[.F19]/[.F1]" office:value-type="float" office:value="1.70293403654253" calcext:value-type="float">
            <text:p>1.70293403654253</text:p>
          </table:table-cell>
          <table:table-cell table:style-name="ce1" table:formula="of:=[.G19]/[.G1]" office:value-type="float" office:value="0.995877991824453" calcext:value-type="float">
            <text:p>0.995877991824453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MPI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640*51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44.894272" calcext:value-type="float">
            <text:p>44.894272</text:p>
          </table:table-cell>
          <table:table-cell table:style-name="ce1" office:value-type="float" office:value="11.392796" calcext:value-type="float">
            <text:p>11.392796</text:p>
          </table:table-cell>
          <table:table-cell table:style-name="ce1" office:value-type="float" office:value="2.948844" calcext:value-type="float">
            <text:p>2.948844</text:p>
          </table:table-cell>
          <table:table-cell table:style-name="ce1" office:value-type="float" office:value="1.282132" calcext:value-type="float">
            <text:p>1.282132</text:p>
          </table:table-cell>
          <table:table-cell table:style-name="ce1" office:value-type="float" office:value="0.845401" calcext:value-type="float">
            <text:p>0.845401</text:p>
          </table:table-cell>
          <table:table-cell table:style-name="ce1" office:value-type="float" office:value="0.663463" calcext:value-type="float">
            <text:p>0.663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25]/[.B25]" office:value-type="float" office:value="1" calcext:value-type="float">
            <text:p>1</text:p>
          </table:table-cell>
          <table:table-cell table:style-name="ce1" table:formula="of:=[.$B$25]/[.C25]" office:value-type="float" office:value="3.94058420777481" calcext:value-type="float">
            <text:p>3.94058420777481</text:p>
          </table:table-cell>
          <table:table-cell table:style-name="ce1" table:formula="of:=[.$B$25]/[.D25]" office:value-type="float" office:value="15.2243631741794" calcext:value-type="float">
            <text:p>15.2243631741794</text:p>
          </table:table-cell>
          <table:table-cell table:style-name="ce1" table:formula="of:=[.$B$25]/[.E25]" office:value-type="float" office:value="35.0153275949746" calcext:value-type="float">
            <text:p>35.0153275949746</text:p>
          </table:table-cell>
          <table:table-cell table:style-name="ce1" table:formula="of:=[.$B$25]/[.F25]" office:value-type="float" office:value="53.1041150885793" calcext:value-type="float">
            <text:p>53.1041150885793</text:p>
          </table:table-cell>
          <table:table-cell table:style-name="ce1" table:formula="of:=[.$B$25]/[.G25]" office:value-type="float" office:value="67.6665797489837" calcext:value-type="float">
            <text:p>67.6665797489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26]/[.B1]" office:value-type="float" office:value="1" calcext:value-type="float">
            <text:p>1</text:p>
          </table:table-cell>
          <table:table-cell table:style-name="ce1" table:formula="of:=[.C26]/[.C1]" office:value-type="float" office:value="3.94058420777481" calcext:value-type="float">
            <text:p>3.94058420777481</text:p>
          </table:table-cell>
          <table:table-cell table:style-name="ce1" table:formula="of:=[.D26]/[.D1]" office:value-type="float" office:value="7.61218158708972" calcext:value-type="float">
            <text:p>7.61218158708972</text:p>
          </table:table-cell>
          <table:table-cell table:style-name="ce1" table:formula="of:=[.E26]/[.E1]" office:value-type="float" office:value="4.37691594937183" calcext:value-type="float">
            <text:p>4.37691594937183</text:p>
          </table:table-cell>
          <table:table-cell table:style-name="ce1" table:formula="of:=[.F26]/[.F1]" office:value-type="float" office:value="3.3190071930362" calcext:value-type="float">
            <text:p>3.3190071930362</text:p>
          </table:table-cell>
          <table:table-cell table:style-name="ce1" table:formula="of:=[.G26]/[.G1]" office:value-type="float" office:value="3.38332898744919" calcext:value-type="float">
            <text:p>3.38332898744919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MPI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280*102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table:style-name="ce6" office:value-type="float" office:value="70.374411" calcext:value-type="float">
            <text:p>70.374411</text:p>
          </table:table-cell>
          <table:table-cell table:style-name="ce8" office:value-type="float" office:value="19.453256" calcext:value-type="float">
            <text:p>19.453256</text:p>
          </table:table-cell>
          <table:table-cell table:style-name="ce8" office:value-type="float" office:value="4.298208" calcext:value-type="float">
            <text:p>4.298208</text:p>
          </table:table-cell>
          <table:table-cell table:style-name="ce8" office:value-type="float" office:value="1.19676" calcext:value-type="float">
            <text:p>1.19676</text:p>
          </table:table-cell>
          <table:table-cell table:style-name="ce8" office:value-type="float" office:value="0.902302" calcext:value-type="float">
            <text:p>0.902302</text:p>
          </table:table-cell>
          <table:table-cell table:style-name="ce8" office:value-type="float" office:value="0.765317" calcext:value-type="float">
            <text:p>0.765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32]/[.B32]" office:value-type="float" office:value="1" calcext:value-type="float">
            <text:p>1</text:p>
          </table:table-cell>
          <table:table-cell table:style-name="ce1" table:formula="of:=[.$B$32]/[.C32]" office:value-type="float" office:value="3.61761604329887" calcext:value-type="float">
            <text:p>3.61761604329887</text:p>
          </table:table-cell>
          <table:table-cell table:style-name="ce1" table:formula="of:=[.$B$32]/[.D32]" office:value-type="float" office:value="16.372965431175" calcext:value-type="float">
            <text:p>16.372965431175</text:p>
          </table:table-cell>
          <table:table-cell table:style-name="ce1" table:formula="of:=[.$B$32]/[.E32]" office:value-type="float" office:value="58.8041136067382" calcext:value-type="float">
            <text:p>58.8041136067382</text:p>
          </table:table-cell>
          <table:table-cell table:style-name="ce1" table:formula="of:=[.$B$32]/[.F32]" office:value-type="float" office:value="77.994297917992" calcext:value-type="float">
            <text:p>77.994297917992</text:p>
          </table:table-cell>
          <table:table-cell table:style-name="ce1" table:formula="of:=[.$B$32]/[.G32]" office:value-type="float" office:value="91.95459005876" calcext:value-type="float">
            <text:p>91.954590058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33]/[.B1]" office:value-type="float" office:value="1" calcext:value-type="float">
            <text:p>1</text:p>
          </table:table-cell>
          <table:table-cell table:style-name="ce1" table:formula="of:=[.C33]/[.C1]" office:value-type="float" office:value="3.61761604329887" calcext:value-type="float">
            <text:p>3.61761604329887</text:p>
          </table:table-cell>
          <table:table-cell table:style-name="ce1" table:formula="of:=[.D33]/[.D1]" office:value-type="float" office:value="8.18648271558752" calcext:value-type="float">
            <text:p>8.18648271558752</text:p>
          </table:table-cell>
          <table:table-cell table:style-name="ce1" table:formula="of:=[.E33]/[.E1]" office:value-type="float" office:value="7.35051420084227" calcext:value-type="float">
            <text:p>7.35051420084227</text:p>
          </table:table-cell>
          <table:table-cell table:style-name="ce1" table:formula="of:=[.F33]/[.F1]" office:value-type="float" office:value="4.8746436198745" calcext:value-type="float">
            <text:p>4.8746436198745</text:p>
          </table:table-cell>
          <table:table-cell table:style-name="ce1" table:formula="of:=[.G33]/[.G1]" office:value-type="float" office:value="4.597729502938" calcext:value-type="float">
            <text:p>4.597729502938</text:p>
          </table:table-cell>
          <table:table-cell table:number-columns-repeated="7"/>
        </table:table-row>
        <table:table-row table:style-name="ro1" table:number-rows-repeated="6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MPI-red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80*64</text:p>
          </table:table-cell>
          <table:table-cell table:style-name="ce2" office:value-type="float" office:value="1" calcext:value-type="float">
            <text:p>1 <text:s text:c="3"/>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65541" calcext:value-type="float">
            <text:p>0.065541</text:p>
          </table:table-cell>
          <table:table-cell table:style-name="ce1" office:value-type="float" office:value="0.021031" calcext:value-type="float">
            <text:p>0.021031</text:p>
          </table:table-cell>
          <table:table-cell table:style-name="ce1" office:value-type="float" office:value="0.010111" calcext:value-type="float">
            <text:p>0.010111</text:p>
          </table:table-cell>
          <table:table-cell table:style-name="ce1" office:value-type="float" office:value="0.079607" calcext:value-type="float">
            <text:p>0.079607</text:p>
          </table:table-cell>
          <table:table-cell table:style-name="ce1" office:value-type="float" office:value="0.068785" calcext:value-type="float">
            <text:p>0.068785</text:p>
          </table:table-cell>
          <table:table-cell table:style-name="ce1" office:value-type="float" office:value="0.212517" calcext:value-type="float">
            <text:p>0.212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43]/[.B43]" office:value-type="float" office:value="1" calcext:value-type="float">
            <text:p>1</text:p>
          </table:table-cell>
          <table:table-cell table:style-name="ce1" table:formula="of:=[.$B$43]/[.C43]" office:value-type="float" office:value="3.11639960058961" calcext:value-type="float">
            <text:p>3.11639960058961</text:p>
          </table:table-cell>
          <table:table-cell table:style-name="ce1" table:formula="of:=[.$B$43]/[.D43]" office:value-type="float" office:value="6.48214815547424" calcext:value-type="float">
            <text:p>6.48214815547424</text:p>
          </table:table-cell>
          <table:table-cell table:style-name="ce1" table:formula="of:=[.$B$43]/[.E43]" office:value-type="float" office:value="0.823306995615963" calcext:value-type="float">
            <text:p>0.823306995615963</text:p>
          </table:table-cell>
          <table:table-cell table:style-name="ce1" table:formula="of:=[.$B$43]/[.F43]" office:value-type="float" office:value="0.952838554917497" calcext:value-type="float">
            <text:p>0.952838554917497</text:p>
          </table:table-cell>
          <table:table-cell table:style-name="ce1" table:formula="of:=[.$B$43]/[.G43]" office:value-type="float" office:value="0.308403563009077" calcext:value-type="float">
            <text:p>0.3084035630090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44]/[.B1]" office:value-type="float" office:value="1" calcext:value-type="float">
            <text:p>1</text:p>
          </table:table-cell>
          <table:table-cell table:style-name="ce1" table:formula="of:=[.C44]/[.C1]" office:value-type="float" office:value="3.11639960058961" calcext:value-type="float">
            <text:p>3.11639960058961</text:p>
          </table:table-cell>
          <table:table-cell table:style-name="ce1" table:formula="of:=[.D44]/[.D1]" office:value-type="float" office:value="3.24107407773712" calcext:value-type="float">
            <text:p>3.24107407773712</text:p>
          </table:table-cell>
          <table:table-cell table:style-name="ce1" table:formula="of:=[.E44]/[.E1]" office:value-type="float" office:value="0.102913374451995" calcext:value-type="float">
            <text:p>0.102913374451995</text:p>
          </table:table-cell>
          <table:table-cell table:style-name="ce1" table:formula="of:=[.F44]/[.F1]" office:value-type="float" office:value="0.0595524096823435" calcext:value-type="float">
            <text:p>0.059552409682344</text:p>
          </table:table-cell>
          <table:table-cell table:style-name="ce1" table:formula="of:=[.G44]/[.G1]" office:value-type="float" office:value="0.0154201781504538" calcext:value-type="float">
            <text:p>0.015420178150454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MPI-red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60*12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328722" calcext:value-type="float">
            <text:p>0.328722</text:p>
          </table:table-cell>
          <table:table-cell table:style-name="ce1" office:value-type="float" office:value="0.047697" calcext:value-type="float">
            <text:p>0.047697</text:p>
          </table:table-cell>
          <table:table-cell table:style-name="ce1" office:value-type="float" office:value="0.109929" calcext:value-type="float">
            <text:p>0.109929</text:p>
          </table:table-cell>
          <table:table-cell table:style-name="ce1" office:value-type="float" office:value="0.029078" calcext:value-type="float">
            <text:p>0.029078</text:p>
          </table:table-cell>
          <table:table-cell table:style-name="ce1" office:value-type="float" office:value="0.17011" calcext:value-type="float">
            <text:p>0.17011</text:p>
          </table:table-cell>
          <table:table-cell table:style-name="ce1" office:value-type="float" office:value="0.038571" calcext:value-type="float">
            <text:p>0.0385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50]/[.B50]" office:value-type="float" office:value="1" calcext:value-type="float">
            <text:p>1</text:p>
          </table:table-cell>
          <table:table-cell table:style-name="ce1" table:formula="of:=[.$B$50]/[.C50]" office:value-type="float" office:value="6.89187999245236" calcext:value-type="float">
            <text:p>6.89187999245236</text:p>
          </table:table-cell>
          <table:table-cell table:style-name="ce1" table:formula="of:=[.$B$50]/[.D50]" office:value-type="float" office:value="2.99031192860846" calcext:value-type="float">
            <text:p>2.99031192860846</text:p>
          </table:table-cell>
          <table:table-cell table:style-name="ce1" table:formula="of:=[.$B$50]/[.E50]" office:value-type="float" office:value="11.3048352706514" calcext:value-type="float">
            <text:p>11.3048352706514</text:p>
          </table:table-cell>
          <table:table-cell table:style-name="ce1" table:formula="of:=[.$B$50]/[.F50]" office:value-type="float" office:value="1.93240844159661" calcext:value-type="float">
            <text:p>1.93240844159661</text:p>
          </table:table-cell>
          <table:table-cell table:style-name="ce1" table:formula="of:=[.$B$50]/[.G50]" office:value-type="float" office:value="8.52251691685463" calcext:value-type="float">
            <text:p>8.52251691685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51]/[.B1]" office:value-type="float" office:value="1" calcext:value-type="float">
            <text:p>1</text:p>
          </table:table-cell>
          <table:table-cell table:style-name="ce1" table:formula="of:=[.C51]/[.C1]" office:value-type="float" office:value="6.89187999245236" calcext:value-type="float">
            <text:p>6.89187999245236</text:p>
          </table:table-cell>
          <table:table-cell table:style-name="ce1" table:formula="of:=[.D51]/[.D1]" office:value-type="float" office:value="1.49515596430423" calcext:value-type="float">
            <text:p>1.49515596430423</text:p>
          </table:table-cell>
          <table:table-cell table:style-name="ce1" table:formula="of:=[.E51]/[.E1]" office:value-type="float" office:value="1.41310440883142" calcext:value-type="float">
            <text:p>1.41310440883142</text:p>
          </table:table-cell>
          <table:table-cell table:style-name="ce1" table:formula="of:=[.F51]/[.F1]" office:value-type="float" office:value="0.120775527599788" calcext:value-type="float">
            <text:p>0.120775527599788</text:p>
          </table:table-cell>
          <table:table-cell table:style-name="ce1" table:formula="of:=[.G51]/[.G1]" office:value-type="float" office:value="0.426125845842732" calcext:value-type="float">
            <text:p>0.426125845842732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MPI-red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320*25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841067" calcext:value-type="float">
            <text:p>0.841067</text:p>
          </table:table-cell>
          <table:table-cell table:style-name="ce1" office:value-type="float" office:value="0.141893" calcext:value-type="float">
            <text:p>0.141893</text:p>
          </table:table-cell>
          <table:table-cell table:style-name="ce1" office:value-type="float" office:value="0.172223" calcext:value-type="float">
            <text:p>0.172223</text:p>
          </table:table-cell>
          <table:table-cell table:style-name="ce1" office:value-type="float" office:value="0.03341" calcext:value-type="float">
            <text:p>0.03341</text:p>
          </table:table-cell>
          <table:table-cell table:style-name="ce1" office:value-type="float" office:value="0.04746" calcext:value-type="float">
            <text:p>0.04746</text:p>
          </table:table-cell>
          <table:table-cell table:style-name="ce1" office:value-type="float" office:value="0.33591" calcext:value-type="float">
            <text:p>0.33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57]/[.B57]" office:value-type="float" office:value="1" calcext:value-type="float">
            <text:p>1</text:p>
          </table:table-cell>
          <table:table-cell table:style-name="ce1" table:formula="of:=[.$B$57]/[.C57]" office:value-type="float" office:value="5.92747351877823" calcext:value-type="float">
            <text:p>5.92747351877823</text:p>
          </table:table-cell>
          <table:table-cell table:style-name="ce1" table:formula="of:=[.$B$57]/[.D57]" office:value-type="float" office:value="4.88359278377453" calcext:value-type="float">
            <text:p>4.88359278377453</text:p>
          </table:table-cell>
          <table:table-cell table:style-name="ce1" table:formula="of:=[.$B$57]/[.E57]" office:value-type="float" office:value="25.1741095480395" calcext:value-type="float">
            <text:p>25.1741095480395</text:p>
          </table:table-cell>
          <table:table-cell table:style-name="ce1" table:formula="of:=[.$B$57]/[.F57]" office:value-type="float" office:value="17.721597134429" calcext:value-type="float">
            <text:p>17.721597134429</text:p>
          </table:table-cell>
          <table:table-cell table:style-name="ce1" table:formula="of:=[.$B$57]/[.G57]" office:value-type="float" office:value="2.50384626834569" calcext:value-type="float">
            <text:p>2.50384626834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58]/[.B1]" office:value-type="float" office:value="1" calcext:value-type="float">
            <text:p>1</text:p>
          </table:table-cell>
          <table:table-cell table:style-name="ce1" table:formula="of:=[.C58]/[.C1]" office:value-type="float" office:value="5.92747351877823" calcext:value-type="float">
            <text:p>5.92747351877823</text:p>
          </table:table-cell>
          <table:table-cell table:style-name="ce1" table:formula="of:=[.D58]/[.D1]" office:value-type="float" office:value="2.44179639188726" calcext:value-type="float">
            <text:p>2.44179639188726</text:p>
          </table:table-cell>
          <table:table-cell table:style-name="ce1" table:formula="of:=[.E58]/[.E1]" office:value-type="float" office:value="3.14676369350494" calcext:value-type="float">
            <text:p>3.14676369350494</text:p>
          </table:table-cell>
          <table:table-cell table:style-name="ce1" table:formula="of:=[.F58]/[.F1]" office:value-type="float" office:value="1.10759982090181" calcext:value-type="float">
            <text:p>1.10759982090181</text:p>
          </table:table-cell>
          <table:table-cell table:style-name="ce1" table:formula="of:=[.G58]/[.G1]" office:value-type="float" office:value="0.125192313417284" calcext:value-type="float">
            <text:p>0.125192313417284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MPI-red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640*51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4.229863" calcext:value-type="float">
            <text:p>4.229863</text:p>
          </table:table-cell>
          <table:table-cell table:style-name="ce1" office:value-type="float" office:value="0.589542" calcext:value-type="float">
            <text:p>0.589542</text:p>
          </table:table-cell>
          <table:table-cell table:style-name="ce10" office:value-type="float" office:value="0.288398" calcext:value-type="float">
            <text:p>0.288398</text:p>
          </table:table-cell>
          <table:table-cell table:style-name="ce1" office:value-type="float" office:value="0.056299" calcext:value-type="float">
            <text:p>0.056299</text:p>
          </table:table-cell>
          <table:table-cell table:style-name="ce11" office:value-type="float" office:value="0.189216" calcext:value-type="float">
            <text:p>0.189216</text:p>
          </table:table-cell>
          <table:table-cell table:style-name="ce1" office:value-type="float" office:value="0.230781" calcext:value-type="float">
            <text:p>0.2307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64]/[.B64]" office:value-type="float" office:value="1" calcext:value-type="float">
            <text:p>1</text:p>
          </table:table-cell>
          <table:table-cell table:style-name="ce1" table:formula="of:=[.$B$64]/[.C64]" office:value-type="float" office:value="7.17482893500378" calcext:value-type="float">
            <text:p>7.17482893500378</text:p>
          </table:table-cell>
          <table:table-cell table:style-name="ce1" table:formula="of:=[.$B$64]/[.D64]" office:value-type="float" office:value="14.6667556640476" calcext:value-type="float">
            <text:p>14.6667556640476</text:p>
          </table:table-cell>
          <table:table-cell table:style-name="ce1" table:formula="of:=[.$B$64]/[.E64]" office:value-type="float" office:value="75.1321160233752" calcext:value-type="float">
            <text:p>75.1321160233752</text:p>
          </table:table-cell>
          <table:table-cell table:style-name="ce1" table:formula="of:=[.$B$64]/[.F64]" office:value-type="float" office:value="22.3546793083037" calcext:value-type="float">
            <text:p>22.3546793083037</text:p>
          </table:table-cell>
          <table:table-cell table:style-name="ce1" table:formula="of:=[.$B$64]/[.G64]" office:value-type="float" office:value="18.3284715812827" calcext:value-type="float">
            <text:p>18.32847158128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65]/[.B1]" office:value-type="float" office:value="1" calcext:value-type="float">
            <text:p>1</text:p>
          </table:table-cell>
          <table:table-cell table:style-name="ce1" table:formula="of:=[.C65]/[.C1]" office:value-type="float" office:value="7.17482893500378" calcext:value-type="float">
            <text:p>7.17482893500378</text:p>
          </table:table-cell>
          <table:table-cell table:style-name="ce1" table:formula="of:=[.D65]/[.D1]" office:value-type="float" office:value="7.3333778320238" calcext:value-type="float">
            <text:p>7.3333778320238</text:p>
          </table:table-cell>
          <table:table-cell table:style-name="ce1" table:formula="of:=[.E65]/[.E1]" office:value-type="float" office:value="9.3915145029219" calcext:value-type="float">
            <text:p>9.3915145029219</text:p>
          </table:table-cell>
          <table:table-cell table:style-name="ce1" table:formula="of:=[.F65]/[.F1]" office:value-type="float" office:value="1.39716745676898" calcext:value-type="float">
            <text:p>1.39716745676898</text:p>
          </table:table-cell>
          <table:table-cell table:style-name="ce1" table:formula="of:=[.G65]/[.G1]" office:value-type="float" office:value="0.916423579064134" calcext:value-type="float">
            <text:p>0.916423579064134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MPI-red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280*102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table:style-name="ce8" office:value-type="float" office:value="113.24541" calcext:value-type="float">
            <text:p>113.24541</text:p>
          </table:table-cell>
          <table:table-cell table:style-name="ce1" office:value-type="float" office:value="29.834932" calcext:value-type="float">
            <text:p>29.834932</text:p>
          </table:table-cell>
          <table:table-cell table:style-name="ce10" office:value-type="float" office:value="5.986788" calcext:value-type="float">
            <text:p>5.986788</text:p>
          </table:table-cell>
          <table:table-cell table:style-name="ce1" office:value-type="float" office:value="2.627091" calcext:value-type="float">
            <text:p>2.627091</text:p>
          </table:table-cell>
          <table:table-cell table:style-name="ce12" office:value-type="float" office:value="1.32552" calcext:value-type="float">
            <text:p>1.32552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71]/[.B71]" office:value-type="float" office:value="1" calcext:value-type="float">
            <text:p>1</text:p>
          </table:table-cell>
          <table:table-cell table:style-name="ce1" table:formula="of:=[.$B$71]/[.C71]" office:value-type="float" office:value="3.79573213037657" calcext:value-type="float">
            <text:p>3.79573213037657</text:p>
          </table:table-cell>
          <table:table-cell table:style-name="ce1" table:formula="of:=[.$B$71]/[.D71]" office:value-type="float" office:value="18.9158877849024" calcext:value-type="float">
            <text:p>18.9158877849024</text:p>
          </table:table-cell>
          <table:table-cell table:style-name="ce1" table:formula="of:=[.$B$71]/[.E71]" office:value-type="float" office:value="43.1067709493124" calcext:value-type="float">
            <text:p>43.1067709493124</text:p>
          </table:table-cell>
          <table:table-cell table:style-name="ce1" table:formula="of:=[.$B$71]/[.F71]" office:value-type="float" office:value="85.4347048705414" calcext:value-type="float">
            <text:p>85.4347048705414</text:p>
          </table:table-cell>
          <table:table-cell table:style-name="ce1" table:formula="of:=[.G71]/[.$B$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72]/[.B1]" office:value-type="float" office:value="1" calcext:value-type="float">
            <text:p>1</text:p>
          </table:table-cell>
          <table:table-cell table:style-name="ce1" table:formula="of:=[.C72]/[.C1]" office:value-type="float" office:value="3.79573213037657" calcext:value-type="float">
            <text:p>3.79573213037657</text:p>
          </table:table-cell>
          <table:table-cell table:style-name="ce1" table:formula="of:=[.D72]/[.D1]" office:value-type="float" office:value="9.45794389245118" calcext:value-type="float">
            <text:p>9.45794389245118</text:p>
          </table:table-cell>
          <table:table-cell table:style-name="ce1" table:formula="of:=[.E72]/[.E1]" office:value-type="float" office:value="5.38834636866405" calcext:value-type="float">
            <text:p>5.38834636866405</text:p>
          </table:table-cell>
          <table:table-cell table:style-name="ce1" table:formula="of:=[.F72]/[.F1]" office:value-type="float" office:value="5.33966905440884" calcext:value-type="float">
            <text:p>5.33966905440884</text:p>
          </table:table-cell>
          <table:table-cell table:style-name="ce1" table:formula="of:=[.G72]/[.G1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9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openmp</text:p>
          </table:table-cell>
          <table:table-cell table:style-name="ce3" office:value-type="string" calcext:value-type="string">
            <text:p>2 thred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0*6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65541" calcext:value-type="float">
            <text:p>0.065541</text:p>
          </table:table-cell>
          <table:table-cell table:style-name="ce1" office:value-type="float" office:value="0.0211" calcext:value-type="float">
            <text:p>0.0211</text:p>
          </table:table-cell>
          <table:table-cell table:style-name="ce1" office:value-type="float" office:value="0.012778" calcext:value-type="float">
            <text:p>0.012778</text:p>
          </table:table-cell>
          <table:table-cell table:style-name="ce1" office:value-type="float" office:value="0.02543" calcext:value-type="float">
            <text:p>0.02543</text:p>
          </table:table-cell>
          <table:table-cell table:style-name="ce1" office:value-type="float" office:value="0.026395" calcext:value-type="float">
            <text:p>0.026395</text:p>
          </table:table-cell>
          <table:table-cell table:style-name="ce1" office:value-type="float" office:value="0.228127" calcext:value-type="float">
            <text:p>0.2281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85]/[.B85]" office:value-type="float" office:value="1" calcext:value-type="float">
            <text:p>1</text:p>
          </table:table-cell>
          <table:table-cell table:style-name="ce1" table:formula="of:=[.$B$85]/[.C85]" office:value-type="float" office:value="3.10620853080569" calcext:value-type="float">
            <text:p>3.10620853080569</text:p>
          </table:table-cell>
          <table:table-cell table:style-name="ce1" table:formula="of:=[.$B$85]/[.D85]" office:value-type="float" office:value="5.1292064485835" calcext:value-type="float">
            <text:p>5.1292064485835</text:p>
          </table:table-cell>
          <table:table-cell table:style-name="ce1" table:formula="of:=[.$B$85]/[.E85]" office:value-type="float" office:value="2.57731026346834" calcext:value-type="float">
            <text:p>2.57731026346834</text:p>
          </table:table-cell>
          <table:table-cell table:style-name="ce1" table:formula="of:=[.$B$85]/[.F85]" office:value-type="float" office:value="2.4830839174086" calcext:value-type="float">
            <text:p>2.4830839174086</text:p>
          </table:table-cell>
          <table:table-cell table:style-name="ce1" table:formula="of:=[.$B$85]/[.G85]" office:value-type="float" office:value="0.287300494899771" calcext:value-type="float">
            <text:p>0.2873004948997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86]/[.B1]" office:value-type="float" office:value="1" calcext:value-type="float">
            <text:p>1</text:p>
          </table:table-cell>
          <table:table-cell table:style-name="ce1" table:formula="of:=[.C86]/[.C1]" office:value-type="float" office:value="3.10620853080569" calcext:value-type="float">
            <text:p>3.10620853080569</text:p>
          </table:table-cell>
          <table:table-cell table:style-name="ce1" table:formula="of:=[.D86]/[.D1]" office:value-type="float" office:value="2.56460322429175" calcext:value-type="float">
            <text:p>2.56460322429175</text:p>
          </table:table-cell>
          <table:table-cell table:style-name="ce1" table:formula="of:=[.E86]/[.E1]" office:value-type="float" office:value="0.322163782933543" calcext:value-type="float">
            <text:p>0.322163782933543</text:p>
          </table:table-cell>
          <table:table-cell table:style-name="ce1" table:formula="of:=[.F86]/[.F1]" office:value-type="float" office:value="0.155192744838038" calcext:value-type="float">
            <text:p>0.155192744838038</text:p>
          </table:table-cell>
          <table:table-cell table:style-name="ce1" table:formula="of:=[.G86]/[.G1]" office:value-type="float" office:value="0.0143650247449885" calcext:value-type="float">
            <text:p>0.014365024744989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openmp</text:p>
          </table:table-cell>
          <table:table-cell table:style-name="Default" office:value-type="string" calcext:value-type="string">
            <text:p>2 thred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60*12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328722" calcext:value-type="float">
            <text:p>0.328722</text:p>
          </table:table-cell>
          <table:table-cell table:style-name="ce1" office:value-type="float" office:value="0.069726" calcext:value-type="float">
            <text:p>0.069726</text:p>
          </table:table-cell>
          <table:table-cell table:style-name="ce1" office:value-type="float" office:value="0.025095" calcext:value-type="float">
            <text:p>0.025095</text:p>
          </table:table-cell>
          <table:table-cell table:style-name="ce1" office:value-type="float" office:value="0.030071" calcext:value-type="float">
            <text:p>0.030071</text:p>
          </table:table-cell>
          <table:table-cell table:style-name="ce11" office:value-type="float" office:value="0.024807" calcext:value-type="float">
            <text:p>0.024807</text:p>
          </table:table-cell>
          <table:table-cell table:style-name="ce1" office:value-type="float" office:value="0.23615" calcext:value-type="float">
            <text:p>0.236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92]/[.B92]" office:value-type="float" office:value="1" calcext:value-type="float">
            <text:p>1</text:p>
          </table:table-cell>
          <table:table-cell table:style-name="ce1" table:formula="of:=[.$B$92]/[.C92]" office:value-type="float" office:value="4.71448240254711" calcext:value-type="float">
            <text:p>4.71448240254711</text:p>
          </table:table-cell>
          <table:table-cell table:style-name="ce1" table:formula="of:=[.$B$92]/[.D92]" office:value-type="float" office:value="13.0991034070532" calcext:value-type="float">
            <text:p>13.0991034070532</text:p>
          </table:table-cell>
          <table:table-cell table:style-name="ce1" table:formula="of:=[.$B$92]/[.E92]" office:value-type="float" office:value="10.9315287153736" calcext:value-type="float">
            <text:p>10.9315287153736</text:p>
          </table:table-cell>
          <table:table-cell table:style-name="ce1" table:formula="of:=[.$B$92]/[.F92]" office:value-type="float" office:value="13.2511791026726" calcext:value-type="float">
            <text:p>13.2511791026726</text:p>
          </table:table-cell>
          <table:table-cell table:style-name="ce1" table:formula="of:=[.$B$92]/[.G92]" office:value-type="float" office:value="1.39200508151599" calcext:value-type="float">
            <text:p>1.39200508151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93]/[.B1]" office:value-type="float" office:value="1" calcext:value-type="float">
            <text:p>1</text:p>
          </table:table-cell>
          <table:table-cell table:style-name="ce1" table:formula="of:=[.C93]/[.C1]" office:value-type="float" office:value="4.71448240254711" calcext:value-type="float">
            <text:p>4.71448240254711</text:p>
          </table:table-cell>
          <table:table-cell table:style-name="ce1" table:formula="of:=[.D93]/[.D1]" office:value-type="float" office:value="6.5495517035266" calcext:value-type="float">
            <text:p>6.5495517035266</text:p>
          </table:table-cell>
          <table:table-cell table:style-name="ce1" table:formula="of:=[.E93]/[.E1]" office:value-type="float" office:value="1.3664410894217" calcext:value-type="float">
            <text:p>1.3664410894217</text:p>
          </table:table-cell>
          <table:table-cell table:style-name="ce1" table:formula="of:=[.F93]/[.F1]" office:value-type="float" office:value="0.828198693917039" calcext:value-type="float">
            <text:p>0.828198693917039</text:p>
          </table:table-cell>
          <table:table-cell table:style-name="ce1" table:formula="of:=[.G93]/[.G1]" office:value-type="float" office:value="0.0696002540757993" calcext:value-type="float">
            <text:p>0.069600254075799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openmp</text:p>
          </table:table-cell>
          <table:table-cell table:style-name="Default" office:value-type="string" calcext:value-type="string">
            <text:p>2 thred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20*25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841067" calcext:value-type="float">
            <text:p>0.841067</text:p>
          </table:table-cell>
          <table:table-cell table:style-name="ce1" office:value-type="float" office:value="0.829835" calcext:value-type="float">
            <text:p>0.829835</text:p>
          </table:table-cell>
          <table:table-cell table:style-name="ce1" office:value-type="float" office:value="0.142191" calcext:value-type="float">
            <text:p>0.142191</text:p>
          </table:table-cell>
          <table:table-cell table:style-name="ce1" office:value-type="float" office:value="0.043852" calcext:value-type="float">
            <text:p>0.043852</text:p>
          </table:table-cell>
          <table:table-cell table:style-name="ce1" office:value-type="float" office:value="0.101886" calcext:value-type="float">
            <text:p>0.101886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99]/[.B99]" office:value-type="float" office:value="1" calcext:value-type="float">
            <text:p>1</text:p>
          </table:table-cell>
          <table:table-cell table:style-name="ce1" table:formula="of:=[.$B$99]/[.C99]" office:value-type="float" office:value="1.01353522085716" calcext:value-type="float">
            <text:p>1.01353522085716</text:p>
          </table:table-cell>
          <table:table-cell table:style-name="ce1" table:formula="of:=[.$B$99]/[.D99]" office:value-type="float" office:value="5.915050882264" calcext:value-type="float">
            <text:p>5.915050882264</text:p>
          </table:table-cell>
          <table:table-cell table:style-name="ce1" table:formula="of:=[.$B$99]/[.E99]" office:value-type="float" office:value="19.1796725348901" calcext:value-type="float">
            <text:p>19.1796725348901</text:p>
          </table:table-cell>
          <table:table-cell table:style-name="ce1" table:formula="of:=[.$B$99]/[.F99]" office:value-type="float" office:value="8.25498105726008" calcext:value-type="float">
            <text:p>8.25498105726008</text:p>
          </table:table-cell>
          <table:table-cell table:style-name="ce1" table:formula="of:=[.$B$99]/[.G99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100]/[.B1]" office:value-type="float" office:value="1" calcext:value-type="float">
            <text:p>1</text:p>
          </table:table-cell>
          <table:table-cell table:style-name="ce1" table:formula="of:=[.C100]/[.C1]" office:value-type="float" office:value="1.01353522085716" calcext:value-type="float">
            <text:p>1.01353522085716</text:p>
          </table:table-cell>
          <table:table-cell table:style-name="ce1" table:formula="of:=[.D100]/[.D1]" office:value-type="float" office:value="2.957525441132" calcext:value-type="float">
            <text:p>2.957525441132</text:p>
          </table:table-cell>
          <table:table-cell table:style-name="ce1" table:formula="of:=[.E100]/[.E1]" office:value-type="float" office:value="2.39745906686126" calcext:value-type="float">
            <text:p>2.39745906686126</text:p>
          </table:table-cell>
          <table:table-cell table:style-name="ce1" table:formula="of:=[.F100]/[.F1]" office:value-type="float" office:value="0.515936316078755" calcext:value-type="float">
            <text:p>0.515936316078755</text:p>
          </table:table-cell>
          <table:table-cell table:style-name="ce1" table:formula="of:=[.G100]/[.G1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openmp</text:p>
          </table:table-cell>
          <table:table-cell table:style-name="Default" office:value-type="string" calcext:value-type="string">
            <text:p>2 thred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40*51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4.229863" calcext:value-type="float">
            <text:p>4.229863</text:p>
          </table:table-cell>
          <table:table-cell table:style-name="ce10" office:value-type="float" office:value="1.374436" calcext:value-type="float">
            <text:p>1.374436</text:p>
          </table:table-cell>
          <table:table-cell table:style-name="ce10" office:value-type="float" office:value="0.287418" calcext:value-type="float">
            <text:p>0.287418</text:p>
          </table:table-cell>
          <table:table-cell table:style-name="ce1" office:value-type="float" office:value="0.137867" calcext:value-type="float">
            <text:p>0.137867</text:p>
          </table:table-cell>
          <table:table-cell table:style-name="ce1" office:value-type="float" office:value="0.16473" calcext:value-type="float">
            <text:p>0.16473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106]/[.B106]" office:value-type="float" office:value="1" calcext:value-type="float">
            <text:p>1</text:p>
          </table:table-cell>
          <table:table-cell table:style-name="ce1" table:formula="of:=[.$B$106]/[.C106]" office:value-type="float" office:value="3.07752634535184" calcext:value-type="float">
            <text:p>3.07752634535184</text:p>
          </table:table-cell>
          <table:table-cell table:style-name="ce1" table:formula="of:=[.$B$106]/[.D106]" office:value-type="float" office:value="14.716764433682" calcext:value-type="float">
            <text:p>14.716764433682</text:p>
          </table:table-cell>
          <table:table-cell table:style-name="ce1" table:formula="of:=[.$B$106]/[.E106]" office:value-type="float" office:value="30.6807502883214" calcext:value-type="float">
            <text:p>30.6807502883214</text:p>
          </table:table-cell>
          <table:table-cell table:style-name="ce1" table:formula="of:=[.$B$106]/[.F106]" office:value-type="float" office:value="25.6775511442967" calcext:value-type="float">
            <text:p>25.6775511442967</text:p>
          </table:table-cell>
          <table:table-cell table:style-name="ce1" table:formula="of:=[.$B$106]/[.G106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107]/[.B1]" office:value-type="float" office:value="1" calcext:value-type="float">
            <text:p>1</text:p>
          </table:table-cell>
          <table:table-cell table:style-name="ce1" table:formula="of:=[.C107]/[.C1]" office:value-type="float" office:value="3.07752634535184" calcext:value-type="float">
            <text:p>3.07752634535184</text:p>
          </table:table-cell>
          <table:table-cell table:style-name="ce1" table:formula="of:=[.D107]/[.D1]" office:value-type="float" office:value="7.35838221684098" calcext:value-type="float">
            <text:p>7.35838221684098</text:p>
          </table:table-cell>
          <table:table-cell table:style-name="ce1" table:formula="of:=[.E107]/[.E1]" office:value-type="float" office:value="3.83509378604017" calcext:value-type="float">
            <text:p>3.83509378604017</text:p>
          </table:table-cell>
          <table:table-cell table:style-name="ce1" table:formula="of:=[.F107]/[.F1]" office:value-type="float" office:value="1.60484694651855" calcext:value-type="float">
            <text:p>1.60484694651855</text:p>
          </table:table-cell>
          <table:table-cell table:style-name="ce1" table:formula="of:=[.G107]/[.G1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openmp</text:p>
          </table:table-cell>
          <table:table-cell table:style-name="Default" office:value-type="string" calcext:value-type="string">
            <text:p>2 thred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280*102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13.24541" calcext:value-type="float">
            <text:p>113.24541</text:p>
          </table:table-cell>
          <table:table-cell table:style-name="ce10" office:value-type="float" office:value="83.082338" calcext:value-type="float">
            <text:p>83.082338</text:p>
          </table:table-cell>
          <table:table-cell table:style-name="ce10" office:value-type="float" office:value="13.188329" calcext:value-type="float">
            <text:p>13.188329</text:p>
          </table:table-cell>
          <table:table-cell table:style-name="ce1" office:value-type="float" office:value="4.932261" calcext:value-type="float">
            <text:p>4.932261</text:p>
          </table:table-cell>
          <table:table-cell table:style-name="ce8" office:value-type="float" office:value="2.69823" calcext:value-type="float">
            <text:p>2.69823</text:p>
          </table:table-cell>
          <table:table-cell table:style-name="ce8" office:value-type="float" office:value="1.263268" calcext:value-type="float">
            <text:p>1.263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113]/[.B113]" office:value-type="float" office:value="1" calcext:value-type="float">
            <text:p>1</text:p>
          </table:table-cell>
          <table:table-cell table:style-name="ce1" table:formula="of:=[.$B$113]/[.C113]" office:value-type="float" office:value="1.36305035132738" calcext:value-type="float">
            <text:p>1.36305035132738</text:p>
          </table:table-cell>
          <table:table-cell table:style-name="ce1" table:formula="of:=[.$B$113]/[.D113]" office:value-type="float" office:value="8.58678988065888" calcext:value-type="float">
            <text:p>8.58678988065888</text:p>
          </table:table-cell>
          <table:table-cell table:style-name="ce1" table:formula="of:=[.$B$113]/[.E113]" office:value-type="float" office:value="22.9601414037092" calcext:value-type="float">
            <text:p>22.9601414037092</text:p>
          </table:table-cell>
          <table:table-cell table:style-name="ce1" table:formula="of:=[.$B$113]/[.F113]" office:value-type="float" office:value="41.9702582804283" calcext:value-type="float">
            <text:p>41.9702582804283</text:p>
          </table:table-cell>
          <table:table-cell table:style-name="ce1" table:formula="of:=[.$B$113]/[.G113]" office:value-type="float" office:value="89.6448022114072" calcext:value-type="float">
            <text:p>89.64480221140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114]/[.B1]" office:value-type="float" office:value="1" calcext:value-type="float">
            <text:p>1</text:p>
          </table:table-cell>
          <table:table-cell table:style-name="ce1" table:formula="of:=[.C114]/[.C1]" office:value-type="float" office:value="1.36305035132738" calcext:value-type="float">
            <text:p>1.36305035132738</text:p>
          </table:table-cell>
          <table:table-cell table:style-name="ce1" table:formula="of:=[.D114]/[.D1]" office:value-type="float" office:value="4.29339494032944" calcext:value-type="float">
            <text:p>4.29339494032944</text:p>
          </table:table-cell>
          <table:table-cell table:style-name="ce1" table:formula="of:=[.E114]/[.E1]" office:value-type="float" office:value="2.87001767546365" calcext:value-type="float">
            <text:p>2.87001767546365</text:p>
          </table:table-cell>
          <table:table-cell table:style-name="ce1" table:formula="of:=[.F114]/[.F1]" office:value-type="float" office:value="2.62314114252677" calcext:value-type="float">
            <text:p>2.62314114252677</text:p>
          </table:table-cell>
          <table:table-cell table:style-name="ce1" table:formula="of:=[.G114]/[.G1]" office:value-type="float" office:value="4.48224011057036" calcext:value-type="float">
            <text:p>4.48224011057036</text:p>
          </table:table-cell>
          <table:table-cell table:number-columns-repeated="7"/>
        </table:table-row>
        <table:table-row table:style-name="ro1" table:number-rows-repeated="5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nodes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od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openmp</text:p>
          </table:table-cell>
          <table:table-cell table:style-name="ce3" office:value-type="string" calcext:value-type="string">
            <text:p>4 threds</text:p>
          </table:table-cell>
          <table:table-cell table:number-columns-repeated="5"/>
          <table:table-cell office:value-type="string" calcext:value-type="string">
            <text:p>openmp</text:p>
          </table:table-cell>
          <table:table-cell/>
          <table:table-cell table:style-name="ce3" office:value-type="string" calcext:value-type="string">
            <text:p>4 thre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0*6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80*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65541" calcext:value-type="float">
            <text:p>0.065541</text:p>
          </table:table-cell>
          <table:table-cell table:style-name="ce1" office:value-type="float" office:value="0.022649" calcext:value-type="float">
            <text:p>0.022649</text:p>
          </table:table-cell>
          <table:table-cell table:style-name="ce1" office:value-type="float" office:value="0.0652" calcext:value-type="float">
            <text:p>0.0652</text:p>
          </table:table-cell>
          <table:table-cell table:style-name="ce1" office:value-type="float" office:value="0.015533" calcext:value-type="float">
            <text:p>0.015533</text:p>
          </table:table-cell>
          <table:table-cell table:style-name="ce1" office:value-type="float" office:value="0.121161" calcext:value-type="float">
            <text:p>0.121161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float" office:value="0.065541" calcext:value-type="float">
            <text:p>0.065541</text:p>
          </table:table-cell>
          <table:table-cell table:style-name="ce1" office:value-type="float" office:value="0.016891" calcext:value-type="float">
            <text:p>0.016891</text:p>
          </table:table-cell>
          <table:table-cell table:style-name="ce1" office:value-type="float" office:value="0.010325" calcext:value-type="float">
            <text:p>0.010325</text:p>
          </table:table-cell>
          <table:table-cell table:style-name="ce1" office:value-type="float" office:value="0.040136" calcext:value-type="float">
            <text:p>0.040136</text:p>
          </table:table-cell>
          <table:table-cell table:style-name="ce1" office:value-type="float" office:value="0.107931" calcext:value-type="float">
            <text:p>0.107931</text:p>
          </table:table-cell>
          <table:table-cell table:style-name="ce1" office:value-type="float" office:value="0.122838" calcext:value-type="float">
            <text:p>0.122838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125]/[.B125]" office:value-type="float" office:value="1" calcext:value-type="float">
            <text:p>1</text:p>
          </table:table-cell>
          <table:table-cell table:style-name="ce1" table:formula="of:=[.$B125]/[.C125]" office:value-type="float" office:value="2.89377014437724" calcext:value-type="float">
            <text:p>2.89377014437724</text:p>
          </table:table-cell>
          <table:table-cell table:style-name="ce1" table:formula="of:=[.$B125]/[.D125]" office:value-type="float" office:value="1.00523006134969" calcext:value-type="float">
            <text:p>1.00523006134969</text:p>
          </table:table-cell>
          <table:table-cell table:style-name="ce1" table:formula="of:=[.$B125]/[.E125]" office:value-type="float" office:value="4.21946822893195" calcext:value-type="float">
            <text:p>4.21946822893195</text:p>
          </table:table-cell>
          <table:table-cell table:style-name="ce1" table:formula="of:=[.$B125]/[.F125]" office:value-type="float" office:value="0.54094139203209" calcext:value-type="float">
            <text:p>0.54094139203209</text:p>
          </table:table-cell>
          <table:table-cell/>
          <table:table-cell table:style-name="ce1" office:value-type="string" calcext:value-type="string">
            <text:p>speedup</text:p>
          </table:table-cell>
          <table:table-cell table:style-name="ce1" table:formula="of:=[.$I$125]/[.I125]" office:value-type="float" office:value="1" calcext:value-type="float">
            <text:p>1</text:p>
          </table:table-cell>
          <table:table-cell table:style-name="ce1" table:formula="of:=[.$I$125]/[.J125]" office:value-type="float" office:value="3.88023207625363" calcext:value-type="float">
            <text:p>3.88023207625363</text:p>
          </table:table-cell>
          <table:table-cell table:style-name="ce1" table:formula="of:=[.$I$125]/[.K125]" office:value-type="float" office:value="6.34779661016949" calcext:value-type="float">
            <text:p>6.34779661016949</text:p>
          </table:table-cell>
          <table:table-cell table:style-name="ce1" table:formula="of:=[.$I$125]/[.L125]" office:value-type="float" office:value="1.63297289216663" calcext:value-type="float">
            <text:p>1.63297289216663</text:p>
          </table:table-cell>
          <table:table-cell table:style-name="ce1" table:formula="of:=[.$I$125]/[.M125]" office:value-type="float" office:value="0.607249075798427" calcext:value-type="float">
            <text:p>0.607249075798427</text:p>
          </table:table-cell>
          <table:table-cell table:style-name="ce1" table:formula="of:=[.$I$125]/[.N125]" office:value-type="float" office:value="0.533556391344698" calcext:value-type="float">
            <text:p>0.533556391344698</text:p>
          </table:table-cell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126]/[.B$121]" office:value-type="float" office:value="1" calcext:value-type="float">
            <text:p>1</text:p>
          </table:table-cell>
          <table:table-cell table:style-name="ce1" table:formula="of:=[.C126]/[.C$121]" office:value-type="float" office:value="1.44688507218862" calcext:value-type="float">
            <text:p>1.44688507218862</text:p>
          </table:table-cell>
          <table:table-cell table:style-name="ce1" table:formula="of:=[.D126]/[.D$121]" office:value-type="float" office:value="0.125653757668712" calcext:value-type="float">
            <text:p>0.125653757668712</text:p>
          </table:table-cell>
          <table:table-cell table:style-name="ce1" table:formula="of:=[.E126]/[.E$121]" office:value-type="float" office:value="0.263716764308247" calcext:value-type="float">
            <text:p>0.263716764308247</text:p>
          </table:table-cell>
          <table:table-cell table:style-name="ce1" table:formula="of:=[.F126]/[.F$121]" office:value-type="float" office:value="0.0270470696016045" calcext:value-type="float">
            <text:p>0.027047069601605</text:p>
          </table:table-cell>
          <table:table-cell/>
          <table:table-cell table:style-name="ce1" office:value-type="string" calcext:value-type="string">
            <text:p>eficiency</text:p>
          </table:table-cell>
          <table:table-cell table:style-name="ce1" table:formula="of:=[.I126]/[.I121]" office:value-type="float" office:value="1" calcext:value-type="float">
            <text:p>1</text:p>
          </table:table-cell>
          <table:table-cell table:style-name="ce1" table:formula="of:=[.J126]/[.J121]" office:value-type="float" office:value="3.88023207625363" calcext:value-type="float">
            <text:p>3.88023207625363</text:p>
          </table:table-cell>
          <table:table-cell table:style-name="ce1" table:formula="of:=[.K126]/[.K121]" office:value-type="float" office:value="3.17389830508475" calcext:value-type="float">
            <text:p>3.17389830508475</text:p>
          </table:table-cell>
          <table:table-cell table:style-name="ce1" table:formula="of:=[.L126]/[.L121]" office:value-type="float" office:value="0.204121611520829" calcext:value-type="float">
            <text:p>0.204121611520829</text:p>
          </table:table-cell>
          <table:table-cell table:style-name="ce1" table:formula="of:=[.M126]/[.M121]" office:value-type="float" office:value="0.0379530672374017" calcext:value-type="float">
            <text:p>0.037953067237402</text:p>
          </table:table-cell>
          <table:table-cell table:style-name="ce1" table:formula="of:=[.N126]/[.N121]" office:value-type="float" office:value="0.0266778195672349" calcext:value-type="float">
            <text:p>0.026677819567235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openmp</text:p>
          </table:table-cell>
          <table:table-cell table:style-name="Default" office:value-type="string" calcext:value-type="string">
            <text:p>4 threds</text:p>
          </table:table-cell>
          <table:table-cell table:number-columns-repeated="5"/>
          <table:table-cell office:value-type="string" calcext:value-type="string">
            <text:p>openmp</text:p>
          </table:table-cell>
          <table:table-cell/>
          <table:table-cell office:value-type="string" calcext:value-type="string">
            <text:p>4 thre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*12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160*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328722" calcext:value-type="float">
            <text:p>0.328722</text:p>
          </table:table-cell>
          <table:table-cell table:style-name="ce1" office:value-type="float" office:value="0.038106" calcext:value-type="float">
            <text:p>0.038106</text:p>
          </table:table-cell>
          <table:table-cell table:style-name="ce1" office:value-type="float" office:value="0.021187" calcext:value-type="float">
            <text:p>0.021187</text:p>
          </table:table-cell>
          <table:table-cell table:style-name="ce1" office:value-type="float" office:value="0.058024" calcext:value-type="float">
            <text:p>0.058024</text:p>
          </table:table-cell>
          <table:table-cell table:style-name="ce1" office:value-type="float" office:value="0.057205" calcext:value-type="float">
            <text:p>0.057205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float" office:value="0.328722" calcext:value-type="float">
            <text:p>0.328722</text:p>
          </table:table-cell>
          <table:table-cell table:style-name="ce1" office:value-type="float" office:value="0.068909" calcext:value-type="float">
            <text:p>0.068909</text:p>
          </table:table-cell>
          <table:table-cell table:style-name="ce1" office:value-type="float" office:value="0.17386" calcext:value-type="float">
            <text:p>0.17386</text:p>
          </table:table-cell>
          <table:table-cell table:style-name="ce1" office:value-type="float" office:value="0.020438" calcext:value-type="float">
            <text:p>0.020438</text:p>
          </table:table-cell>
          <table:table-cell table:style-name="ce1" office:value-type="float" office:value="0.050788" calcext:value-type="float">
            <text:p>0.050788</text:p>
          </table:table-cell>
          <table:table-cell table:style-name="ce1" office:value-type="float" office:value="0.043458" calcext:value-type="float">
            <text:p>0.043458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132]/[.B132]" office:value-type="float" office:value="1" calcext:value-type="float">
            <text:p>1</text:p>
          </table:table-cell>
          <table:table-cell table:style-name="ce1" table:formula="of:=[.$B132]/[.C132]" office:value-type="float" office:value="8.6265155093686" calcext:value-type="float">
            <text:p>8.6265155093686</text:p>
          </table:table-cell>
          <table:table-cell table:style-name="ce1" table:formula="of:=[.$B132]/[.D132]" office:value-type="float" office:value="15.5152687969038" calcext:value-type="float">
            <text:p>15.5152687969038</text:p>
          </table:table-cell>
          <table:table-cell table:style-name="ce1" table:formula="of:=[.$B132]/[.E132]" office:value-type="float" office:value="5.66527643733627" calcext:value-type="float">
            <text:p>5.66527643733627</text:p>
          </table:table-cell>
          <table:table-cell table:style-name="ce1" table:formula="of:=[.$B132]/[.F132]" office:value-type="float" office:value="5.74638580543659" calcext:value-type="float">
            <text:p>5.74638580543659</text:p>
          </table:table-cell>
          <table:table-cell/>
          <table:table-cell table:style-name="ce1" office:value-type="string" calcext:value-type="string">
            <text:p>speedup</text:p>
          </table:table-cell>
          <table:table-cell table:style-name="ce1" table:formula="of:=[.$I$132]/[.I132]" office:value-type="float" office:value="1" calcext:value-type="float">
            <text:p>1</text:p>
          </table:table-cell>
          <table:table-cell table:style-name="ce1" table:formula="of:=[.$I$132]/[.J132]" office:value-type="float" office:value="4.77037832503737" calcext:value-type="float">
            <text:p>4.77037832503737</text:p>
          </table:table-cell>
          <table:table-cell table:style-name="ce1" table:formula="of:=[.$I$132]/[.K132]" office:value-type="float" office:value="1.89072817209249" calcext:value-type="float">
            <text:p>1.89072817209249</text:p>
          </table:table-cell>
          <table:table-cell table:style-name="ce1" table:formula="of:=[.$I$132]/[.L132]" office:value-type="float" office:value="16.0838633917213" calcext:value-type="float">
            <text:p>16.0838633917213</text:p>
          </table:table-cell>
          <table:table-cell table:style-name="ce1" table:formula="of:=[.$I$132]/[.M132]" office:value-type="float" office:value="6.47243443333071" calcext:value-type="float">
            <text:p>6.47243443333071</text:p>
          </table:table-cell>
          <table:table-cell table:style-name="ce1" table:formula="of:=[.$I$132]/[.N132]" office:value-type="float" office:value="7.56413088499241" calcext:value-type="float">
            <text:p>7.56413088499241</text:p>
          </table:table-cell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133]/[.B$121]" office:value-type="float" office:value="1" calcext:value-type="float">
            <text:p>1</text:p>
          </table:table-cell>
          <table:table-cell table:style-name="ce1" table:formula="of:=[.C133]/[.C$121]" office:value-type="float" office:value="4.3132577546843" calcext:value-type="float">
            <text:p>4.3132577546843</text:p>
          </table:table-cell>
          <table:table-cell table:style-name="ce1" table:formula="of:=[.D133]/[.D$121]" office:value-type="float" office:value="1.93940859961297" calcext:value-type="float">
            <text:p>1.93940859961297</text:p>
          </table:table-cell>
          <table:table-cell table:style-name="ce1" table:formula="of:=[.E133]/[.E$121]" office:value-type="float" office:value="0.354079777333517" calcext:value-type="float">
            <text:p>0.354079777333517</text:p>
          </table:table-cell>
          <table:table-cell table:style-name="ce1" table:formula="of:=[.F133]/[.F$121]" office:value-type="float" office:value="0.287319290271829" calcext:value-type="float">
            <text:p>0.287319290271829</text:p>
          </table:table-cell>
          <table:table-cell/>
          <table:table-cell table:style-name="ce1" office:value-type="string" calcext:value-type="string">
            <text:p>eficiency</text:p>
          </table:table-cell>
          <table:table-cell table:style-name="ce1" table:formula="of:=[.I133]/[.I121]" office:value-type="float" office:value="1" calcext:value-type="float">
            <text:p>1</text:p>
          </table:table-cell>
          <table:table-cell table:style-name="ce1" table:formula="of:=[.J133]/[.J121]" office:value-type="float" office:value="4.77037832503737" calcext:value-type="float">
            <text:p>4.77037832503737</text:p>
          </table:table-cell>
          <table:table-cell table:style-name="ce1" table:formula="of:=[.K133]/[.K121]" office:value-type="float" office:value="0.945364086046244" calcext:value-type="float">
            <text:p>0.945364086046244</text:p>
          </table:table-cell>
          <table:table-cell table:style-name="ce1" table:formula="of:=[.L133]/[.L121]" office:value-type="float" office:value="2.01048292396516" calcext:value-type="float">
            <text:p>2.01048292396516</text:p>
          </table:table-cell>
          <table:table-cell table:style-name="ce1" table:formula="of:=[.M133]/[.M121]" office:value-type="float" office:value="0.404527152083169" calcext:value-type="float">
            <text:p>0.404527152083169</text:p>
          </table:table-cell>
          <table:table-cell table:style-name="ce1" table:formula="of:=[.N133]/[.N121]" office:value-type="float" office:value="0.37820654424962" calcext:value-type="float">
            <text:p>0.37820654424962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openmp</text:p>
          </table:table-cell>
          <table:table-cell table:style-name="Default" office:value-type="string" calcext:value-type="string">
            <text:p>4 threds</text:p>
          </table:table-cell>
          <table:table-cell table:number-columns-repeated="5"/>
          <table:table-cell office:value-type="string" calcext:value-type="string">
            <text:p>openmp</text:p>
          </table:table-cell>
          <table:table-cell/>
          <table:table-cell office:value-type="string" calcext:value-type="string">
            <text:p>4 thre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0*25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320*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841067" calcext:value-type="float">
            <text:p>0.841067</text:p>
          </table:table-cell>
          <table:table-cell table:style-name="ce1" office:value-type="float" office:value="0.152562" calcext:value-type="float">
            <text:p>0.152562</text:p>
          </table:table-cell>
          <table:table-cell table:style-name="ce1" office:value-type="float" office:value="0.0501" calcext:value-type="float">
            <text:p>0.0501</text:p>
          </table:table-cell>
          <table:table-cell table:style-name="ce1" office:value-type="float" office:value="0.200252" calcext:value-type="float">
            <text:p>0.200252</text:p>
          </table:table-cell>
          <table:table-cell table:style-name="ce1" office:value-type="float" office:value="0.069786" calcext:value-type="float">
            <text:p>0.069786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float" office:value="0.841067" calcext:value-type="float">
            <text:p>0.841067</text:p>
          </table:table-cell>
          <table:table-cell table:style-name="ce1" office:value-type="float" office:value="0.279375" calcext:value-type="float">
            <text:p>0.279375</text:p>
          </table:table-cell>
          <table:table-cell table:style-name="ce1" office:value-type="float" office:value="0.079846" calcext:value-type="float">
            <text:p>0.079846</text:p>
          </table:table-cell>
          <table:table-cell table:style-name="ce1" office:value-type="float" office:value="0.144688" calcext:value-type="float">
            <text:p>0.144688</text:p>
          </table:table-cell>
          <table:table-cell table:style-name="ce1" office:value-type="float" office:value="0.121048" calcext:value-type="float">
            <text:p>0.121048</text:p>
          </table:table-cell>
          <table:table-cell table:style-name="ce1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139]/[.B139]" office:value-type="float" office:value="1" calcext:value-type="float">
            <text:p>1</text:p>
          </table:table-cell>
          <table:table-cell table:style-name="ce1" table:formula="of:=[.$B139]/[.C139]" office:value-type="float" office:value="5.51295211127279" calcext:value-type="float">
            <text:p>5.51295211127279</text:p>
          </table:table-cell>
          <table:table-cell table:style-name="ce1" table:formula="of:=[.$B139]/[.D139]" office:value-type="float" office:value="16.7877644710579" calcext:value-type="float">
            <text:p>16.7877644710579</text:p>
          </table:table-cell>
          <table:table-cell table:style-name="ce1" table:formula="of:=[.$B139]/[.E139]" office:value-type="float" office:value="4.20004294588818" calcext:value-type="float">
            <text:p>4.20004294588818</text:p>
          </table:table-cell>
          <table:table-cell table:style-name="ce1" table:formula="of:=[.$B139]/[.F139]" office:value-type="float" office:value="12.0520878113089" calcext:value-type="float">
            <text:p>12.0520878113089</text:p>
          </table:table-cell>
          <table:table-cell/>
          <table:table-cell table:style-name="ce1" office:value-type="string" calcext:value-type="string">
            <text:p>speedup</text:p>
          </table:table-cell>
          <table:table-cell table:style-name="ce1" table:formula="of:=[.$I$139]/[.I139]" office:value-type="float" office:value="1" calcext:value-type="float">
            <text:p>1</text:p>
          </table:table-cell>
          <table:table-cell table:style-name="ce1" table:formula="of:=[.$I$139]/[.J139]" office:value-type="float" office:value="3.01053064876957" calcext:value-type="float">
            <text:p>3.01053064876957</text:p>
          </table:table-cell>
          <table:table-cell table:style-name="ce1" table:formula="of:=[.$I$139]/[.K139]" office:value-type="float" office:value="10.5336147083135" calcext:value-type="float">
            <text:p>10.5336147083135</text:p>
          </table:table-cell>
          <table:table-cell table:style-name="ce1" table:formula="of:=[.$I$139]/[.L139]" office:value-type="float" office:value="5.81296997677762" calcext:value-type="float">
            <text:p>5.81296997677762</text:p>
          </table:table-cell>
          <table:table-cell table:style-name="ce1" table:formula="of:=[.$I$139]/[.M139]" office:value-type="float" office:value="6.94821062718922" calcext:value-type="float">
            <text:p>6.94821062718922</text:p>
          </table:table-cell>
          <table:table-cell table:style-name="ce1" table:formula="of:=[.N139]/[.$I$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140]/[.B$121]" office:value-type="float" office:value="1" calcext:value-type="float">
            <text:p>1</text:p>
          </table:table-cell>
          <table:table-cell table:style-name="ce1" table:formula="of:=[.C140]/[.C$121]" office:value-type="float" office:value="2.7564760556364" calcext:value-type="float">
            <text:p>2.7564760556364</text:p>
          </table:table-cell>
          <table:table-cell table:style-name="ce1" table:formula="of:=[.D140]/[.D$121]" office:value-type="float" office:value="2.09847055888224" calcext:value-type="float">
            <text:p>2.09847055888224</text:p>
          </table:table-cell>
          <table:table-cell table:style-name="ce1" table:formula="of:=[.E140]/[.E$121]" office:value-type="float" office:value="0.262502684118011" calcext:value-type="float">
            <text:p>0.262502684118011</text:p>
          </table:table-cell>
          <table:table-cell table:style-name="ce1" table:formula="of:=[.F140]/[.F$121]" office:value-type="float" office:value="0.602604390565443" calcext:value-type="float">
            <text:p>0.602604390565443</text:p>
          </table:table-cell>
          <table:table-cell/>
          <table:table-cell table:style-name="ce1" office:value-type="string" calcext:value-type="string">
            <text:p>eficiency</text:p>
          </table:table-cell>
          <table:table-cell table:style-name="ce1" table:formula="of:=[.I140]/[.I121]" office:value-type="float" office:value="1" calcext:value-type="float">
            <text:p>1</text:p>
          </table:table-cell>
          <table:table-cell table:style-name="ce1" table:formula="of:=[.J140]/[.J121]" office:value-type="float" office:value="3.01053064876957" calcext:value-type="float">
            <text:p>3.01053064876957</text:p>
          </table:table-cell>
          <table:table-cell table:style-name="ce1" table:formula="of:=[.K140]/[.K121]" office:value-type="float" office:value="5.26680735415675" calcext:value-type="float">
            <text:p>5.26680735415675</text:p>
          </table:table-cell>
          <table:table-cell table:style-name="ce1" table:formula="of:=[.L140]/[.L121]" office:value-type="float" office:value="0.726621247097202" calcext:value-type="float">
            <text:p>0.726621247097202</text:p>
          </table:table-cell>
          <table:table-cell table:style-name="ce1" table:formula="of:=[.M140]/[.M121]" office:value-type="float" office:value="0.434263164199326" calcext:value-type="float">
            <text:p>0.434263164199326</text:p>
          </table:table-cell>
          <table:table-cell table:style-name="ce1" table:formula="of:=[.N140]/[.N121]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openmp</text:p>
          </table:table-cell>
          <table:table-cell table:style-name="Default" office:value-type="string" calcext:value-type="string">
            <text:p>4 threds</text:p>
          </table:table-cell>
          <table:table-cell table:number-columns-repeated="5"/>
          <table:table-cell office:value-type="string" calcext:value-type="string">
            <text:p>openmp</text:p>
          </table:table-cell>
          <table:table-cell/>
          <table:table-cell office:value-type="string" calcext:value-type="string">
            <text:p>4 thre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0*51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640*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4.229863" calcext:value-type="float">
            <text:p>4.229863</text:p>
          </table:table-cell>
          <table:table-cell table:style-name="ce1" office:value-type="float" office:value="1.135594" calcext:value-type="float">
            <text:p>1.135594</text:p>
          </table:table-cell>
          <table:table-cell table:style-name="ce1" office:value-type="float" office:value="0.19086" calcext:value-type="float">
            <text:p>0.19086</text:p>
          </table:table-cell>
          <table:table-cell table:style-name="ce1" office:value-type="float" office:value="0.098455" calcext:value-type="float">
            <text:p>0.098455</text:p>
          </table:table-cell>
          <table:table-cell table:style-name="ce1"/>
          <table:table-cell/>
          <table:table-cell table:style-name="ce1" office:value-type="string" calcext:value-type="string">
            <text:p>time</text:p>
          </table:table-cell>
          <table:table-cell table:style-name="ce1" office:value-type="float" office:value="4.229863" calcext:value-type="float">
            <text:p>4.229863</text:p>
          </table:table-cell>
          <table:table-cell table:style-name="ce1" office:value-type="float" office:value="1.374609" calcext:value-type="float">
            <text:p>1.374609</text:p>
          </table:table-cell>
          <table:table-cell table:style-name="ce1" office:value-type="float" office:value="0.676502" calcext:value-type="float">
            <text:p>0.676502</text:p>
          </table:table-cell>
          <table:table-cell table:style-name="ce1" office:value-type="float" office:value="0.084833" calcext:value-type="float">
            <text:p>0.084833</text:p>
          </table:table-cell>
          <table:table-cell table:style-name="ce1" office:value-type="float" office:value="0.054849" calcext:value-type="float">
            <text:p>0.054849</text:p>
          </table:table-cell>
          <table:table-cell table:style-name="ce1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146]/[.B146]" office:value-type="float" office:value="1" calcext:value-type="float">
            <text:p>1</text:p>
          </table:table-cell>
          <table:table-cell table:style-name="ce1" table:formula="of:=[.$B$146]/[.C146]" office:value-type="float" office:value="3.72480217401642" calcext:value-type="float">
            <text:p>3.72480217401642</text:p>
          </table:table-cell>
          <table:table-cell table:style-name="ce1" table:formula="of:=[.$B$146]/[.D146]" office:value-type="float" office:value="22.162124069999" calcext:value-type="float">
            <text:p>22.162124069999</text:p>
          </table:table-cell>
          <table:table-cell table:style-name="ce1" table:formula="of:=[.$B$146]/[.E146]" office:value-type="float" office:value="42.962399065563" calcext:value-type="float">
            <text:p>42.962399065563</text:p>
          </table:table-cell>
          <table:table-cell table:style-name="ce1" table:formula="of:=[.F146]/[.$B$146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peedup</text:p>
          </table:table-cell>
          <table:table-cell table:style-name="ce1" table:formula="of:=[.$I$146]/[.I146]" office:value-type="float" office:value="1" calcext:value-type="float">
            <text:p>1</text:p>
          </table:table-cell>
          <table:table-cell table:style-name="ce1" table:formula="of:=[.$I$146]/[.J146]" office:value-type="float" office:value="3.07713902644316" calcext:value-type="float">
            <text:p>3.07713902644316</text:p>
          </table:table-cell>
          <table:table-cell table:style-name="ce1" table:formula="of:=[.$I$146]/[.K146]" office:value-type="float" office:value="6.25255062069292" calcext:value-type="float">
            <text:p>6.25255062069292</text:p>
          </table:table-cell>
          <table:table-cell table:style-name="ce1" table:formula="of:=[.$I$146]/[.L146]" office:value-type="float" office:value="49.8610564285125" calcext:value-type="float">
            <text:p>49.8610564285125</text:p>
          </table:table-cell>
          <table:table-cell table:style-name="ce1" table:formula="of:=[.$I$146]/[.M146]" office:value-type="float" office:value="77.1183248555124" calcext:value-type="float">
            <text:p>77.1183248555124</text:p>
          </table:table-cell>
          <table:table-cell table:style-name="ce1" table:formula="of:=[.N146]/[.$I$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147]/[.B121]" office:value-type="float" office:value="1" calcext:value-type="float">
            <text:p>1</text:p>
          </table:table-cell>
          <table:table-cell table:style-name="ce1" table:formula="of:=[.C147]/[.C121]" office:value-type="float" office:value="1.86240108700821" calcext:value-type="float">
            <text:p>1.86240108700821</text:p>
          </table:table-cell>
          <table:table-cell table:style-name="ce1" table:formula="of:=[.D147]/[.D121]" office:value-type="float" office:value="2.77026550874987" calcext:value-type="float">
            <text:p>2.77026550874987</text:p>
          </table:table-cell>
          <table:table-cell table:style-name="ce1" table:formula="of:=[.E147]/[.E121]" office:value-type="float" office:value="2.68514994159768" calcext:value-type="float">
            <text:p>2.68514994159768</text:p>
          </table:table-cell>
          <table:table-cell table:style-name="ce1" table:formula="of:=[.F147]/[.F121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eficiency</text:p>
          </table:table-cell>
          <table:table-cell table:style-name="ce1" table:formula="of:=[.I147]/[.I121]" office:value-type="float" office:value="1" calcext:value-type="float">
            <text:p>1</text:p>
          </table:table-cell>
          <table:table-cell table:style-name="ce1" table:formula="of:=[.J147]/[.J121]" office:value-type="float" office:value="3.07713902644316" calcext:value-type="float">
            <text:p>3.07713902644316</text:p>
          </table:table-cell>
          <table:table-cell table:style-name="ce1" table:formula="of:=[.K147]/[.K121]" office:value-type="float" office:value="3.12627531034646" calcext:value-type="float">
            <text:p>3.12627531034646</text:p>
          </table:table-cell>
          <table:table-cell table:style-name="ce1" table:formula="of:=[.L147]/[.L121]" office:value-type="float" office:value="6.23263205356406" calcext:value-type="float">
            <text:p>6.23263205356406</text:p>
          </table:table-cell>
          <table:table-cell table:style-name="ce1" table:formula="of:=[.M147]/[.M121]" office:value-type="float" office:value="4.81989530346953" calcext:value-type="float">
            <text:p>4.81989530346953</text:p>
          </table:table-cell>
          <table:table-cell table:style-name="ce1" table:formula="of:=[.N147]/[.N121]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openmp</text:p>
          </table:table-cell>
          <table:table-cell table:style-name="Default" office:value-type="string" calcext:value-type="string">
            <text:p>4 threds</text:p>
          </table:table-cell>
          <table:table-cell table:number-columns-repeated="5"/>
          <table:table-cell office:value-type="string" calcext:value-type="string">
            <text:p>openmp</text:p>
          </table:table-cell>
          <table:table-cell/>
          <table:table-cell office:value-type="string" calcext:value-type="string">
            <text:p>4 thre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80*102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1280*10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13.24541" calcext:value-type="float">
            <text:p>113.24541</text:p>
          </table:table-cell>
          <table:table-cell table:style-name="ce1" office:value-type="float" office:value="24.927136" calcext:value-type="float">
            <text:p>24.927136</text:p>
          </table:table-cell>
          <table:table-cell table:style-name="ce1" office:value-type="float" office:value="6.602721" calcext:value-type="float">
            <text:p>6.602721</text:p>
          </table:table-cell>
          <table:table-cell table:style-name="ce8" office:value-type="float" office:value="3.172927" calcext:value-type="float">
            <text:p>3.172927</text:p>
          </table:table-cell>
          <table:table-cell table:style-name="ce8" office:value-type="float" office:value="1.847112" calcext:value-type="float">
            <text:p>1.847112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float" office:value="113.24541" calcext:value-type="float">
            <text:p>113.24541</text:p>
          </table:table-cell>
          <table:table-cell table:style-name="ce1" office:value-type="float" office:value="43.750732" calcext:value-type="float">
            <text:p>43.750732</text:p>
          </table:table-cell>
          <table:table-cell table:style-name="ce1" office:value-type="float" office:value="16.94491" calcext:value-type="float">
            <text:p>16.94491</text:p>
          </table:table-cell>
          <table:table-cell table:style-name="ce1" office:value-type="float" office:value="4.930748" calcext:value-type="float">
            <text:p>4.930748</text:p>
          </table:table-cell>
          <table:table-cell table:style-name="ce8" office:value-type="float" office:value="3.055661" calcext:value-type="float">
            <text:p>3.055661</text:p>
          </table:table-cell>
          <table:table-cell table:style-name="ce8" office:value-type="float" office:value="1.167529" calcext:value-type="float">
            <text:p>1.167529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153]/[.B153]" office:value-type="float" office:value="1" calcext:value-type="float">
            <text:p>1</text:p>
          </table:table-cell>
          <table:table-cell table:style-name="ce1" table:formula="of:=[.$B$153]/[.C153]" office:value-type="float" office:value="4.54305741341484" calcext:value-type="float">
            <text:p>4.54305741341484</text:p>
          </table:table-cell>
          <table:table-cell table:style-name="ce1" table:formula="of:=[.$B$153]/[.D153]" office:value-type="float" office:value="17.1513244312458" calcext:value-type="float">
            <text:p>17.1513244312458</text:p>
          </table:table-cell>
          <table:table-cell table:style-name="ce1" table:formula="of:=[.$B$153]/[.E153]" office:value-type="float" office:value="35.6911488981625" calcext:value-type="float">
            <text:p>35.6911488981625</text:p>
          </table:table-cell>
          <table:table-cell table:style-name="ce1" table:formula="of:=[.$B$153]/[.F153]" office:value-type="float" office:value="61.3094441484869" calcext:value-type="float">
            <text:p>61.3094441484869</text:p>
          </table:table-cell>
          <table:table-cell/>
          <table:table-cell table:style-name="ce1" office:value-type="string" calcext:value-type="string">
            <text:p>speedup</text:p>
          </table:table-cell>
          <table:table-cell table:style-name="ce1" table:formula="of:=[.$I$153]/[.I153]" office:value-type="float" office:value="1" calcext:value-type="float">
            <text:p>1</text:p>
          </table:table-cell>
          <table:table-cell table:style-name="ce1" table:formula="of:=[.$I$153]/[.J153]" office:value-type="float" office:value="2.58842320626773" calcext:value-type="float">
            <text:p>2.58842320626773</text:p>
          </table:table-cell>
          <table:table-cell table:style-name="ce1" table:formula="of:=[.$I$153]/[.K153]" office:value-type="float" office:value="6.68315204978958" calcext:value-type="float">
            <text:p>6.68315204978958</text:p>
          </table:table-cell>
          <table:table-cell table:style-name="ce1" table:formula="of:=[.$I$153]/[.L153]" office:value-type="float" office:value="22.9671867229881" calcext:value-type="float">
            <text:p>22.9671867229881</text:p>
          </table:table-cell>
          <table:table-cell table:style-name="ce1" table:formula="of:=[.$I$153]/[.M153]" office:value-type="float" office:value="37.0608552453954" calcext:value-type="float">
            <text:p>37.0608552453954</text:p>
          </table:table-cell>
          <table:table-cell table:style-name="ce1" table:formula="of:=[.$I$153]/[.N153]" office:value-type="float" office:value="96.9958005325778" calcext:value-type="float">
            <text:p>96.9958005325778</text:p>
          </table:table-cell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154]/[.B121]" office:value-type="float" office:value="1" calcext:value-type="float">
            <text:p>1</text:p>
          </table:table-cell>
          <table:table-cell table:style-name="ce1" table:formula="of:=[.C154]/[.C121]" office:value-type="float" office:value="2.27152870670742" calcext:value-type="float">
            <text:p>2.27152870670742</text:p>
          </table:table-cell>
          <table:table-cell table:style-name="ce1" table:formula="of:=[.D154]/[.D121]" office:value-type="float" office:value="2.14391555390573" calcext:value-type="float">
            <text:p>2.14391555390573</text:p>
          </table:table-cell>
          <table:table-cell table:style-name="ce1" table:formula="of:=[.E154]/[.E121]" office:value-type="float" office:value="2.23069680613516" calcext:value-type="float">
            <text:p>2.23069680613516</text:p>
          </table:table-cell>
          <table:table-cell table:style-name="ce1" table:formula="of:=[.F154]/[.F121]" office:value-type="float" office:value="3.06547220742435" calcext:value-type="float">
            <text:p>3.06547220742435</text:p>
          </table:table-cell>
          <table:table-cell/>
          <table:table-cell table:style-name="ce1" office:value-type="string" calcext:value-type="string">
            <text:p>eficiency</text:p>
          </table:table-cell>
          <table:table-cell table:style-name="ce1" table:formula="of:=[.I154]/[.I121]" office:value-type="float" office:value="1" calcext:value-type="float">
            <text:p>1</text:p>
          </table:table-cell>
          <table:table-cell table:style-name="ce1" table:formula="of:=[.J154]/[.J121]" office:value-type="float" office:value="2.58842320626773" calcext:value-type="float">
            <text:p>2.58842320626773</text:p>
          </table:table-cell>
          <table:table-cell table:style-name="ce1" table:formula="of:=[.K154]/[.K121]" office:value-type="float" office:value="3.34157602489479" calcext:value-type="float">
            <text:p>3.34157602489479</text:p>
          </table:table-cell>
          <table:table-cell table:style-name="ce1" table:formula="of:=[.L154]/[.L121]" office:value-type="float" office:value="2.87089834037351" calcext:value-type="float">
            <text:p>2.87089834037351</text:p>
          </table:table-cell>
          <table:table-cell table:style-name="ce1" table:formula="of:=[.M154]/[.M121]" office:value-type="float" office:value="2.31630345283721" calcext:value-type="float">
            <text:p>2.31630345283721</text:p>
          </table:table-cell>
          <table:table-cell table:style-name="ce1" table:formula="of:=[.N154]/[.N121]" office:value-type="float" office:value="4.84979002662889" calcext:value-type="float">
            <text:p>4.84979002662889</text:p>
          </table:table-cell>
        </table:table-row>
        <table:table-row table:style-name="ro1" table:number-rows-repeated="5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nodes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openmp</text:p>
          </table:table-cell>
          <table:table-cell table:style-name="ce3" office:value-type="string" calcext:value-type="string">
            <text:p>8 thred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0*6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65541" calcext:value-type="float">
            <text:p>0.065541</text:p>
          </table:table-cell>
          <table:table-cell table:style-name="ce1" office:value-type="float" office:value="0.020643" calcext:value-type="float">
            <text:p>0.020643</text:p>
          </table:table-cell>
          <table:table-cell table:style-name="ce1" office:value-type="float" office:value="0.074081" calcext:value-type="float">
            <text:p>0.074081</text:p>
          </table:table-cell>
          <table:table-cell table:style-name="ce1" office:value-type="float" office:value="0.015466" calcext:value-type="float">
            <text:p>0.015466</text:p>
          </table:table-cell>
          <table:table-cell table:style-name="ce4" office:value-type="float" office:value="0.65897" calcext:value-type="float">
            <text:p>0.65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165]/[.B165]" office:value-type="float" office:value="1" calcext:value-type="float">
            <text:p>1</text:p>
          </table:table-cell>
          <table:table-cell table:style-name="ce1" table:formula="of:=[.$B$165]/[.C165]" office:value-type="float" office:value="3.17497456765005" calcext:value-type="float">
            <text:p>3.17497456765005</text:p>
          </table:table-cell>
          <table:table-cell table:style-name="ce1" table:formula="of:=[.$B$165]/[.D165]" office:value-type="float" office:value="0.8847207786072" calcext:value-type="float">
            <text:p>0.8847207786072</text:p>
          </table:table-cell>
          <table:table-cell table:style-name="ce1" table:formula="of:=[.$B$165]/[.E165]" office:value-type="float" office:value="4.23774731669469" calcext:value-type="float">
            <text:p>4.23774731669469</text:p>
          </table:table-cell>
          <table:table-cell table:style-name="ce1" table:formula="of:=[.$B$165]/[.F165]" office:value-type="float" office:value="0.0994597629634126" calcext:value-type="float">
            <text:p>0.099459762963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166]/[.B161]" office:value-type="float" office:value="1" calcext:value-type="float">
            <text:p>1</text:p>
          </table:table-cell>
          <table:table-cell table:style-name="ce1" table:formula="of:=[.C166]/[.C161]" office:value-type="float" office:value="1.58748728382503" calcext:value-type="float">
            <text:p>1.58748728382503</text:p>
          </table:table-cell>
          <table:table-cell table:style-name="ce1" table:formula="of:=[.D166]/[.D161]" office:value-type="float" office:value="0.1105900973259" calcext:value-type="float">
            <text:p>0.1105900973259</text:p>
          </table:table-cell>
          <table:table-cell table:style-name="ce1" table:formula="of:=[.E166]/[.E161]" office:value-type="float" office:value="0.264859207293418" calcext:value-type="float">
            <text:p>0.264859207293418</text:p>
          </table:table-cell>
          <table:table-cell table:style-name="ce1" table:formula="of:=[.F166]/[.F161]" office:value-type="float" office:value="0.00497298814817063" calcext:value-type="float">
            <text:p>0.004972988148171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openmp</text:p>
          </table:table-cell>
          <table:table-cell table:style-name="Default" office:value-type="string" calcext:value-type="string">
            <text:p>8 thred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60*12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328722" calcext:value-type="float">
            <text:p>0.328722</text:p>
          </table:table-cell>
          <table:table-cell table:style-name="ce1" office:value-type="float" office:value="0.134006" calcext:value-type="float">
            <text:p>0.134006</text:p>
          </table:table-cell>
          <table:table-cell table:style-name="ce1" office:value-type="float" office:value="0.022885" calcext:value-type="float">
            <text:p>0.022885</text:p>
          </table:table-cell>
          <table:table-cell table:style-name="ce1" office:value-type="float" office:value="0.0615" calcext:value-type="float">
            <text:p>0.0615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172]/[.B172]" office:value-type="float" office:value="1" calcext:value-type="float">
            <text:p>1</text:p>
          </table:table-cell>
          <table:table-cell table:style-name="ce1" table:formula="of:=[.$B$172]/[.C172]" office:value-type="float" office:value="2.45303941614555" calcext:value-type="float">
            <text:p>2.45303941614555</text:p>
          </table:table-cell>
          <table:table-cell table:style-name="ce1" table:formula="of:=[.$B$172]/[.D172]" office:value-type="float" office:value="14.3640812759449" calcext:value-type="float">
            <text:p>14.3640812759449</text:p>
          </table:table-cell>
          <table:table-cell table:style-name="ce1" table:formula="of:=[.$B$172]/[.E172]" office:value-type="float" office:value="5.34507317073171" calcext:value-type="float">
            <text:p>5.34507317073171</text:p>
          </table:table-cell>
          <table:table-cell table:style-name="ce1" table:formula="of:=[.$B$172]/[.F17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173]/[.B161]" office:value-type="float" office:value="1" calcext:value-type="float">
            <text:p>1</text:p>
          </table:table-cell>
          <table:table-cell table:style-name="ce1" table:formula="of:=[.C173]/[.C161]" office:value-type="float" office:value="1.22651970807277" calcext:value-type="float">
            <text:p>1.22651970807277</text:p>
          </table:table-cell>
          <table:table-cell table:style-name="ce1" table:formula="of:=[.D173]/[.D161]" office:value-type="float" office:value="1.79551015949312" calcext:value-type="float">
            <text:p>1.79551015949312</text:p>
          </table:table-cell>
          <table:table-cell table:style-name="ce1" table:formula="of:=[.E173]/[.E161]" office:value-type="float" office:value="0.334067073170732" calcext:value-type="float">
            <text:p>0.334067073170732</text:p>
          </table:table-cell>
          <table:table-cell table:style-name="ce1" table:formula="of:=[.F173]/[.F161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openmp</text:p>
          </table:table-cell>
          <table:table-cell table:style-name="Default" office:value-type="string" calcext:value-type="string">
            <text:p>8 thred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20*25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841067" calcext:value-type="float">
            <text:p>0.841067</text:p>
          </table:table-cell>
          <table:table-cell table:style-name="ce1" office:value-type="float" office:value="0.389085" calcext:value-type="float">
            <text:p>0.389085</text:p>
          </table:table-cell>
          <table:table-cell table:style-name="ce1" office:value-type="float" office:value="0.085882" calcext:value-type="float">
            <text:p>0.085882</text:p>
          </table:table-cell>
          <table:table-cell table:style-name="ce1" office:value-type="float" office:value="0.521185" calcext:value-type="float">
            <text:p>0.521185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179]/[.B179]" office:value-type="float" office:value="1" calcext:value-type="float">
            <text:p>1</text:p>
          </table:table-cell>
          <table:table-cell table:style-name="ce1" table:formula="of:=[.$B$179]/[.C179]" office:value-type="float" office:value="2.16165362324428" calcext:value-type="float">
            <text:p>2.16165362324428</text:p>
          </table:table-cell>
          <table:table-cell table:style-name="ce1" table:formula="of:=[.$B$179]/[.D179]" office:value-type="float" office:value="9.79328613679234" calcext:value-type="float">
            <text:p>9.79328613679234</text:p>
          </table:table-cell>
          <table:table-cell table:style-name="ce1" table:formula="of:=[.$B$179]/[.E179]" office:value-type="float" office:value="1.61375902990301" calcext:value-type="float">
            <text:p>1.61375902990301</text:p>
          </table:table-cell>
          <table:table-cell table:style-name="ce1" table:formula="of:=[.$B$179]/[.F179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180]/[.B161]" office:value-type="float" office:value="1" calcext:value-type="float">
            <text:p>1</text:p>
          </table:table-cell>
          <table:table-cell table:style-name="ce1" table:formula="of:=[.C180]/[.C161]" office:value-type="float" office:value="1.08082681162214" calcext:value-type="float">
            <text:p>1.08082681162214</text:p>
          </table:table-cell>
          <table:table-cell table:style-name="ce1" table:formula="of:=[.D180]/[.D161]" office:value-type="float" office:value="1.22416076709904" calcext:value-type="float">
            <text:p>1.22416076709904</text:p>
          </table:table-cell>
          <table:table-cell table:style-name="ce1" table:formula="of:=[.E180]/[.E161]" office:value-type="float" office:value="0.100859939368938" calcext:value-type="float">
            <text:p>0.100859939368938</text:p>
          </table:table-cell>
          <table:table-cell table:style-name="ce1" table:formula="of:=[.F180]/[.F161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openmp</text:p>
          </table:table-cell>
          <table:table-cell table:style-name="Default" office:value-type="string" calcext:value-type="string">
            <text:p>8 thred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40*51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4.229863" calcext:value-type="float">
            <text:p>4.229863</text:p>
          </table:table-cell>
          <table:table-cell table:style-name="ce1" office:value-type="float" office:value="1.157151" calcext:value-type="float">
            <text:p>1.157151</text:p>
          </table:table-cell>
          <table:table-cell table:style-name="ce1" office:value-type="float" office:value="0.427472" calcext:value-type="float">
            <text:p>0.427472</text:p>
          </table:table-cell>
          <table:table-cell table:style-name="ce1" office:value-type="float" office:value="0.275116" calcext:value-type="float">
            <text:p>0.275116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186]/[.B186]" office:value-type="float" office:value="1" calcext:value-type="float">
            <text:p>1</text:p>
          </table:table-cell>
          <table:table-cell table:style-name="ce1" table:formula="of:=[.$B$186]/[.C186]" office:value-type="float" office:value="3.65541143722816" calcext:value-type="float">
            <text:p>3.65541143722816</text:p>
          </table:table-cell>
          <table:table-cell table:style-name="ce1" table:formula="of:=[.$B$186]/[.D186]" office:value-type="float" office:value="9.89506447205899" calcext:value-type="float">
            <text:p>9.89506447205899</text:p>
          </table:table-cell>
          <table:table-cell table:style-name="ce1" table:formula="of:=[.$B$186]/[.E186]" office:value-type="float" office:value="15.3748346152169" calcext:value-type="float">
            <text:p>15.3748346152169</text:p>
          </table:table-cell>
          <table:table-cell table:style-name="ce1" table:formula="of:=[.$B$186]/[.F18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187]/[.B161]" office:value-type="float" office:value="1" calcext:value-type="float">
            <text:p>1</text:p>
          </table:table-cell>
          <table:table-cell table:style-name="ce1" table:formula="of:=[.C187]/[.C161]" office:value-type="float" office:value="1.82770571861408" calcext:value-type="float">
            <text:p>1.82770571861408</text:p>
          </table:table-cell>
          <table:table-cell table:style-name="ce1" table:formula="of:=[.D187]/[.D161]" office:value-type="float" office:value="1.23688305900737" calcext:value-type="float">
            <text:p>1.23688305900737</text:p>
          </table:table-cell>
          <table:table-cell table:style-name="ce1" table:formula="of:=[.E187]/[.E161]" office:value-type="float" office:value="0.960927163451053" calcext:value-type="float">
            <text:p>0.960927163451053</text:p>
          </table:table-cell>
          <table:table-cell table:style-name="ce1" table:formula="of:=[.F187]/[.F161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openmp</text:p>
          </table:table-cell>
          <table:table-cell table:style-name="Default" office:value-type="string" calcext:value-type="string">
            <text:p>8 thred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280*102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13.24541" calcext:value-type="float">
            <text:p>113.24541</text:p>
          </table:table-cell>
          <table:table-cell table:style-name="ce1" office:value-type="float" office:value="83.295008" calcext:value-type="float">
            <text:p>83.295008</text:p>
          </table:table-cell>
          <table:table-cell table:style-name="ce1" office:value-type="float" office:value="13.128208" calcext:value-type="float">
            <text:p>13.128208</text:p>
          </table:table-cell>
          <table:table-cell table:style-name="ce1" office:value-type="float" office:value="8.472781" calcext:value-type="float">
            <text:p>8.472781</text:p>
          </table:table-cell>
          <table:table-cell table:style-name="ce1" office:value-type="float" office:value="3.400328" calcext:value-type="float">
            <text:p>3.400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B$193]/[.B193]" office:value-type="float" office:value="1" calcext:value-type="float">
            <text:p>1</text:p>
          </table:table-cell>
          <table:table-cell table:style-name="ce1" table:formula="of:=[.$B$193]/[.C193]" office:value-type="float" office:value="1.35957019176948" calcext:value-type="float">
            <text:p>1.35957019176948</text:p>
          </table:table-cell>
          <table:table-cell table:style-name="ce1" table:formula="of:=[.$B$193]/[.D193]" office:value-type="float" office:value="8.62611332788146" calcext:value-type="float">
            <text:p>8.62611332788146</text:p>
          </table:table-cell>
          <table:table-cell table:style-name="ce1" table:formula="of:=[.$B$193]/[.E193]" office:value-type="float" office:value="13.3657898156461" calcext:value-type="float">
            <text:p>13.3657898156461</text:p>
          </table:table-cell>
          <table:table-cell table:style-name="ce1" table:formula="of:=[.$B$193]/[.F193]" office:value-type="float" office:value="33.3042606477963" calcext:value-type="float">
            <text:p>33.30426064779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iciency</text:p>
          </table:table-cell>
          <table:table-cell table:formula="of:=[.B194]/[.B161]" office:value-type="float" office:value="1" calcext:value-type="float">
            <text:p>1</text:p>
          </table:table-cell>
          <table:table-cell table:style-name="ce1" table:formula="of:=[.C194]/[.C161]" office:value-type="float" office:value="0.679785095884738" calcext:value-type="float">
            <text:p>0.679785095884738</text:p>
          </table:table-cell>
          <table:table-cell table:style-name="ce1" table:formula="of:=[.D194]/[.D161]" office:value-type="float" office:value="1.07826416598518" calcext:value-type="float">
            <text:p>1.07826416598518</text:p>
          </table:table-cell>
          <table:table-cell table:style-name="ce1" table:formula="of:=[.E194]/[.E161]" office:value-type="float" office:value="0.835361863477883" calcext:value-type="float">
            <text:p>0.835361863477883</text:p>
          </table:table-cell>
          <table:table-cell table:style-name="ce1" table:formula="of:=[.F194]/[.F161]" office:value-type="float" office:value="1.66521303238982" calcext:value-type="float">
            <text:p>1.66521303238982</text:p>
          </table:table-cell>
          <table:table-cell table:number-columns-repeated="8"/>
        </table:table-row>
        <table:table-row table:style-name="ro1" table:number-rows-repeated="6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mpi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80*6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0.065185" calcext:value-type="float">
            <text:p>0.065185</text:p>
          </table:table-cell>
          <table:table-cell table:style-name="ce1" office:value-type="float" office:value="0.49979" calcext:value-type="float">
            <text:p>0.49979</text:p>
          </table:table-cell>
          <table:table-cell table:style-name="ce1" office:value-type="float" office:value="7.778961" calcext:value-type="float">
            <text:p>7.778961</text:p>
          </table:table-cell>
          <table:table-cell table:style-name="ce1" office:value-type="float" office:value="41.182874" calcext:value-type="float">
            <text:p>41.182874</text:p>
          </table:table-cell>
          <table:table-cell table:style-name="ce1" office:value-type="float" office:value="111.462132" calcext:value-type="float">
            <text:p>111.4621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0.016029" calcext:value-type="float">
            <text:p>0.016029</text:p>
          </table:table-cell>
          <table:table-cell table:style-name="ce1" office:value-type="float" office:value="0.005336" calcext:value-type="float">
            <text:p>0.005336</text:p>
          </table:table-cell>
          <table:table-cell table:style-name="ce1" office:value-type="float" office:value="3.418108" calcext:value-type="float">
            <text:p>3.418108</text:p>
          </table:table-cell>
          <table:table-cell table:style-name="ce1" office:value-type="float" office:value="16.71281" calcext:value-type="float">
            <text:p>16.71281</text:p>
          </table:table-cell>
          <table:table-cell table:style-name="ce1" office:value-type="float" office:value="45.584247" calcext:value-type="float">
            <text:p>45.584247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mpi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160*12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0.074966" calcext:value-type="float">
            <text:p>0.074966</text:p>
          </table:table-cell>
          <table:table-cell table:style-name="ce1" office:value-type="float" office:value="0.61405" calcext:value-type="float">
            <text:p>0.61405</text:p>
          </table:table-cell>
          <table:table-cell table:style-name="ce1" office:value-type="float" office:value="6.881965" calcext:value-type="float">
            <text:p>6.881965</text:p>
          </table:table-cell>
          <table:table-cell table:style-name="ce1" office:value-type="float" office:value="38.143328" calcext:value-type="float">
            <text:p>38.143328</text:p>
          </table:table-cell>
          <table:table-cell table:style-name="ce1" office:value-type="float" office:value="105.25434" calcext:value-type="float">
            <text:p>105.254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0.032414" calcext:value-type="float">
            <text:p>0.032414</text:p>
          </table:table-cell>
          <table:table-cell table:style-name="ce1" office:value-type="float" office:value="0.005675" calcext:value-type="float">
            <text:p>0.005675</text:p>
          </table:table-cell>
          <table:table-cell table:style-name="ce1" office:value-type="float" office:value="4.133383" calcext:value-type="float">
            <text:p>4.133383</text:p>
          </table:table-cell>
          <table:table-cell table:style-name="ce1" office:value-type="float" office:value="19.841143" calcext:value-type="float">
            <text:p>19.841143</text:p>
          </table:table-cell>
          <table:table-cell table:style-name="ce1" office:value-type="float" office:value="40.655449" calcext:value-type="float">
            <text:p>40.655449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D198:Sheet1.D1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6:24:37.526112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2:08:15.739849770</meta:creation-date>
    <dc:date>2019-10-08T17:50:55.549902201</dc:date>
    <meta:editing-duration>P1DT1H23M1S</meta:editing-duration>
    <meta:editing-cycles>77</meta:editing-cycles>
    <meta:generator>LibreOffice/6.0.7.3$Linux_X86_64 LibreOffice_project/00m0$Build-3</meta:generator>
    <meta:document-statistic meta:table-count="1" meta:cell-count="901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55cm" svg:height="5.322cm" xlink:href=".." xlink:type="simple" chart:class="chart:line" chart:style-name="ch1">
        <chart:title svg:x="4.297cm" svg:y="0.242cm" chart:style-name="ch2">
          <text:p>MPI</text:p>
        </chart:title>
        <chart:legend chart:legend-position="start" svg:x="0.21cm" svg:y="1.366cm" style:legend-expansion="high" chart:style-name="ch3"/>
        <chart:plot-area chart:style-name="ch4" table:cell-range-address="Sheet1.A24:Sheet1.A24 Sheet1.A3:Sheet1.A3 Sheet1.B4:Sheet1.G4 Sheet1.A10:Sheet1.A10 Sheet1.B11:Sheet1.G11 Sheet1.A17:Sheet1.A17 Sheet1.B18:Sheet1.G18 Sheet1.B25:Sheet1.G25 Sheet1.A31:Sheet1.A31 Sheet1.B32:Sheet1.G32" chart:data-source-has-labels="both" svg:x="4.16cm" svg:y="1.127cm" svg:width="5.204cm" svg:height="3.108cm">
          <chartooo:coordinate-region svg:x="4.782cm" svg:y="1.326cm" svg:width="4.582cm" svg:height="2.262cm"/>
          <chart:axis chart:dimension="x" chart:name="primary-x" chart:style-name="ch5" chartooo:axis-type="auto">
            <chartooo:date-scale/>
            <chart:title svg:x="5.964cm" svg:y="4.341cm" chart:style-name="ch6">
              <text:p>processes</text:p>
            </chart:title>
            <chart:categories table:cell-range-address="Sheet1.A24:Sheet1.A24"/>
          </chart:axis>
          <chart:axis chart:dimension="y" chart:name="primary-y" chart:style-name="ch5">
            <chart:title svg:x="3.409cm" svg:y="2.99cm" chart:style-name="ch7">
              <text:p>sec</text:p>
            </chart:title>
            <chart:grid chart:style-name="ch8" chart:class="major"/>
          </chart:axis>
          <chart:series chart:style-name="ch9" chart:values-cell-range-address="Sheet1.B4:Sheet1.G4" chart:label-cell-address="Sheet1.A3:Sheet1.A3" chart:class="chart:line">
            <chart:data-point chart:repeated="6"/>
          </chart:series>
          <chart:series chart:style-name="ch10" chart:values-cell-range-address="Sheet1.B11:Sheet1.G11" chart:label-cell-address="Sheet1.A10:Sheet1.A10" chart:class="chart:line">
            <chart:data-point chart:repeated="6"/>
          </chart:series>
          <chart:series chart:style-name="ch11" chart:values-cell-range-address="Sheet1.B18:Sheet1.G18" chart:label-cell-address="Sheet1.A17:Sheet1.A17" chart:class="chart:line">
            <chart:data-point chart:repeated="6"/>
          </chart:series>
          <chart:series chart:style-name="ch12" chart:values-cell-range-address="Sheet1.B25:Sheet1.G25" chart:label-cell-address="Sheet1.A24:Sheet1.A24" chart:class="chart:line">
            <chart:data-point chart:repeated="6"/>
          </chart:series>
          <chart:series chart:style-name="ch13" chart:values-cell-range-address="Sheet1.B32:Sheet1.G32" chart:label-cell-address="Sheet1.A31:Sheet1.A3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0*512</text:p>
                <draw:g>
                  <svg:desc>Sheet1.A24:Sheet1.A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0*64</text:p>
                <draw:g>
                  <svg:desc>Sheet1.A3:Sheet1.A3</svg:desc>
                </draw:g>
              </table:table-cell>
              <table:table-cell office:value-type="float" office:value="1.320672">
                <text:p>1.320672</text:p>
                <draw:g>
                  <svg:desc>Sheet1.B4:Sheet1.G4</svg:desc>
                </draw:g>
              </table:table-cell>
              <table:table-cell office:value-type="float" office:value="0.35692">
                <text:p>0.35692</text:p>
              </table:table-cell>
              <table:table-cell office:value-type="float" office:value="0.19466">
                <text:p>0.19466</text:p>
              </table:table-cell>
              <table:table-cell office:value-type="float" office:value="0.391442">
                <text:p>0.391442</text:p>
              </table:table-cell>
              <table:table-cell office:value-type="float" office:value="0.529385">
                <text:p>0.529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*128</text:p>
                <draw:g>
                  <svg:desc>Sheet1.A10:Sheet1.A10</svg:desc>
                </draw:g>
              </table:table-cell>
              <table:table-cell office:value-type="float" office:value="8.486392">
                <text:p>8.486392</text:p>
                <draw:g>
                  <svg:desc>Sheet1.B11:Sheet1.G11</svg:desc>
                </draw:g>
              </table:table-cell>
              <table:table-cell office:value-type="float" office:value="0.819726">
                <text:p>0.819726</text:p>
              </table:table-cell>
              <table:table-cell office:value-type="float" office:value="0.251834">
                <text:p>0.251834</text:p>
              </table:table-cell>
              <table:table-cell office:value-type="float" office:value="0.57481">
                <text:p>0.57481</text:p>
              </table:table-cell>
              <table:table-cell office:value-type="float" office:value="0.433471">
                <text:p>0.433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*256</text:p>
                <draw:g>
                  <svg:desc>Sheet1.A17:Sheet1.A17</svg:desc>
                </draw:g>
              </table:table-cell>
              <table:table-cell office:value-type="float" office:value="12.683044">
                <text:p>12.683044</text:p>
                <draw:g>
                  <svg:desc>Sheet1.B18:Sheet1.G18</svg:desc>
                </draw:g>
              </table:table-cell>
              <table:table-cell office:value-type="float" office:value="2.850954">
                <text:p>2.850954</text:p>
              </table:table-cell>
              <table:table-cell office:value-type="float" office:value="0.777871">
                <text:p>0.777871</text:p>
              </table:table-cell>
              <table:table-cell office:value-type="float" office:value="0.5551">
                <text:p>0.5551</text:p>
              </table:table-cell>
              <table:table-cell office:value-type="float" office:value="0.465485">
                <text:p>0.465485</text:p>
              </table:table-cell>
              <table:table-cell office:value-type="float" office:value="0.636777">
                <text:p>0.636777</text:p>
              </table:table-cell>
            </table:table-row>
            <table:table-row>
              <table:table-cell office:value-type="string">
                <text:p>640*512</text:p>
                <draw:g>
                  <svg:desc>Sheet1.A24:Sheet1.A24</svg:desc>
                </draw:g>
              </table:table-cell>
              <table:table-cell office:value-type="float" office:value="44.894272">
                <text:p>44.894272</text:p>
                <draw:g>
                  <svg:desc>Sheet1.B25:Sheet1.G25</svg:desc>
                </draw:g>
              </table:table-cell>
              <table:table-cell office:value-type="float" office:value="11.392796">
                <text:p>11.392796</text:p>
              </table:table-cell>
              <table:table-cell office:value-type="float" office:value="2.948844">
                <text:p>2.948844</text:p>
              </table:table-cell>
              <table:table-cell office:value-type="float" office:value="1.282132">
                <text:p>1.282132</text:p>
              </table:table-cell>
              <table:table-cell office:value-type="float" office:value="0.845401">
                <text:p>0.845401</text:p>
              </table:table-cell>
              <table:table-cell office:value-type="float" office:value="0.663463">
                <text:p>0.663463</text:p>
              </table:table-cell>
            </table:table-row>
            <table:table-row>
              <table:table-cell office:value-type="string">
                <text:p>1280*1024</text:p>
                <draw:g>
                  <svg:desc>Sheet1.A31:Sheet1.A31</svg:desc>
                </draw:g>
              </table:table-cell>
              <table:table-cell office:value-type="float" office:value="70.374411">
                <text:p>70.374411</text:p>
                <draw:g>
                  <svg:desc>Sheet1.B32:Sheet1.G32</svg:desc>
                </draw:g>
              </table:table-cell>
              <table:table-cell office:value-type="float" office:value="19.453256">
                <text:p>19.453256</text:p>
              </table:table-cell>
              <table:table-cell office:value-type="float" office:value="4.298208">
                <text:p>4.298208</text:p>
              </table:table-cell>
              <table:table-cell office:value-type="float" office:value="1.19676">
                <text:p>1.19676</text:p>
              </table:table-cell>
              <table:table-cell office:value-type="float" office:value="0.902302">
                <text:p>0.902302</text:p>
              </table:table-cell>
              <table:table-cell office:value-type="float" office:value="0.765317">
                <text:p>0.765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55cm" svg:height="5.322cm" xlink:href=".." xlink:type="simple" chart:class="chart:line" chart:style-name="ch1">
        <chart:title svg:x="1.677cm" svg:y="0.242cm" chart:style-name="ch2">
          <text:p>MPI-openmp-reduce-4 threads</text:p>
        </chart:title>
        <chart:legend chart:legend-position="start" svg:x="0.21cm" svg:y="1.615cm" style:legend-expansion="high" chart:style-name="ch3"/>
        <chart:plot-area chart:style-name="ch4" table:cell-range-address="Sheet1.B124:Sheet1.F125 Sheet1.A3:Sheet1.A3 Sheet1.A10:Sheet1.A10 Sheet1.B132:Sheet1.F132 Sheet1.A17:Sheet1.A17 Sheet1.B139:Sheet1.F139 Sheet1.A145:Sheet1.A145 Sheet1.B146:Sheet1.E146" chart:data-source-has-labels="both" svg:x="3.79cm" svg:y="1.127cm" svg:width="5.574cm" svg:height="3.108cm">
          <chartooo:coordinate-region svg:x="4.226cm" svg:y="1.326cm" svg:width="4.951cm" svg:height="2.262cm"/>
          <chart:axis chart:dimension="x" chart:name="primary-x" chart:style-name="ch5" chartooo:axis-type="auto">
            <chartooo:date-scale/>
            <chart:title svg:x="5.779cm" svg:y="4.341cm" chart:style-name="ch6">
              <text:p>processes</text:p>
            </chart:title>
            <chart:categories table:cell-range-address="Sheet1.B124:Sheet1.F124"/>
          </chart:axis>
          <chart:axis chart:dimension="y" chart:name="primary-y" chart:style-name="ch5">
            <chart:title svg:x="3.039cm" svg:y="2.99cm" chart:style-name="ch7">
              <text:p>sec</text:p>
            </chart:title>
            <chart:grid chart:style-name="ch8" chart:class="major"/>
          </chart:axis>
          <chart:series chart:style-name="ch9" chart:values-cell-range-address="Sheet1.B125:Sheet1.F125" chart:label-cell-address="Sheet1.A3:Sheet1.A3" chart:class="chart:line">
            <chart:data-point chart:repeated="5"/>
          </chart:series>
          <chart:series chart:style-name="ch10" chart:values-cell-range-address="Sheet1.B132:Sheet1.F132" chart:label-cell-address="Sheet1.A10:Sheet1.A10" chart:class="chart:line">
            <chart:data-point chart:repeated="5"/>
          </chart:series>
          <chart:series chart:style-name="ch11" chart:values-cell-range-address="Sheet1.B139:Sheet1.F139" chart:label-cell-address="Sheet1.A17:Sheet1.A17" chart:class="chart:line">
            <chart:data-point chart:repeated="5"/>
          </chart:series>
          <chart:series chart:style-name="ch12" chart:values-cell-range-address="Sheet1.B146:Sheet1.E146" chart:label-cell-address="Sheet1.A145:Sheet1.A14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124:Sheet1.F12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80*64</text:p>
                <draw:g>
                  <svg:desc>Sheet1.A3:Sheet1.A3</svg:desc>
                </draw:g>
              </table:table-cell>
              <table:table-cell office:value-type="float" office:value="0.065541">
                <text:p>0.065541</text:p>
                <draw:g>
                  <svg:desc>Sheet1.B125:Sheet1.F125</svg:desc>
                </draw:g>
              </table:table-cell>
              <table:table-cell office:value-type="float" office:value="0.022649">
                <text:p>0.022649</text:p>
              </table:table-cell>
              <table:table-cell office:value-type="float" office:value="0.0652">
                <text:p>0.0652</text:p>
              </table:table-cell>
              <table:table-cell office:value-type="float" office:value="0.015533">
                <text:p>0.015533</text:p>
              </table:table-cell>
              <table:table-cell office:value-type="float" office:value="0.121161">
                <text:p>0.121161</text:p>
              </table:table-cell>
            </table:table-row>
            <table:table-row>
              <table:table-cell office:value-type="string">
                <text:p>160*128</text:p>
                <draw:g>
                  <svg:desc>Sheet1.A10:Sheet1.A10</svg:desc>
                </draw:g>
              </table:table-cell>
              <table:table-cell office:value-type="float" office:value="0.328722">
                <text:p>0.328722</text:p>
                <draw:g>
                  <svg:desc>Sheet1.B132:Sheet1.F132</svg:desc>
                </draw:g>
              </table:table-cell>
              <table:table-cell office:value-type="float" office:value="0.038106">
                <text:p>0.038106</text:p>
              </table:table-cell>
              <table:table-cell office:value-type="float" office:value="0.021187">
                <text:p>0.021187</text:p>
              </table:table-cell>
              <table:table-cell office:value-type="float" office:value="0.058024">
                <text:p>0.058024</text:p>
              </table:table-cell>
              <table:table-cell office:value-type="float" office:value="0.057205">
                <text:p>0.057205</text:p>
              </table:table-cell>
            </table:table-row>
            <table:table-row>
              <table:table-cell office:value-type="string">
                <text:p>320*256</text:p>
                <draw:g>
                  <svg:desc>Sheet1.A17:Sheet1.A17</svg:desc>
                </draw:g>
              </table:table-cell>
              <table:table-cell office:value-type="float" office:value="0.841067">
                <text:p>0.841067</text:p>
                <draw:g>
                  <svg:desc>Sheet1.B139:Sheet1.F139</svg:desc>
                </draw:g>
              </table:table-cell>
              <table:table-cell office:value-type="float" office:value="0.152562">
                <text:p>0.152562</text:p>
              </table:table-cell>
              <table:table-cell office:value-type="float" office:value="0.0501">
                <text:p>0.0501</text:p>
              </table:table-cell>
              <table:table-cell office:value-type="float" office:value="0.200252">
                <text:p>0.200252</text:p>
              </table:table-cell>
              <table:table-cell office:value-type="float" office:value="0.069786">
                <text:p>0.069786</text:p>
              </table:table-cell>
            </table:table-row>
            <table:table-row>
              <table:table-cell office:value-type="string">
                <text:p>640*512</text:p>
                <draw:g>
                  <svg:desc>Sheet1.A145:Sheet1.A145</svg:desc>
                </draw:g>
              </table:table-cell>
              <table:table-cell office:value-type="float" office:value="4.229863">
                <text:p>4.229863</text:p>
                <draw:g>
                  <svg:desc>Sheet1.B146:Sheet1.E146</svg:desc>
                </draw:g>
              </table:table-cell>
              <table:table-cell office:value-type="float" office:value="1.135594">
                <text:p>1.135594</text:p>
              </table:table-cell>
              <table:table-cell office:value-type="float" office:value="0.19086">
                <text:p>0.19086</text:p>
              </table:table-cell>
              <table:table-cell office:value-type="float" office:value="0.098455">
                <text:p>0.09845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55cm" svg:height="5.322cm" xlink:href=".." xlink:type="simple" chart:class="chart:line" chart:style-name="ch1">
        <chart:title svg:x="1.677cm" svg:y="0.242cm" chart:style-name="ch2">
          <text:p>MPI-openmp-reduce-4 threads</text:p>
        </chart:title>
        <chart:legend chart:legend-position="start" svg:x="0.21cm" svg:y="1.615cm" style:legend-expansion="high" chart:style-name="ch3"/>
        <chart:plot-area chart:style-name="ch4" table:cell-range-address="Sheet1.C131:Sheet1.F131 Sheet1.A3:Sheet1.A3 Sheet1.C126:Sheet1.F126 Sheet1.A10:Sheet1.A10 Sheet1.C133:Sheet1.F133 Sheet1.A17:Sheet1.A17 Sheet1.C140:Sheet1.F140 Sheet1.A145:Sheet1.A145 Sheet1.C147:Sheet1.E147" chart:data-source-has-labels="both" svg:x="3.79cm" svg:y="1.127cm" svg:width="5.574cm" svg:height="3.108cm">
          <chartooo:coordinate-region svg:x="4.411cm" svg:y="1.327cm" svg:width="4.766cm" svg:height="2.261cm"/>
          <chart:axis chart:dimension="x" chart:name="primary-x" chart:style-name="ch5" chartooo:axis-type="auto">
            <chartooo:date-scale/>
            <chart:title svg:x="5.779cm" svg:y="4.341cm" chart:style-name="ch6">
              <text:p>processes</text:p>
            </chart:title>
            <chart:categories table:cell-range-address="Sheet1.C131:Sheet1.F131"/>
          </chart:axis>
          <chart:axis chart:dimension="y" chart:name="primary-y" chart:style-name="ch5">
            <chart:title svg:x="3.039cm" svg:y="3.373cm" chart:style-name="ch7">
              <text:p>speedup</text:p>
            </chart:title>
            <chart:grid chart:style-name="ch8" chart:class="major"/>
          </chart:axis>
          <chart:series chart:style-name="ch9" chart:values-cell-range-address="Sheet1.C126:Sheet1.F126" chart:label-cell-address="Sheet1.A3:Sheet1.A3" chart:class="chart:line">
            <chart:data-point chart:repeated="4"/>
          </chart:series>
          <chart:series chart:style-name="ch10" chart:values-cell-range-address="Sheet1.C133:Sheet1.F133" chart:label-cell-address="Sheet1.A10:Sheet1.A10" chart:class="chart:line">
            <chart:data-point chart:repeated="4"/>
          </chart:series>
          <chart:series chart:style-name="ch11" chart:values-cell-range-address="Sheet1.C140:Sheet1.F140" chart:label-cell-address="Sheet1.A17:Sheet1.A17" chart:class="chart:line">
            <chart:data-point chart:repeated="4"/>
          </chart:series>
          <chart:series chart:style-name="ch12" chart:values-cell-range-address="Sheet1.C147:Sheet1.E147" chart:label-cell-address="Sheet1.A145:Sheet1.A145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Sheet1.C131:Sheet1.F131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80*64</text:p>
                <draw:g>
                  <svg:desc>Sheet1.A3:Sheet1.A3</svg:desc>
                </draw:g>
              </table:table-cell>
              <table:table-cell office:value-type="float" office:value="2.89377014437724">
                <text:p>2.89377014437724</text:p>
                <draw:g>
                  <svg:desc>Sheet1.C126:Sheet1.F126</svg:desc>
                </draw:g>
              </table:table-cell>
              <table:table-cell office:value-type="float" office:value="1.00523006134969">
                <text:p>1.00523006134969</text:p>
              </table:table-cell>
              <table:table-cell office:value-type="float" office:value="4.21946822893195">
                <text:p>4.21946822893195</text:p>
              </table:table-cell>
              <table:table-cell office:value-type="float" office:value="0.54094139203209">
                <text:p>0.54094139203209</text:p>
              </table:table-cell>
            </table:table-row>
            <table:table-row>
              <table:table-cell office:value-type="string">
                <text:p>160*128</text:p>
                <draw:g>
                  <svg:desc>Sheet1.A10:Sheet1.A10</svg:desc>
                </draw:g>
              </table:table-cell>
              <table:table-cell office:value-type="float" office:value="8.6265155093686">
                <text:p>8.6265155093686</text:p>
                <draw:g>
                  <svg:desc>Sheet1.C133:Sheet1.F133</svg:desc>
                </draw:g>
              </table:table-cell>
              <table:table-cell office:value-type="float" office:value="15.5152687969038">
                <text:p>15.5152687969038</text:p>
              </table:table-cell>
              <table:table-cell office:value-type="float" office:value="5.66527643733627">
                <text:p>5.66527643733627</text:p>
              </table:table-cell>
              <table:table-cell office:value-type="float" office:value="5.74638580543659">
                <text:p>5.74638580543659</text:p>
              </table:table-cell>
            </table:table-row>
            <table:table-row>
              <table:table-cell office:value-type="string">
                <text:p>320*256</text:p>
                <draw:g>
                  <svg:desc>Sheet1.A17:Sheet1.A17</svg:desc>
                </draw:g>
              </table:table-cell>
              <table:table-cell office:value-type="float" office:value="5.51295211127279">
                <text:p>5.51295211127279</text:p>
                <draw:g>
                  <svg:desc>Sheet1.C140:Sheet1.F140</svg:desc>
                </draw:g>
              </table:table-cell>
              <table:table-cell office:value-type="float" office:value="16.7877644710579">
                <text:p>16.7877644710579</text:p>
              </table:table-cell>
              <table:table-cell office:value-type="float" office:value="4.20004294588818">
                <text:p>4.20004294588818</text:p>
              </table:table-cell>
              <table:table-cell office:value-type="float" office:value="12.0520878113089">
                <text:p>12.0520878113089</text:p>
              </table:table-cell>
            </table:table-row>
            <table:table-row>
              <table:table-cell office:value-type="string">
                <text:p>640*512</text:p>
                <draw:g>
                  <svg:desc>Sheet1.A145:Sheet1.A145</svg:desc>
                </draw:g>
              </table:table-cell>
              <table:table-cell office:value-type="float" office:value="3.72480217401642">
                <text:p>3.72480217401642</text:p>
                <draw:g>
                  <svg:desc>Sheet1.C147:Sheet1.E147</svg:desc>
                </draw:g>
              </table:table-cell>
              <table:table-cell office:value-type="float" office:value="22.162124069999">
                <text:p>22.162124069999</text:p>
              </table:table-cell>
              <table:table-cell office:value-type="float" office:value="42.962399065563">
                <text:p>42.96239906556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55cm" svg:height="5.322cm" xlink:href=".." xlink:type="simple" chart:class="chart:line" chart:style-name="ch1">
        <chart:title svg:x="1.677cm" svg:y="0.242cm" chart:style-name="ch2">
          <text:p>MPI-openmp-reduce-4 threads</text:p>
        </chart:title>
        <chart:legend chart:legend-position="start" svg:x="0.21cm" svg:y="1.615cm" style:legend-expansion="high" chart:style-name="ch3"/>
        <chart:plot-area chart:style-name="ch4" table:cell-range-address="Sheet1.C131:Sheet1.F131 Sheet1.A3:Sheet1.A3 Sheet1.C127:Sheet1.F127 Sheet1.A10:Sheet1.A10 Sheet1.C134:Sheet1.F134 Sheet1.A17:Sheet1.A17 Sheet1.C141:Sheet1.F141 Sheet1.A145:Sheet1.A145 Sheet1.C148:Sheet1.E148" chart:data-source-has-labels="both" svg:x="3.79cm" svg:y="1.127cm" svg:width="5.574cm" svg:height="3.108cm">
          <chartooo:coordinate-region svg:x="4.226cm" svg:y="1.326cm" svg:width="4.951cm" svg:height="2.262cm"/>
          <chart:axis chart:dimension="x" chart:name="primary-x" chart:style-name="ch5" chartooo:axis-type="auto">
            <chartooo:date-scale/>
            <chart:title svg:x="5.779cm" svg:y="4.341cm" chart:style-name="ch6">
              <text:p>processes</text:p>
            </chart:title>
            <chart:categories table:cell-range-address="Sheet1.C131:Sheet1.F131"/>
          </chart:axis>
          <chart:axis chart:dimension="y" chart:name="primary-y" chart:style-name="ch5">
            <chart:title svg:x="3.039cm" svg:y="3.413cm" chart:style-name="ch7">
              <text:p>efficiency</text:p>
            </chart:title>
            <chart:grid chart:style-name="ch8" chart:class="major"/>
          </chart:axis>
          <chart:series chart:style-name="ch9" chart:values-cell-range-address="Sheet1.C127:Sheet1.F127" chart:label-cell-address="Sheet1.A3:Sheet1.A3" chart:class="chart:line">
            <chart:data-point chart:repeated="4"/>
          </chart:series>
          <chart:series chart:style-name="ch10" chart:values-cell-range-address="Sheet1.C134:Sheet1.F134" chart:label-cell-address="Sheet1.A10:Sheet1.A10" chart:class="chart:line">
            <chart:data-point chart:repeated="4"/>
          </chart:series>
          <chart:series chart:style-name="ch11" chart:values-cell-range-address="Sheet1.C141:Sheet1.F141" chart:label-cell-address="Sheet1.A17:Sheet1.A17" chart:class="chart:line">
            <chart:data-point chart:repeated="4"/>
          </chart:series>
          <chart:series chart:style-name="ch12" chart:values-cell-range-address="Sheet1.C148:Sheet1.E148" chart:label-cell-address="Sheet1.A145:Sheet1.A145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Sheet1.C131:Sheet1.F131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80*64</text:p>
                <draw:g>
                  <svg:desc>Sheet1.A3:Sheet1.A3</svg:desc>
                </draw:g>
              </table:table-cell>
              <table:table-cell office:value-type="float" office:value="1.44688507218862">
                <text:p>1.44688507218862</text:p>
                <draw:g>
                  <svg:desc>Sheet1.C127:Sheet1.F127</svg:desc>
                </draw:g>
              </table:table-cell>
              <table:table-cell office:value-type="float" office:value="0.125653757668712">
                <text:p>0.125653757668712</text:p>
              </table:table-cell>
              <table:table-cell office:value-type="float" office:value="0.263716764308247">
                <text:p>0.263716764308247</text:p>
              </table:table-cell>
              <table:table-cell office:value-type="float" office:value="0.0270470696016045">
                <text:p>0.0270470696016045</text:p>
              </table:table-cell>
            </table:table-row>
            <table:table-row>
              <table:table-cell office:value-type="string">
                <text:p>160*128</text:p>
                <draw:g>
                  <svg:desc>Sheet1.A10:Sheet1.A10</svg:desc>
                </draw:g>
              </table:table-cell>
              <table:table-cell office:value-type="float" office:value="4.3132577546843">
                <text:p>4.3132577546843</text:p>
                <draw:g>
                  <svg:desc>Sheet1.C134:Sheet1.F134</svg:desc>
                </draw:g>
              </table:table-cell>
              <table:table-cell office:value-type="float" office:value="1.93940859961297">
                <text:p>1.93940859961297</text:p>
              </table:table-cell>
              <table:table-cell office:value-type="float" office:value="0.354079777333517">
                <text:p>0.354079777333517</text:p>
              </table:table-cell>
              <table:table-cell office:value-type="float" office:value="0.287319290271829">
                <text:p>0.287319290271829</text:p>
              </table:table-cell>
            </table:table-row>
            <table:table-row>
              <table:table-cell office:value-type="string">
                <text:p>320*256</text:p>
                <draw:g>
                  <svg:desc>Sheet1.A17:Sheet1.A17</svg:desc>
                </draw:g>
              </table:table-cell>
              <table:table-cell office:value-type="float" office:value="2.7564760556364">
                <text:p>2.7564760556364</text:p>
                <draw:g>
                  <svg:desc>Sheet1.C141:Sheet1.F141</svg:desc>
                </draw:g>
              </table:table-cell>
              <table:table-cell office:value-type="float" office:value="2.09847055888224">
                <text:p>2.09847055888224</text:p>
              </table:table-cell>
              <table:table-cell office:value-type="float" office:value="0.262502684118011">
                <text:p>0.262502684118011</text:p>
              </table:table-cell>
              <table:table-cell office:value-type="float" office:value="0.602604390565443">
                <text:p>0.602604390565443</text:p>
              </table:table-cell>
            </table:table-row>
            <table:table-row>
              <table:table-cell office:value-type="string">
                <text:p>640*512</text:p>
                <draw:g>
                  <svg:desc>Sheet1.A145:Sheet1.A145</svg:desc>
                </draw:g>
              </table:table-cell>
              <table:table-cell office:value-type="float" office:value="1.86240108700821">
                <text:p>1.86240108700821</text:p>
                <draw:g>
                  <svg:desc>Sheet1.C148:Sheet1.E148</svg:desc>
                </draw:g>
              </table:table-cell>
              <table:table-cell office:value-type="float" office:value="2.77026550874987">
                <text:p>2.77026550874987</text:p>
              </table:table-cell>
              <table:table-cell office:value-type="float" office:value="2.68514994159768">
                <text:p>2.6851499415976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55cm" svg:height="5.322cm" xlink:href=".." xlink:type="simple" chart:class="chart:line" chart:style-name="ch1">
        <chart:title svg:x="1.677cm" svg:y="0.242cm" chart:style-name="ch2">
          <text:p>MPI-openmp-reduce-8 threads</text:p>
        </chart:title>
        <chart:legend chart:legend-position="start" svg:x="0.21cm" svg:y="1.615cm" style:legend-expansion="high" chart:style-name="ch3"/>
        <chart:plot-area chart:style-name="ch4" table:cell-range-address="Sheet1.B164:Sheet1.F165 Sheet1.A3:Sheet1.A3 Sheet1.A10:Sheet1.A10 Sheet1.B172:Sheet1.F172 Sheet1.A17:Sheet1.A17 Sheet1.B179:Sheet1.F179 Sheet1.A185:Sheet1.A185 Sheet1.B186:Sheet1.E186" chart:data-source-has-labels="both" svg:x="3.79cm" svg:y="1.127cm" svg:width="5.574cm" svg:height="3.108cm">
          <chartooo:coordinate-region svg:x="4.226cm" svg:y="1.326cm" svg:width="4.951cm" svg:height="2.262cm"/>
          <chart:axis chart:dimension="x" chart:name="primary-x" chart:style-name="ch5" chartooo:axis-type="auto">
            <chartooo:date-scale/>
            <chart:title svg:x="5.779cm" svg:y="4.341cm" chart:style-name="ch6">
              <text:p>processes</text:p>
            </chart:title>
            <chart:categories table:cell-range-address="Sheet1.B164:Sheet1.F164"/>
          </chart:axis>
          <chart:axis chart:dimension="y" chart:name="primary-y" chart:style-name="ch5">
            <chart:title svg:x="3.039cm" svg:y="2.99cm" chart:style-name="ch7">
              <text:p>sec</text:p>
            </chart:title>
            <chart:grid chart:style-name="ch8" chart:class="major"/>
          </chart:axis>
          <chart:series chart:style-name="ch9" chart:values-cell-range-address="Sheet1.B165:Sheet1.F165" chart:label-cell-address="Sheet1.A3:Sheet1.A3" chart:class="chart:line">
            <chart:data-point chart:repeated="5"/>
          </chart:series>
          <chart:series chart:style-name="ch10" chart:values-cell-range-address="Sheet1.B172:Sheet1.F172" chart:label-cell-address="Sheet1.A10:Sheet1.A10" chart:class="chart:line">
            <chart:data-point chart:repeated="5"/>
          </chart:series>
          <chart:series chart:style-name="ch11" chart:values-cell-range-address="Sheet1.B179:Sheet1.F179" chart:label-cell-address="Sheet1.A17:Sheet1.A17" chart:class="chart:line">
            <chart:data-point chart:repeated="5"/>
          </chart:series>
          <chart:series chart:style-name="ch12" chart:values-cell-range-address="Sheet1.B186:Sheet1.E186" chart:label-cell-address="Sheet1.A185:Sheet1.A18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164:Sheet1.F16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80*64</text:p>
                <draw:g>
                  <svg:desc>Sheet1.A3:Sheet1.A3</svg:desc>
                </draw:g>
              </table:table-cell>
              <table:table-cell office:value-type="float" office:value="0.065541">
                <text:p>0.065541</text:p>
                <draw:g>
                  <svg:desc>Sheet1.B165:Sheet1.F165</svg:desc>
                </draw:g>
              </table:table-cell>
              <table:table-cell office:value-type="float" office:value="0.020643">
                <text:p>0.020643</text:p>
              </table:table-cell>
              <table:table-cell office:value-type="float" office:value="0.074081">
                <text:p>0.074081</text:p>
              </table:table-cell>
              <table:table-cell office:value-type="float" office:value="0.015466">
                <text:p>0.015466</text:p>
              </table:table-cell>
              <table:table-cell office:value-type="float" office:value="0.65897">
                <text:p>0.65897</text:p>
              </table:table-cell>
            </table:table-row>
            <table:table-row>
              <table:table-cell office:value-type="string">
                <text:p>160*128</text:p>
                <draw:g>
                  <svg:desc>Sheet1.A10:Sheet1.A10</svg:desc>
                </draw:g>
              </table:table-cell>
              <table:table-cell office:value-type="float" office:value="0.328722">
                <text:p>0.328722</text:p>
                <draw:g>
                  <svg:desc>Sheet1.B172:Sheet1.F172</svg:desc>
                </draw:g>
              </table:table-cell>
              <table:table-cell office:value-type="float" office:value="0.134006">
                <text:p>0.134006</text:p>
              </table:table-cell>
              <table:table-cell office:value-type="float" office:value="0.022885">
                <text:p>0.022885</text:p>
              </table:table-cell>
              <table:table-cell office:value-type="float" office:value="0.0615">
                <text:p>0.0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*256</text:p>
                <draw:g>
                  <svg:desc>Sheet1.A17:Sheet1.A17</svg:desc>
                </draw:g>
              </table:table-cell>
              <table:table-cell office:value-type="float" office:value="0.841067">
                <text:p>0.841067</text:p>
                <draw:g>
                  <svg:desc>Sheet1.B179:Sheet1.F179</svg:desc>
                </draw:g>
              </table:table-cell>
              <table:table-cell office:value-type="float" office:value="0.389085">
                <text:p>0.389085</text:p>
              </table:table-cell>
              <table:table-cell office:value-type="float" office:value="0.085882">
                <text:p>0.085882</text:p>
              </table:table-cell>
              <table:table-cell office:value-type="float" office:value="0.521185">
                <text:p>0.521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*512</text:p>
                <draw:g>
                  <svg:desc>Sheet1.A185:Sheet1.A185</svg:desc>
                </draw:g>
              </table:table-cell>
              <table:table-cell office:value-type="float" office:value="4.229863">
                <text:p>4.229863</text:p>
                <draw:g>
                  <svg:desc>Sheet1.B186:Sheet1.E186</svg:desc>
                </draw:g>
              </table:table-cell>
              <table:table-cell office:value-type="float" office:value="1.157151">
                <text:p>1.157151</text:p>
              </table:table-cell>
              <table:table-cell office:value-type="float" office:value="0.427472">
                <text:p>0.427472</text:p>
              </table:table-cell>
              <table:table-cell office:value-type="float" office:value="0.275116">
                <text:p>0.27511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55cm" svg:height="5.322cm" xlink:href=".." xlink:type="simple" chart:class="chart:line" chart:style-name="ch1">
        <chart:title svg:x="1.677cm" svg:y="0.242cm" chart:style-name="ch2">
          <text:p>MPI-openmp-reduce-8 threads</text:p>
        </chart:title>
        <chart:legend chart:legend-position="start" svg:x="0.21cm" svg:y="1.615cm" style:legend-expansion="high" chart:style-name="ch3"/>
        <chart:plot-area chart:style-name="ch4" table:cell-range-address="Sheet1.C164:Sheet1.F164 Sheet1.A3:Sheet1.A3 Sheet1.C166:Sheet1.F166 Sheet1.A10:Sheet1.A10 Sheet1.C173:Sheet1.F173 Sheet1.A17:Sheet1.A17 Sheet1.C180:Sheet1.F180 Sheet1.A185:Sheet1.A185 Sheet1.C187:Sheet1.E187" chart:data-source-has-labels="both" svg:x="3.79cm" svg:y="1.127cm" svg:width="5.574cm" svg:height="3.108cm">
          <chartooo:coordinate-region svg:x="4.226cm" svg:y="1.326cm" svg:width="4.766cm" svg:height="2.262cm"/>
          <chart:axis chart:dimension="x" chart:name="primary-x" chart:style-name="ch5" chartooo:axis-type="auto">
            <chartooo:date-scale/>
            <chart:title svg:x="5.779cm" svg:y="4.341cm" chart:style-name="ch6">
              <text:p>processes</text:p>
            </chart:title>
            <chart:categories table:cell-range-address="Sheet1.C164:Sheet1.F164"/>
          </chart:axis>
          <chart:axis chart:dimension="y" chart:name="primary-y" chart:style-name="ch5">
            <chart:title svg:x="3.039cm" svg:y="3.373cm" chart:style-name="ch7">
              <text:p>speedup</text:p>
            </chart:title>
            <chart:grid chart:style-name="ch8" chart:class="major"/>
          </chart:axis>
          <chart:series chart:style-name="ch9" chart:values-cell-range-address="Sheet1.C166:Sheet1.F166" chart:label-cell-address="Sheet1.A3:Sheet1.A3" chart:class="chart:line">
            <chart:data-point chart:repeated="4"/>
          </chart:series>
          <chart:series chart:style-name="ch10" chart:values-cell-range-address="Sheet1.C173:Sheet1.F173" chart:label-cell-address="Sheet1.A10:Sheet1.A10" chart:class="chart:line">
            <chart:data-point chart:repeated="4"/>
          </chart:series>
          <chart:series chart:style-name="ch11" chart:values-cell-range-address="Sheet1.C180:Sheet1.F180" chart:label-cell-address="Sheet1.A17:Sheet1.A17" chart:class="chart:line">
            <chart:data-point chart:repeated="4"/>
          </chart:series>
          <chart:series chart:style-name="ch12" chart:values-cell-range-address="Sheet1.C187:Sheet1.E187" chart:label-cell-address="Sheet1.A185:Sheet1.A185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C164:Sheet1.F16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80*64</text:p>
                <draw:g>
                  <svg:desc>Sheet1.A3:Sheet1.A3</svg:desc>
                </draw:g>
              </table:table-cell>
              <table:table-cell office:value-type="float" office:value="3.17497456765005">
                <text:p>3.17497456765005</text:p>
                <draw:g>
                  <svg:desc>Sheet1.C166:Sheet1.F166</svg:desc>
                </draw:g>
              </table:table-cell>
              <table:table-cell office:value-type="float" office:value="0.8847207786072">
                <text:p>0.8847207786072</text:p>
              </table:table-cell>
              <table:table-cell office:value-type="float" office:value="4.23774731669469">
                <text:p>4.23774731669469</text:p>
              </table:table-cell>
              <table:table-cell office:value-type="float" office:value="0.0994597629634126">
                <text:p>0.0994597629634126</text:p>
              </table:table-cell>
            </table:table-row>
            <table:table-row>
              <table:table-cell office:value-type="string">
                <text:p>160*128</text:p>
                <draw:g>
                  <svg:desc>Sheet1.A10:Sheet1.A10</svg:desc>
                </draw:g>
              </table:table-cell>
              <table:table-cell office:value-type="float" office:value="2.45303941614555">
                <text:p>2.45303941614555</text:p>
                <draw:g>
                  <svg:desc>Sheet1.C173:Sheet1.F173</svg:desc>
                </draw:g>
              </table:table-cell>
              <table:table-cell office:value-type="float" office:value="14.3640812759449">
                <text:p>14.3640812759449</text:p>
              </table:table-cell>
              <table:table-cell office:value-type="float" office:value="5.34507317073171">
                <text:p>5.34507317073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*256</text:p>
                <draw:g>
                  <svg:desc>Sheet1.A17:Sheet1.A17</svg:desc>
                </draw:g>
              </table:table-cell>
              <table:table-cell office:value-type="float" office:value="2.16165362324428">
                <text:p>2.16165362324428</text:p>
                <draw:g>
                  <svg:desc>Sheet1.C180:Sheet1.F180</svg:desc>
                </draw:g>
              </table:table-cell>
              <table:table-cell office:value-type="float" office:value="9.79328613679234">
                <text:p>9.79328613679234</text:p>
              </table:table-cell>
              <table:table-cell office:value-type="float" office:value="1.61375902990301">
                <text:p>1.61375902990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*512</text:p>
                <draw:g>
                  <svg:desc>Sheet1.A185:Sheet1.A185</svg:desc>
                </draw:g>
              </table:table-cell>
              <table:table-cell office:value-type="float" office:value="3.65541143722816">
                <text:p>3.65541143722816</text:p>
                <draw:g>
                  <svg:desc>Sheet1.C187:Sheet1.E187</svg:desc>
                </draw:g>
              </table:table-cell>
              <table:table-cell office:value-type="float" office:value="9.89506447205899">
                <text:p>9.89506447205899</text:p>
              </table:table-cell>
              <table:table-cell office:value-type="float" office:value="15.3748346152169">
                <text:p>15.37483461521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55cm" svg:height="5.322cm" xlink:href=".." xlink:type="simple" chart:class="chart:line" chart:style-name="ch1">
        <chart:title svg:x="1.677cm" svg:y="0.242cm" chart:style-name="ch2">
          <text:p>MPI-openmp-reduce-8 threads</text:p>
        </chart:title>
        <chart:legend chart:legend-position="start" svg:x="0.21cm" svg:y="1.615cm" style:legend-expansion="high" chart:style-name="ch3"/>
        <chart:plot-area chart:style-name="ch4" table:cell-range-address="Sheet1.C164:Sheet1.F164 Sheet1.A3:Sheet1.A3 Sheet1.C167:Sheet1.F167 Sheet1.A10:Sheet1.A10 Sheet1.C174:Sheet1.F174 Sheet1.A17:Sheet1.A17 Sheet1.C181:Sheet1.F181 Sheet1.A185:Sheet1.A185 Sheet1.C188:Sheet1.E188" chart:data-source-has-labels="both" svg:x="3.79cm" svg:y="1.127cm" svg:width="5.574cm" svg:height="3.108cm">
          <chartooo:coordinate-region svg:x="4.517cm" svg:y="1.326cm" svg:width="4.66cm" svg:height="2.262cm"/>
          <chart:axis chart:dimension="x" chart:name="primary-x" chart:style-name="ch5" chartooo:axis-type="auto">
            <chartooo:date-scale/>
            <chart:title svg:x="5.779cm" svg:y="4.341cm" chart:style-name="ch6">
              <text:p>processes</text:p>
            </chart:title>
            <chart:categories table:cell-range-address="Sheet1.C164:Sheet1.F164"/>
          </chart:axis>
          <chart:axis chart:dimension="y" chart:name="primary-y" chart:style-name="ch5">
            <chart:title svg:x="3.039cm" svg:y="3.413cm" chart:style-name="ch7">
              <text:p>efficiency</text:p>
            </chart:title>
            <chart:grid chart:style-name="ch8" chart:class="major"/>
          </chart:axis>
          <chart:series chart:style-name="ch9" chart:values-cell-range-address="Sheet1.C167:Sheet1.F167" chart:label-cell-address="Sheet1.A3:Sheet1.A3" chart:class="chart:line">
            <chart:data-point chart:repeated="4"/>
          </chart:series>
          <chart:series chart:style-name="ch10" chart:values-cell-range-address="Sheet1.C174:Sheet1.F174" chart:label-cell-address="Sheet1.A10:Sheet1.A10" chart:class="chart:line">
            <chart:data-point chart:repeated="4"/>
          </chart:series>
          <chart:series chart:style-name="ch11" chart:values-cell-range-address="Sheet1.C181:Sheet1.F181" chart:label-cell-address="Sheet1.A17:Sheet1.A17" chart:class="chart:line">
            <chart:data-point chart:repeated="4"/>
          </chart:series>
          <chart:series chart:style-name="ch12" chart:values-cell-range-address="Sheet1.C188:Sheet1.E188" chart:label-cell-address="Sheet1.A185:Sheet1.A185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C164:Sheet1.F16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80*64</text:p>
                <draw:g>
                  <svg:desc>Sheet1.A3:Sheet1.A3</svg:desc>
                </draw:g>
              </table:table-cell>
              <table:table-cell office:value-type="float" office:value="1.58748728382503">
                <text:p>1.58748728382503</text:p>
                <draw:g>
                  <svg:desc>Sheet1.C167:Sheet1.F167</svg:desc>
                </draw:g>
              </table:table-cell>
              <table:table-cell office:value-type="float" office:value="0.1105900973259">
                <text:p>0.1105900973259</text:p>
              </table:table-cell>
              <table:table-cell office:value-type="float" office:value="0.264859207293418">
                <text:p>0.264859207293418</text:p>
              </table:table-cell>
              <table:table-cell office:value-type="float" office:value="0.00497298814817063">
                <text:p>0.00497298814817063</text:p>
              </table:table-cell>
            </table:table-row>
            <table:table-row>
              <table:table-cell office:value-type="string">
                <text:p>160*128</text:p>
                <draw:g>
                  <svg:desc>Sheet1.A10:Sheet1.A10</svg:desc>
                </draw:g>
              </table:table-cell>
              <table:table-cell office:value-type="float" office:value="1.22651970807277">
                <text:p>1.22651970807277</text:p>
                <draw:g>
                  <svg:desc>Sheet1.C174:Sheet1.F174</svg:desc>
                </draw:g>
              </table:table-cell>
              <table:table-cell office:value-type="float" office:value="1.79551015949312">
                <text:p>1.79551015949312</text:p>
              </table:table-cell>
              <table:table-cell office:value-type="float" office:value="0.334067073170732">
                <text:p>0.334067073170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*256</text:p>
                <draw:g>
                  <svg:desc>Sheet1.A17:Sheet1.A17</svg:desc>
                </draw:g>
              </table:table-cell>
              <table:table-cell office:value-type="float" office:value="1.08082681162214">
                <text:p>1.08082681162214</text:p>
                <draw:g>
                  <svg:desc>Sheet1.C181:Sheet1.F181</svg:desc>
                </draw:g>
              </table:table-cell>
              <table:table-cell office:value-type="float" office:value="1.22416076709904">
                <text:p>1.22416076709904</text:p>
              </table:table-cell>
              <table:table-cell office:value-type="float" office:value="0.100859939368938">
                <text:p>0.100859939368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*512</text:p>
                <draw:g>
                  <svg:desc>Sheet1.A185:Sheet1.A185</svg:desc>
                </draw:g>
              </table:table-cell>
              <table:table-cell office:value-type="float" office:value="1.82770571861408">
                <text:p>1.82770571861408</text:p>
                <draw:g>
                  <svg:desc>Sheet1.C188:Sheet1.E188</svg:desc>
                </draw:g>
              </table:table-cell>
              <table:table-cell office:value-type="float" office:value="1.23688305900737">
                <text:p>1.23688305900737</text:p>
              </table:table-cell>
              <table:table-cell office:value-type="float" office:value="0.960927163451053">
                <text:p>0.96092716345105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3cm" svg:height="5.738cm" xlink:href=".." xlink:type="simple" chart:class="chart:line" chart:style-name="ch1">
        <chart:title svg:x="4.022cm" svg:y="0.25cm" chart:style-name="ch2">
          <text:p>1280*1024</text:p>
        </chart:title>
        <chart:legend chart:legend-position="start" svg:x="0.21cm" svg:y="2.321cm" style:legend-expansion="high" chart:style-name="ch3"/>
        <chart:plot-area chart:style-name="ch4" table:cell-range-address="Sheet1.C56:Sheet1.G56 Sheet1.A30:Sheet1.A30 Sheet1.B32:Sheet1.G32 Sheet1.A69:Sheet1.A69 Sheet1.B71:Sheet1.F71" chart:data-source-has-labels="both" svg:x="3.778cm" svg:y="1.143cm" svg:width="6.316cm" svg:height="3.5cm">
          <chartooo:coordinate-region svg:x="4.585cm" svg:y="1.342cm" svg:width="5.509cm" svg:height="2.654cm"/>
          <chart:axis chart:dimension="x" chart:name="primary-x" chart:style-name="ch5" chartooo:axis-type="auto">
            <chartooo:date-scale/>
            <chart:title svg:x="6.138cm" svg:y="4.757cm" chart:style-name="ch6">
              <text:p>processes</text:p>
            </chart:title>
            <chart:categories table:cell-range-address="Sheet1.C56:Sheet1.G56"/>
          </chart:axis>
          <chart:axis chart:dimension="y" chart:name="primary-y" chart:style-name="ch5">
            <chart:title svg:x="3.012cm" svg:y="3.625cm" chart:style-name="ch7">
              <text:p>efficiency</text:p>
            </chart:title>
            <chart:grid chart:style-name="ch8" chart:class="major"/>
          </chart:axis>
          <chart:series chart:style-name="ch9" chart:values-cell-range-address="Sheet1.B32:Sheet1.G32" chart:label-cell-address="Sheet1.A30:Sheet1.A30" chart:class="chart:line">
            <chart:data-point chart:repeated="6"/>
          </chart:series>
          <chart:series chart:style-name="ch10" chart:values-cell-range-address="Sheet1.B71:Sheet1.F71" chart:label-cell-address="Sheet1.A69:Sheet1.A69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Sheet1.C56:Sheet1.G56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</table:table-row>
          </table:table-header-rows>
          <table:table-rows>
            <table:table-row>
              <table:table-cell office:value-type="string">
                <text:p>MPI</text:p>
                <draw:g>
                  <svg:desc>Sheet1.A30:Sheet1.A30</svg:desc>
                </draw:g>
              </table:table-cell>
              <table:table-cell office:value-type="float" office:value="70.374411">
                <text:p>70.374411</text:p>
                <draw:g>
                  <svg:desc>Sheet1.B32:Sheet1.G32</svg:desc>
                </draw:g>
              </table:table-cell>
              <table:table-cell office:value-type="float" office:value="19.453256">
                <text:p>19.453256</text:p>
              </table:table-cell>
              <table:table-cell office:value-type="float" office:value="4.298208">
                <text:p>4.298208</text:p>
              </table:table-cell>
              <table:table-cell office:value-type="float" office:value="1.19676">
                <text:p>1.19676</text:p>
              </table:table-cell>
              <table:table-cell office:value-type="float" office:value="0.902302">
                <text:p>0.902302</text:p>
              </table:table-cell>
              <table:table-cell office:value-type="float" office:value="0.765317">
                <text:p>0.765317</text:p>
              </table:table-cell>
            </table:table-row>
            <table:table-row>
              <table:table-cell office:value-type="string">
                <text:p>MPI-red</text:p>
                <draw:g>
                  <svg:desc>Sheet1.A69:Sheet1.A69</svg:desc>
                </draw:g>
              </table:table-cell>
              <table:table-cell office:value-type="float" office:value="113.24541">
                <text:p>113.24541</text:p>
                <draw:g>
                  <svg:desc>Sheet1.B71:Sheet1.F71</svg:desc>
                </draw:g>
              </table:table-cell>
              <table:table-cell office:value-type="float" office:value="29.834932">
                <text:p>29.834932</text:p>
              </table:table-cell>
              <table:table-cell office:value-type="float" office:value="5.986788">
                <text:p>5.986788</text:p>
              </table:table-cell>
              <table:table-cell office:value-type="float" office:value="2.627091">
                <text:p>2.627091</text:p>
              </table:table-cell>
              <table:table-cell office:value-type="float" office:value="1.32552">
                <text:p>1.3255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55cm" svg:height="5.322cm" xlink:href=".." xlink:type="simple" chart:class="chart:line" chart:style-name="ch1">
        <chart:title svg:x="4.297cm" svg:y="0.242cm" chart:style-name="ch2">
          <text:p>MPI</text:p>
        </chart:title>
        <chart:legend chart:legend-position="start" svg:x="0.21cm" svg:y="1.366cm" style:legend-expansion="high" chart:style-name="ch3"/>
        <chart:plot-area chart:style-name="ch4" table:cell-range-address="Sheet1.C17:Sheet1.G17 Sheet1.A3:Sheet1.A3 Sheet1.C5:Sheet1.F5 Sheet1.A10:Sheet1.A10 Sheet1.C12:Sheet1.G12 Sheet1.A17:Sheet1.A17 Sheet1.C19:Sheet1.G19 Sheet1.A24:Sheet1.A24 Sheet1.C26:Sheet1.G26 Sheet1.A31:Sheet1.A31 Sheet1.C33:Sheet1.G33" chart:data-source-has-labels="both" svg:x="4.16cm" svg:y="1.127cm" svg:width="5.204cm" svg:height="3.108cm">
          <chartooo:coordinate-region svg:x="4.781cm" svg:y="1.327cm" svg:width="4.117cm" svg:height="2.261cm"/>
          <chart:axis chart:dimension="x" chart:name="primary-x" chart:style-name="ch5" chartooo:axis-type="auto">
            <chartooo:date-scale/>
            <chart:title svg:x="5.964cm" svg:y="4.341cm" chart:style-name="ch6">
              <text:p>processes</text:p>
            </chart:title>
            <chart:categories table:cell-range-address="Sheet1.C17:Sheet1.G17"/>
          </chart:axis>
          <chart:axis chart:dimension="y" chart:name="primary-y" chart:style-name="ch5">
            <chart:title svg:x="3.409cm" svg:y="3.373cm" chart:style-name="ch7">
              <text:p>speedup</text:p>
            </chart:title>
            <chart:grid chart:style-name="ch8" chart:class="major"/>
          </chart:axis>
          <chart:series chart:style-name="ch9" chart:values-cell-range-address="Sheet1.C5:Sheet1.F5" chart:label-cell-address="Sheet1.A3:Sheet1.A3" chart:class="chart:line">
            <chart:data-point chart:repeated="4"/>
          </chart:series>
          <chart:series chart:style-name="ch10" chart:values-cell-range-address="Sheet1.C12:Sheet1.G12" chart:label-cell-address="Sheet1.A10:Sheet1.A10" chart:class="chart:line">
            <chart:data-point chart:repeated="5"/>
          </chart:series>
          <chart:series chart:style-name="ch11" chart:values-cell-range-address="Sheet1.C19:Sheet1.G19" chart:label-cell-address="Sheet1.A17:Sheet1.A17" chart:class="chart:line">
            <chart:data-point chart:repeated="5"/>
          </chart:series>
          <chart:series chart:style-name="ch12" chart:values-cell-range-address="Sheet1.C26:Sheet1.G26" chart:label-cell-address="Sheet1.A24:Sheet1.A24" chart:class="chart:line">
            <chart:data-point chart:repeated="5"/>
          </chart:series>
          <chart:series chart:style-name="ch13" chart:values-cell-range-address="Sheet1.C33:Sheet1.G33" chart:label-cell-address="Sheet1.A31:Sheet1.A3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Sheet1.C17:Sheet1.G17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</table:table-row>
          </table:table-header-rows>
          <table:table-rows>
            <table:table-row>
              <table:table-cell office:value-type="string">
                <text:p>80*64</text:p>
                <draw:g>
                  <svg:desc>Sheet1.A3:Sheet1.A3</svg:desc>
                </draw:g>
              </table:table-cell>
              <table:table-cell office:value-type="float" office:value="3.70019051888378">
                <text:p>3.70019051888378</text:p>
                <draw:g>
                  <svg:desc>Sheet1.C5:Sheet1.F5</svg:desc>
                </draw:g>
              </table:table-cell>
              <table:table-cell office:value-type="float" office:value="6.78450631870954">
                <text:p>6.78450631870954</text:p>
              </table:table-cell>
              <table:table-cell office:value-type="float" office:value="3.37386381635083">
                <text:p>3.37386381635083</text:p>
              </table:table-cell>
              <table:table-cell office:value-type="float" office:value="2.49472878906656">
                <text:p>2.49472878906656</text:p>
              </table:table-cell>
            </table:table-row>
            <table:table-row>
              <table:table-cell office:value-type="string">
                <text:p>160*128</text:p>
                <draw:g>
                  <svg:desc>Sheet1.A10:Sheet1.A10</svg:desc>
                </draw:g>
              </table:table-cell>
              <table:table-cell office:value-type="float" office:value="10.3527178593823">
                <text:p>10.3527178593823</text:p>
                <draw:g>
                  <svg:desc>Sheet1.C12:Sheet1.G12</svg:desc>
                </draw:g>
              </table:table-cell>
              <table:table-cell office:value-type="float" office:value="33.6983568541182">
                <text:p>33.6983568541182</text:p>
              </table:table-cell>
              <table:table-cell office:value-type="float" office:value="14.7638210887076">
                <text:p>14.7638210887076</text:p>
              </table:table-cell>
              <table:table-cell office:value-type="float" office:value="19.577761834125">
                <text:p>19.57776183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*256</text:p>
                <draw:g>
                  <svg:desc>Sheet1.A17:Sheet1.A17</svg:desc>
                </draw:g>
              </table:table-cell>
              <table:table-cell office:value-type="float" office:value="4.44870173282347">
                <text:p>4.44870173282347</text:p>
                <draw:g>
                  <svg:desc>Sheet1.C19:Sheet1.G19</svg:desc>
                </draw:g>
              </table:table-cell>
              <table:table-cell office:value-type="float" office:value="16.3048166084094">
                <text:p>16.3048166084094</text:p>
              </table:table-cell>
              <table:table-cell office:value-type="float" office:value="22.8482147360836">
                <text:p>22.8482147360836</text:p>
              </table:table-cell>
              <table:table-cell office:value-type="float" office:value="27.2469445846805">
                <text:p>27.2469445846805</text:p>
              </table:table-cell>
              <table:table-cell office:value-type="float" office:value="19.9175598364891">
                <text:p>19.9175598364891</text:p>
              </table:table-cell>
            </table:table-row>
            <table:table-row>
              <table:table-cell office:value-type="string">
                <text:p>640*512</text:p>
                <draw:g>
                  <svg:desc>Sheet1.A24:Sheet1.A24</svg:desc>
                </draw:g>
              </table:table-cell>
              <table:table-cell office:value-type="float" office:value="3.94058420777481">
                <text:p>3.94058420777481</text:p>
                <draw:g>
                  <svg:desc>Sheet1.C26:Sheet1.G26</svg:desc>
                </draw:g>
              </table:table-cell>
              <table:table-cell office:value-type="float" office:value="15.2243631741794">
                <text:p>15.2243631741794</text:p>
              </table:table-cell>
              <table:table-cell office:value-type="float" office:value="35.0153275949746">
                <text:p>35.0153275949746</text:p>
              </table:table-cell>
              <table:table-cell office:value-type="float" office:value="53.1041150885793">
                <text:p>53.1041150885793</text:p>
              </table:table-cell>
              <table:table-cell office:value-type="float" office:value="67.6665797489837">
                <text:p>67.6665797489837</text:p>
              </table:table-cell>
            </table:table-row>
            <table:table-row>
              <table:table-cell office:value-type="string">
                <text:p>1280*1024</text:p>
                <draw:g>
                  <svg:desc>Sheet1.A31:Sheet1.A31</svg:desc>
                </draw:g>
              </table:table-cell>
              <table:table-cell office:value-type="float" office:value="3.61761604329887">
                <text:p>3.61761604329887</text:p>
                <draw:g>
                  <svg:desc>Sheet1.C33:Sheet1.G33</svg:desc>
                </draw:g>
              </table:table-cell>
              <table:table-cell office:value-type="float" office:value="16.372965431175">
                <text:p>16.372965431175</text:p>
              </table:table-cell>
              <table:table-cell office:value-type="float" office:value="58.8041136067382">
                <text:p>58.8041136067382</text:p>
              </table:table-cell>
              <table:table-cell office:value-type="float" office:value="77.994297917992">
                <text:p>77.994297917992</text:p>
              </table:table-cell>
              <table:table-cell office:value-type="float" office:value="91.95459005876">
                <text:p>91.954590058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55cm" svg:height="5.322cm" xlink:href=".." xlink:type="simple" chart:class="chart:line" chart:style-name="ch1">
        <chart:title svg:x="4.297cm" svg:y="0.242cm" chart:style-name="ch2">
          <text:p>MPI</text:p>
        </chart:title>
        <chart:legend chart:legend-position="start" svg:x="0.21cm" svg:y="1.366cm" style:legend-expansion="high" chart:style-name="ch3"/>
        <chart:plot-area chart:style-name="ch4" table:cell-range-address="Sheet1.C17:Sheet1.G17 Sheet1.A3:Sheet1.A3 Sheet1.C6:Sheet1.G6 Sheet1.A10:Sheet1.A10 Sheet1.C13:Sheet1.G13 Sheet1.A17:Sheet1.A17 Sheet1.C20:Sheet1.G20 Sheet1.A24:Sheet1.A24 Sheet1.C27:Sheet1.G27 Sheet1.A31:Sheet1.A31 Sheet1.C34:Sheet1.G34" chart:data-source-has-labels="both" svg:x="4.16cm" svg:y="1.127cm" svg:width="5.204cm" svg:height="3.108cm">
          <chartooo:coordinate-region svg:x="4.596cm" svg:y="1.326cm" svg:width="4.303cm" svg:height="2.262cm"/>
          <chart:axis chart:dimension="x" chart:name="primary-x" chart:style-name="ch5" chartooo:axis-type="auto">
            <chartooo:date-scale/>
            <chart:title svg:x="5.964cm" svg:y="4.341cm" chart:style-name="ch6">
              <text:p>processes</text:p>
            </chart:title>
            <chart:categories table:cell-range-address="Sheet1.C17:Sheet1.G17"/>
          </chart:axis>
          <chart:axis chart:dimension="y" chart:name="primary-y" chart:style-name="ch5">
            <chart:title svg:x="3.409cm" svg:y="3.413cm" chart:style-name="ch7">
              <text:p>efficiency</text:p>
            </chart:title>
            <chart:grid chart:style-name="ch8" chart:class="major"/>
          </chart:axis>
          <chart:series chart:style-name="ch9" chart:values-cell-range-address="Sheet1.C6:Sheet1.G6" chart:label-cell-address="Sheet1.A3:Sheet1.A3" chart:class="chart:line">
            <chart:data-point chart:repeated="5"/>
          </chart:series>
          <chart:series chart:style-name="ch10" chart:values-cell-range-address="Sheet1.C13:Sheet1.G13" chart:label-cell-address="Sheet1.A10:Sheet1.A10" chart:class="chart:line">
            <chart:data-point chart:repeated="5"/>
          </chart:series>
          <chart:series chart:style-name="ch11" chart:values-cell-range-address="Sheet1.C20:Sheet1.G20" chart:label-cell-address="Sheet1.A17:Sheet1.A17" chart:class="chart:line">
            <chart:data-point chart:repeated="5"/>
          </chart:series>
          <chart:series chart:style-name="ch12" chart:values-cell-range-address="Sheet1.C27:Sheet1.G27" chart:label-cell-address="Sheet1.A24:Sheet1.A24" chart:class="chart:line">
            <chart:data-point chart:repeated="5"/>
          </chart:series>
          <chart:series chart:style-name="ch13" chart:values-cell-range-address="Sheet1.C34:Sheet1.G34" chart:label-cell-address="Sheet1.A31:Sheet1.A3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Sheet1.C17:Sheet1.G17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</table:table-row>
          </table:table-header-rows>
          <table:table-rows>
            <table:table-row>
              <table:table-cell office:value-type="string">
                <text:p>80*64</text:p>
                <draw:g>
                  <svg:desc>Sheet1.A3:Sheet1.A3</svg:desc>
                </draw:g>
              </table:table-cell>
              <table:table-cell office:value-type="float" office:value="3.70019051888378">
                <text:p>3.70019051888378</text:p>
                <draw:g>
                  <svg:desc>Sheet1.C6:Sheet1.G6</svg:desc>
                </draw:g>
              </table:table-cell>
              <table:table-cell office:value-type="float" office:value="3.39225315935477">
                <text:p>3.39225315935477</text:p>
              </table:table-cell>
              <table:table-cell office:value-type="float" office:value="0.421732977043853">
                <text:p>0.421732977043853</text:p>
              </table:table-cell>
              <table:table-cell office:value-type="float" office:value="0.15592054931666">
                <text:p>0.15592054931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*128</text:p>
                <draw:g>
                  <svg:desc>Sheet1.A10:Sheet1.A10</svg:desc>
                </draw:g>
              </table:table-cell>
              <table:table-cell office:value-type="float" office:value="10.3527178593823">
                <text:p>10.3527178593823</text:p>
                <draw:g>
                  <svg:desc>Sheet1.C13:Sheet1.G13</svg:desc>
                </draw:g>
              </table:table-cell>
              <table:table-cell office:value-type="float" office:value="16.8491784270591">
                <text:p>16.8491784270591</text:p>
              </table:table-cell>
              <table:table-cell office:value-type="float" office:value="1.84547763608845">
                <text:p>1.84547763608845</text:p>
              </table:table-cell>
              <table:table-cell office:value-type="float" office:value="1.22361011463281">
                <text:p>1.22361011463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*256</text:p>
                <draw:g>
                  <svg:desc>Sheet1.A17:Sheet1.A17</svg:desc>
                </draw:g>
              </table:table-cell>
              <table:table-cell office:value-type="float" office:value="4.44870173282347">
                <text:p>4.44870173282347</text:p>
                <draw:g>
                  <svg:desc>Sheet1.C20:Sheet1.G20</svg:desc>
                </draw:g>
              </table:table-cell>
              <table:table-cell office:value-type="float" office:value="8.15240830420468">
                <text:p>8.15240830420468</text:p>
              </table:table-cell>
              <table:table-cell office:value-type="float" office:value="2.85602684201045">
                <text:p>2.85602684201045</text:p>
              </table:table-cell>
              <table:table-cell office:value-type="float" office:value="1.70293403654253">
                <text:p>1.70293403654253</text:p>
              </table:table-cell>
              <table:table-cell office:value-type="float" office:value="0.995877991824453">
                <text:p>0.995877991824453</text:p>
              </table:table-cell>
            </table:table-row>
            <table:table-row>
              <table:table-cell office:value-type="string">
                <text:p>640*512</text:p>
                <draw:g>
                  <svg:desc>Sheet1.A24:Sheet1.A24</svg:desc>
                </draw:g>
              </table:table-cell>
              <table:table-cell office:value-type="float" office:value="3.94058420777481">
                <text:p>3.94058420777481</text:p>
                <draw:g>
                  <svg:desc>Sheet1.C27:Sheet1.G27</svg:desc>
                </draw:g>
              </table:table-cell>
              <table:table-cell office:value-type="float" office:value="7.61218158708972">
                <text:p>7.61218158708972</text:p>
              </table:table-cell>
              <table:table-cell office:value-type="float" office:value="4.37691594937183">
                <text:p>4.37691594937183</text:p>
              </table:table-cell>
              <table:table-cell office:value-type="float" office:value="3.3190071930362">
                <text:p>3.3190071930362</text:p>
              </table:table-cell>
              <table:table-cell office:value-type="float" office:value="3.38332898744919">
                <text:p>3.38332898744919</text:p>
              </table:table-cell>
            </table:table-row>
            <table:table-row>
              <table:table-cell office:value-type="string">
                <text:p>1280*1024</text:p>
                <draw:g>
                  <svg:desc>Sheet1.A31:Sheet1.A31</svg:desc>
                </draw:g>
              </table:table-cell>
              <table:table-cell office:value-type="float" office:value="3.61761604329887">
                <text:p>3.61761604329887</text:p>
                <draw:g>
                  <svg:desc>Sheet1.C34:Sheet1.G34</svg:desc>
                </draw:g>
              </table:table-cell>
              <table:table-cell office:value-type="float" office:value="8.18648271558752">
                <text:p>8.18648271558752</text:p>
              </table:table-cell>
              <table:table-cell office:value-type="float" office:value="7.35051420084227">
                <text:p>7.35051420084227</text:p>
              </table:table-cell>
              <table:table-cell office:value-type="float" office:value="4.8746436198745">
                <text:p>4.8746436198745</text:p>
              </table:table-cell>
              <table:table-cell office:value-type="float" office:value="4.597729502938">
                <text:p>4.5977295029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39cm" svg:height="5.313cm" xlink:href=".." xlink:type="simple" chart:class="chart:line" chart:style-name="ch1">
        <chart:title svg:x="3.535cm" svg:y="0.242cm" chart:style-name="ch2">
          <text:p>MPI-reduce</text:p>
        </chart:title>
        <chart:legend chart:legend-position="start" svg:x="0.209cm" svg:y="1.61cm" style:legend-expansion="high" chart:style-name="ch3"/>
        <chart:plot-area chart:style-name="ch4" table:cell-range-address="Sheet1.A17:Sheet1.G17 Sheet1.A3:Sheet1.A3 Sheet1.B43:Sheet1.G43 Sheet1.A10:Sheet1.A10 Sheet1.B50:Sheet1.G50 Sheet1.B57:Sheet1.G57 Sheet1.A63:Sheet1.A63 Sheet1.B64:Sheet1.G64" chart:data-source-has-labels="both" svg:x="3.789cm" svg:y="1.127cm" svg:width="5.56cm" svg:height="3.099cm">
          <chartooo:coordinate-region svg:x="4.225cm" svg:y="1.326cm" svg:width="4.844cm" svg:height="2.253cm"/>
          <chart:axis chart:dimension="x" chart:name="primary-x" chart:style-name="ch5" chartooo:axis-type="auto">
            <chartooo:date-scale/>
            <chart:title svg:x="5.771cm" svg:y="4.332cm" chart:style-name="ch6">
              <text:p>processes</text:p>
            </chart:title>
            <chart:categories table:cell-range-address="Sheet1.B17:Sheet1.G17"/>
          </chart:axis>
          <chart:axis chart:dimension="y" chart:name="primary-y" chart:style-name="ch5">
            <chart:title svg:x="3.039cm" svg:y="2.985cm" chart:style-name="ch7">
              <text:p>sec</text:p>
            </chart:title>
            <chart:grid chart:style-name="ch8" chart:class="major"/>
          </chart:axis>
          <chart:series chart:style-name="ch9" chart:values-cell-range-address="Sheet1.B43:Sheet1.G43" chart:label-cell-address="Sheet1.A3:Sheet1.A3" chart:class="chart:line">
            <chart:data-point chart:repeated="6"/>
          </chart:series>
          <chart:series chart:style-name="ch10" chart:values-cell-range-address="Sheet1.B50:Sheet1.G50" chart:label-cell-address="Sheet1.A10:Sheet1.A10" chart:class="chart:line">
            <chart:data-point chart:repeated="6"/>
          </chart:series>
          <chart:series chart:style-name="ch11" chart:values-cell-range-address="Sheet1.B57:Sheet1.G57" chart:label-cell-address="Sheet1.A17:Sheet1.A17" chart:class="chart:line">
            <chart:data-point chart:repeated="6"/>
          </chart:series>
          <chart:series chart:style-name="ch12" chart:values-cell-range-address="Sheet1.B64:Sheet1.G64" chart:label-cell-address="Sheet1.A63:Sheet1.A6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17:Sheet1.G1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</table:table-row>
          </table:table-header-rows>
          <table:table-rows>
            <table:table-row>
              <table:table-cell office:value-type="string">
                <text:p>80*64</text:p>
                <draw:g>
                  <svg:desc>Sheet1.A3:Sheet1.A3</svg:desc>
                </draw:g>
              </table:table-cell>
              <table:table-cell office:value-type="float" office:value="0.065541">
                <text:p>0.065541</text:p>
                <draw:g>
                  <svg:desc>Sheet1.B43:Sheet1.G43</svg:desc>
                </draw:g>
              </table:table-cell>
              <table:table-cell office:value-type="float" office:value="0.021031">
                <text:p>0.021031</text:p>
              </table:table-cell>
              <table:table-cell office:value-type="float" office:value="0.010111">
                <text:p>0.010111</text:p>
              </table:table-cell>
              <table:table-cell office:value-type="float" office:value="0.079607">
                <text:p>0.079607</text:p>
              </table:table-cell>
              <table:table-cell office:value-type="float" office:value="0.068785">
                <text:p>0.068785</text:p>
              </table:table-cell>
              <table:table-cell office:value-type="float" office:value="0.212517">
                <text:p>0.212517</text:p>
              </table:table-cell>
            </table:table-row>
            <table:table-row>
              <table:table-cell office:value-type="string">
                <text:p>160*128</text:p>
                <draw:g>
                  <svg:desc>Sheet1.A10:Sheet1.A10</svg:desc>
                </draw:g>
              </table:table-cell>
              <table:table-cell office:value-type="float" office:value="0.328722">
                <text:p>0.328722</text:p>
                <draw:g>
                  <svg:desc>Sheet1.B50:Sheet1.G50</svg:desc>
                </draw:g>
              </table:table-cell>
              <table:table-cell office:value-type="float" office:value="0.047697">
                <text:p>0.047697</text:p>
              </table:table-cell>
              <table:table-cell office:value-type="float" office:value="0.109929">
                <text:p>0.109929</text:p>
              </table:table-cell>
              <table:table-cell office:value-type="float" office:value="0.029078">
                <text:p>0.029078</text:p>
              </table:table-cell>
              <table:table-cell office:value-type="float" office:value="0.17011">
                <text:p>0.17011</text:p>
              </table:table-cell>
              <table:table-cell office:value-type="float" office:value="0.038571">
                <text:p>0.038571</text:p>
              </table:table-cell>
            </table:table-row>
            <table:table-row>
              <table:table-cell office:value-type="string">
                <text:p>320*256</text:p>
                <draw:g>
                  <svg:desc>Sheet1.A17:Sheet1.A17</svg:desc>
                </draw:g>
              </table:table-cell>
              <table:table-cell office:value-type="float" office:value="0.841067">
                <text:p>0.841067</text:p>
                <draw:g>
                  <svg:desc>Sheet1.B57:Sheet1.G57</svg:desc>
                </draw:g>
              </table:table-cell>
              <table:table-cell office:value-type="float" office:value="0.141893">
                <text:p>0.141893</text:p>
              </table:table-cell>
              <table:table-cell office:value-type="float" office:value="0.172223">
                <text:p>0.172223</text:p>
              </table:table-cell>
              <table:table-cell office:value-type="float" office:value="0.03341">
                <text:p>0.03341</text:p>
              </table:table-cell>
              <table:table-cell office:value-type="float" office:value="0.04746">
                <text:p>0.04746</text:p>
              </table:table-cell>
              <table:table-cell office:value-type="float" office:value="0.33591">
                <text:p>0.33591</text:p>
              </table:table-cell>
            </table:table-row>
            <table:table-row>
              <table:table-cell office:value-type="string">
                <text:p>640*512</text:p>
                <draw:g>
                  <svg:desc>Sheet1.A63:Sheet1.A63</svg:desc>
                </draw:g>
              </table:table-cell>
              <table:table-cell office:value-type="float" office:value="4.229863">
                <text:p>4.229863</text:p>
                <draw:g>
                  <svg:desc>Sheet1.B64:Sheet1.G64</svg:desc>
                </draw:g>
              </table:table-cell>
              <table:table-cell office:value-type="float" office:value="0.589542">
                <text:p>0.589542</text:p>
              </table:table-cell>
              <table:table-cell office:value-type="float" office:value="0.288398">
                <text:p>0.288398</text:p>
              </table:table-cell>
              <table:table-cell office:value-type="float" office:value="0.056299">
                <text:p>0.056299</text:p>
              </table:table-cell>
              <table:table-cell office:value-type="float" office:value="0.189216">
                <text:p>0.189216</text:p>
              </table:table-cell>
              <table:table-cell office:value-type="float" office:value="0.230781">
                <text:p>0.2307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55cm" svg:height="5.322cm" xlink:href=".." xlink:type="simple" chart:class="chart:line" chart:style-name="ch1">
        <chart:title svg:x="3.543cm" svg:y="0.242cm" chart:style-name="ch2">
          <text:p>MPI-reduce</text:p>
        </chart:title>
        <chart:legend chart:legend-position="start" svg:x="0.21cm" svg:y="1.615cm" style:legend-expansion="high" chart:style-name="ch3"/>
        <chart:plot-area chart:style-name="ch4" table:cell-range-address="Sheet1.C49:Sheet1.G49 Sheet1.A3:Sheet1.A3 Sheet1.C44:Sheet1.G44 Sheet1.A10:Sheet1.A10 Sheet1.C51:Sheet1.G51 Sheet1.A17:Sheet1.A17 Sheet1.C58:Sheet1.G58 Sheet1.A63:Sheet1.A63 Sheet1.C65:Sheet1.G65" chart:data-source-has-labels="both" svg:x="3.79cm" svg:y="1.127cm" svg:width="5.574cm" svg:height="3.108cm">
          <chartooo:coordinate-region svg:x="4.411cm" svg:y="1.326cm" svg:width="4.673cm" svg:height="2.262cm"/>
          <chart:axis chart:dimension="x" chart:name="primary-x" chart:style-name="ch5" chartooo:axis-type="auto">
            <chartooo:date-scale/>
            <chart:title svg:x="5.779cm" svg:y="4.341cm" chart:style-name="ch6">
              <text:p>processes</text:p>
            </chart:title>
            <chart:categories table:cell-range-address="Sheet1.C49:Sheet1.G49"/>
          </chart:axis>
          <chart:axis chart:dimension="y" chart:name="primary-y" chart:style-name="ch5">
            <chart:title svg:x="3.039cm" svg:y="3.373cm" chart:style-name="ch7">
              <text:p>speedup</text:p>
            </chart:title>
            <chart:grid chart:style-name="ch8" chart:class="major"/>
          </chart:axis>
          <chart:series chart:style-name="ch9" chart:values-cell-range-address="Sheet1.C44:Sheet1.G44" chart:label-cell-address="Sheet1.A3:Sheet1.A3" chart:class="chart:line">
            <chart:data-point chart:repeated="5"/>
          </chart:series>
          <chart:series chart:style-name="ch10" chart:values-cell-range-address="Sheet1.C51:Sheet1.G51" chart:label-cell-address="Sheet1.A10:Sheet1.A10" chart:class="chart:line">
            <chart:data-point chart:repeated="5"/>
          </chart:series>
          <chart:series chart:style-name="ch11" chart:values-cell-range-address="Sheet1.C58:Sheet1.G58" chart:label-cell-address="Sheet1.A17:Sheet1.A17" chart:class="chart:line">
            <chart:data-point chart:repeated="5"/>
          </chart:series>
          <chart:series chart:style-name="ch12" chart:values-cell-range-address="Sheet1.C65:Sheet1.G65" chart:label-cell-address="Sheet1.A63:Sheet1.A6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Sheet1.C49:Sheet1.G4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</table:table-row>
          </table:table-header-rows>
          <table:table-rows>
            <table:table-row>
              <table:table-cell office:value-type="string">
                <text:p>80*64</text:p>
                <draw:g>
                  <svg:desc>Sheet1.A3:Sheet1.A3</svg:desc>
                </draw:g>
              </table:table-cell>
              <table:table-cell office:value-type="float" office:value="3.11639960058961">
                <text:p>3.11639960058961</text:p>
                <draw:g>
                  <svg:desc>Sheet1.C44:Sheet1.G44</svg:desc>
                </draw:g>
              </table:table-cell>
              <table:table-cell office:value-type="float" office:value="6.48214815547424">
                <text:p>6.48214815547424</text:p>
              </table:table-cell>
              <table:table-cell office:value-type="float" office:value="0.823306995615963">
                <text:p>0.823306995615963</text:p>
              </table:table-cell>
              <table:table-cell office:value-type="float" office:value="0.952838554917497">
                <text:p>0.952838554917497</text:p>
              </table:table-cell>
              <table:table-cell office:value-type="float" office:value="0.308403563009077">
                <text:p>0.308403563009077</text:p>
              </table:table-cell>
            </table:table-row>
            <table:table-row>
              <table:table-cell office:value-type="string">
                <text:p>160*128</text:p>
                <draw:g>
                  <svg:desc>Sheet1.A10:Sheet1.A10</svg:desc>
                </draw:g>
              </table:table-cell>
              <table:table-cell office:value-type="float" office:value="6.89187999245236">
                <text:p>6.89187999245236</text:p>
                <draw:g>
                  <svg:desc>Sheet1.C51:Sheet1.G51</svg:desc>
                </draw:g>
              </table:table-cell>
              <table:table-cell office:value-type="float" office:value="2.99031192860846">
                <text:p>2.99031192860846</text:p>
              </table:table-cell>
              <table:table-cell office:value-type="float" office:value="11.3048352706514">
                <text:p>11.3048352706514</text:p>
              </table:table-cell>
              <table:table-cell office:value-type="float" office:value="1.93240844159661">
                <text:p>1.93240844159661</text:p>
              </table:table-cell>
              <table:table-cell office:value-type="float" office:value="8.52251691685463">
                <text:p>8.52251691685463</text:p>
              </table:table-cell>
            </table:table-row>
            <table:table-row>
              <table:table-cell office:value-type="string">
                <text:p>320*256</text:p>
                <draw:g>
                  <svg:desc>Sheet1.A17:Sheet1.A17</svg:desc>
                </draw:g>
              </table:table-cell>
              <table:table-cell office:value-type="float" office:value="5.92747351877823">
                <text:p>5.92747351877823</text:p>
                <draw:g>
                  <svg:desc>Sheet1.C58:Sheet1.G58</svg:desc>
                </draw:g>
              </table:table-cell>
              <table:table-cell office:value-type="float" office:value="4.88359278377453">
                <text:p>4.88359278377453</text:p>
              </table:table-cell>
              <table:table-cell office:value-type="float" office:value="25.1741095480395">
                <text:p>25.1741095480395</text:p>
              </table:table-cell>
              <table:table-cell office:value-type="float" office:value="17.721597134429">
                <text:p>17.721597134429</text:p>
              </table:table-cell>
              <table:table-cell office:value-type="float" office:value="2.50384626834569">
                <text:p>2.50384626834569</text:p>
              </table:table-cell>
            </table:table-row>
            <table:table-row>
              <table:table-cell office:value-type="string">
                <text:p>640*512</text:p>
                <draw:g>
                  <svg:desc>Sheet1.A63:Sheet1.A63</svg:desc>
                </draw:g>
              </table:table-cell>
              <table:table-cell office:value-type="float" office:value="7.17482893500378">
                <text:p>7.17482893500378</text:p>
                <draw:g>
                  <svg:desc>Sheet1.C65:Sheet1.G65</svg:desc>
                </draw:g>
              </table:table-cell>
              <table:table-cell office:value-type="float" office:value="14.6667556640476">
                <text:p>14.6667556640476</text:p>
              </table:table-cell>
              <table:table-cell office:value-type="float" office:value="75.1321160233752">
                <text:p>75.1321160233752</text:p>
              </table:table-cell>
              <table:table-cell office:value-type="float" office:value="22.3546793083037">
                <text:p>22.3546793083037</text:p>
              </table:table-cell>
              <table:table-cell office:value-type="float" office:value="18.3284715812827">
                <text:p>18.32847158128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27cm" svg:height="5.307cm" xlink:href=".." xlink:type="simple" chart:class="chart:line" chart:style-name="ch1">
        <chart:title svg:x="3.529cm" svg:y="0.242cm" chart:style-name="ch2">
          <text:p>MPI-reduce</text:p>
        </chart:title>
        <chart:legend chart:legend-position="start" svg:x="0.21cm" svg:y="1.607cm" style:legend-expansion="high" chart:style-name="ch3"/>
        <chart:plot-area chart:style-name="ch4" table:cell-range-address="Sheet1.C56:Sheet1.G56 Sheet1.A42:Sheet1.A42 Sheet1.C45:Sheet1.G45 Sheet1.A10:Sheet1.A10 Sheet1.C52:Sheet1.G52 Sheet1.A17:Sheet1.A17 Sheet1.C59:Sheet1.G59 Sheet1.A63:Sheet1.A63 Sheet1.C66:Sheet1.G66" chart:data-source-has-labels="both" svg:x="3.789cm" svg:y="1.127cm" svg:width="5.548cm" svg:height="3.093cm">
          <chartooo:coordinate-region svg:x="4.225cm" svg:y="1.326cm" svg:width="4.647cm" svg:height="2.247cm"/>
          <chart:axis chart:dimension="x" chart:name="primary-x" chart:style-name="ch5" chartooo:axis-type="auto">
            <chartooo:date-scale/>
            <chart:title svg:x="5.765cm" svg:y="4.326cm" chart:style-name="ch6">
              <text:p>processes</text:p>
            </chart:title>
            <chart:categories table:cell-range-address="Sheet1.C56:Sheet1.G56"/>
          </chart:axis>
          <chart:axis chart:dimension="y" chart:name="primary-y" chart:style-name="ch5">
            <chart:title svg:x="3.039cm" svg:y="3.405cm" chart:style-name="ch7">
              <text:p>efficiency</text:p>
            </chart:title>
            <chart:grid chart:style-name="ch8" chart:class="major"/>
          </chart:axis>
          <chart:series chart:style-name="ch9" chart:values-cell-range-address="Sheet1.C45:Sheet1.G45" chart:label-cell-address="Sheet1.A42:Sheet1.A42" chart:class="chart:line">
            <chart:data-point chart:repeated="5"/>
          </chart:series>
          <chart:series chart:style-name="ch10" chart:values-cell-range-address="Sheet1.C52:Sheet1.G52" chart:label-cell-address="Sheet1.A10:Sheet1.A10" chart:class="chart:line">
            <chart:data-point chart:repeated="5"/>
          </chart:series>
          <chart:series chart:style-name="ch11" chart:values-cell-range-address="Sheet1.C59:Sheet1.G59" chart:label-cell-address="Sheet1.A17:Sheet1.A17" chart:class="chart:line">
            <chart:data-point chart:repeated="5"/>
          </chart:series>
          <chart:series chart:style-name="ch12" chart:values-cell-range-address="Sheet1.C66:Sheet1.G66" chart:label-cell-address="Sheet1.A63:Sheet1.A6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Sheet1.C56:Sheet1.G56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</table:table-row>
          </table:table-header-rows>
          <table:table-rows>
            <table:table-row>
              <table:table-cell office:value-type="string">
                <text:p>80*64</text:p>
                <draw:g>
                  <svg:desc>Sheet1.A42:Sheet1.A42</svg:desc>
                </draw:g>
              </table:table-cell>
              <table:table-cell office:value-type="float" office:value="3.11639960058961">
                <text:p>3.11639960058961</text:p>
                <draw:g>
                  <svg:desc>Sheet1.C45:Sheet1.G45</svg:desc>
                </draw:g>
              </table:table-cell>
              <table:table-cell office:value-type="float" office:value="3.24107407773712">
                <text:p>3.24107407773712</text:p>
              </table:table-cell>
              <table:table-cell office:value-type="float" office:value="0.102913374451995">
                <text:p>0.102913374451995</text:p>
              </table:table-cell>
              <table:table-cell office:value-type="float" office:value="0.0595524096823435">
                <text:p>0.0595524096823435</text:p>
              </table:table-cell>
              <table:table-cell office:value-type="float" office:value="0.0154201781504538">
                <text:p>0.0154201781504538</text:p>
              </table:table-cell>
            </table:table-row>
            <table:table-row>
              <table:table-cell office:value-type="string">
                <text:p>160*128</text:p>
                <draw:g>
                  <svg:desc>Sheet1.A10:Sheet1.A10</svg:desc>
                </draw:g>
              </table:table-cell>
              <table:table-cell office:value-type="float" office:value="6.89187999245236">
                <text:p>6.89187999245236</text:p>
                <draw:g>
                  <svg:desc>Sheet1.C52:Sheet1.G52</svg:desc>
                </draw:g>
              </table:table-cell>
              <table:table-cell office:value-type="float" office:value="1.49515596430423">
                <text:p>1.49515596430423</text:p>
              </table:table-cell>
              <table:table-cell office:value-type="float" office:value="1.41310440883142">
                <text:p>1.41310440883142</text:p>
              </table:table-cell>
              <table:table-cell office:value-type="float" office:value="0.120775527599788">
                <text:p>0.120775527599788</text:p>
              </table:table-cell>
              <table:table-cell office:value-type="float" office:value="0.426125845842732">
                <text:p>0.426125845842732</text:p>
              </table:table-cell>
            </table:table-row>
            <table:table-row>
              <table:table-cell office:value-type="string">
                <text:p>320*256</text:p>
                <draw:g>
                  <svg:desc>Sheet1.A17:Sheet1.A17</svg:desc>
                </draw:g>
              </table:table-cell>
              <table:table-cell office:value-type="float" office:value="5.92747351877823">
                <text:p>5.92747351877823</text:p>
                <draw:g>
                  <svg:desc>Sheet1.C59:Sheet1.G59</svg:desc>
                </draw:g>
              </table:table-cell>
              <table:table-cell office:value-type="float" office:value="2.44179639188726">
                <text:p>2.44179639188726</text:p>
              </table:table-cell>
              <table:table-cell office:value-type="float" office:value="3.14676369350494">
                <text:p>3.14676369350494</text:p>
              </table:table-cell>
              <table:table-cell office:value-type="float" office:value="1.10759982090181">
                <text:p>1.10759982090181</text:p>
              </table:table-cell>
              <table:table-cell office:value-type="float" office:value="0.125192313417284">
                <text:p>0.125192313417284</text:p>
              </table:table-cell>
            </table:table-row>
            <table:table-row>
              <table:table-cell office:value-type="string">
                <text:p>640*512</text:p>
                <draw:g>
                  <svg:desc>Sheet1.A63:Sheet1.A63</svg:desc>
                </draw:g>
              </table:table-cell>
              <table:table-cell office:value-type="float" office:value="7.17482893500378">
                <text:p>7.17482893500378</text:p>
                <draw:g>
                  <svg:desc>Sheet1.C66:Sheet1.G66</svg:desc>
                </draw:g>
              </table:table-cell>
              <table:table-cell office:value-type="float" office:value="7.3333778320238">
                <text:p>7.3333778320238</text:p>
              </table:table-cell>
              <table:table-cell office:value-type="float" office:value="9.3915145029219">
                <text:p>9.3915145029219</text:p>
              </table:table-cell>
              <table:table-cell office:value-type="float" office:value="1.39716745676898">
                <text:p>1.39716745676898</text:p>
              </table:table-cell>
              <table:table-cell office:value-type="float" office:value="0.916423579064134">
                <text:p>0.9164235790641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55cm" svg:height="5.322cm" xlink:href=".." xlink:type="simple" chart:class="chart:line" chart:style-name="ch1">
        <chart:title svg:x="1.677cm" svg:y="0.242cm" chart:style-name="ch2">
          <text:p>MPI-openmp-reduce-2 threads</text:p>
        </chart:title>
        <chart:legend chart:legend-position="start" svg:x="0.21cm" svg:y="1.615cm" style:legend-expansion="high" chart:style-name="ch3"/>
        <chart:plot-area chart:style-name="ch4" table:cell-range-address="Sheet1.B84:Sheet1.G85 Sheet1.A3:Sheet1.A3 Sheet1.A10:Sheet1.A10 Sheet1.B92:Sheet1.G92 Sheet1.A17:Sheet1.A17 Sheet1.B99:Sheet1.G99 Sheet1.A105:Sheet1.A105 Sheet1.B106:Sheet1.G106" chart:data-source-has-labels="both" svg:x="3.79cm" svg:y="1.127cm" svg:width="5.574cm" svg:height="3.108cm">
          <chartooo:coordinate-region svg:x="4.226cm" svg:y="1.326cm" svg:width="4.951cm" svg:height="2.262cm"/>
          <chart:axis chart:dimension="x" chart:name="primary-x" chart:style-name="ch5" chartooo:axis-type="auto">
            <chartooo:date-scale/>
            <chart:title svg:x="5.779cm" svg:y="4.341cm" chart:style-name="ch6">
              <text:p>processes</text:p>
            </chart:title>
            <chart:categories table:cell-range-address="Sheet1.B84:Sheet1.G84"/>
          </chart:axis>
          <chart:axis chart:dimension="y" chart:name="primary-y" chart:style-name="ch5">
            <chart:title svg:x="3.039cm" svg:y="2.99cm" chart:style-name="ch7">
              <text:p>sec</text:p>
            </chart:title>
            <chart:grid chart:style-name="ch8" chart:class="major"/>
          </chart:axis>
          <chart:series chart:style-name="ch9" chart:values-cell-range-address="Sheet1.B85:Sheet1.G85" chart:label-cell-address="Sheet1.A3:Sheet1.A3" chart:class="chart:line">
            <chart:data-point chart:repeated="6"/>
          </chart:series>
          <chart:series chart:style-name="ch10" chart:values-cell-range-address="Sheet1.B92:Sheet1.G92" chart:label-cell-address="Sheet1.A10:Sheet1.A10" chart:class="chart:line">
            <chart:data-point chart:repeated="6"/>
          </chart:series>
          <chart:series chart:style-name="ch11" chart:values-cell-range-address="Sheet1.B99:Sheet1.G99" chart:label-cell-address="Sheet1.A17:Sheet1.A17" chart:class="chart:line">
            <chart:data-point chart:repeated="6"/>
          </chart:series>
          <chart:series chart:style-name="ch12" chart:values-cell-range-address="Sheet1.B106:Sheet1.G106" chart:label-cell-address="Sheet1.A105:Sheet1.A10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84:Sheet1.G8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</table:table-row>
          </table:table-header-rows>
          <table:table-rows>
            <table:table-row>
              <table:table-cell office:value-type="string">
                <text:p>80*64</text:p>
                <draw:g>
                  <svg:desc>Sheet1.A3:Sheet1.A3</svg:desc>
                </draw:g>
              </table:table-cell>
              <table:table-cell office:value-type="float" office:value="0.065541">
                <text:p>0.065541</text:p>
                <draw:g>
                  <svg:desc>Sheet1.B85:Sheet1.G85</svg:desc>
                </draw:g>
              </table:table-cell>
              <table:table-cell office:value-type="float" office:value="0.0211">
                <text:p>0.0211</text:p>
              </table:table-cell>
              <table:table-cell office:value-type="float" office:value="0.012778">
                <text:p>0.012778</text:p>
              </table:table-cell>
              <table:table-cell office:value-type="float" office:value="0.02543">
                <text:p>0.02543</text:p>
              </table:table-cell>
              <table:table-cell office:value-type="float" office:value="0.026395">
                <text:p>0.026395</text:p>
              </table:table-cell>
              <table:table-cell office:value-type="float" office:value="0.228127">
                <text:p>0.228127</text:p>
              </table:table-cell>
            </table:table-row>
            <table:table-row>
              <table:table-cell office:value-type="string">
                <text:p>160*128</text:p>
                <draw:g>
                  <svg:desc>Sheet1.A10:Sheet1.A10</svg:desc>
                </draw:g>
              </table:table-cell>
              <table:table-cell office:value-type="float" office:value="0.328722">
                <text:p>0.328722</text:p>
                <draw:g>
                  <svg:desc>Sheet1.B92:Sheet1.G92</svg:desc>
                </draw:g>
              </table:table-cell>
              <table:table-cell office:value-type="float" office:value="0.069726">
                <text:p>0.069726</text:p>
              </table:table-cell>
              <table:table-cell office:value-type="float" office:value="0.025095">
                <text:p>0.025095</text:p>
              </table:table-cell>
              <table:table-cell office:value-type="float" office:value="0.030071">
                <text:p>0.030071</text:p>
              </table:table-cell>
              <table:table-cell office:value-type="float" office:value="0.024807">
                <text:p>0.024807</text:p>
              </table:table-cell>
              <table:table-cell office:value-type="float" office:value="0.23615">
                <text:p>0.23615</text:p>
              </table:table-cell>
            </table:table-row>
            <table:table-row>
              <table:table-cell office:value-type="string">
                <text:p>320*256</text:p>
                <draw:g>
                  <svg:desc>Sheet1.A17:Sheet1.A17</svg:desc>
                </draw:g>
              </table:table-cell>
              <table:table-cell office:value-type="float" office:value="0.841067">
                <text:p>0.841067</text:p>
                <draw:g>
                  <svg:desc>Sheet1.B99:Sheet1.G99</svg:desc>
                </draw:g>
              </table:table-cell>
              <table:table-cell office:value-type="float" office:value="0.829835">
                <text:p>0.829835</text:p>
              </table:table-cell>
              <table:table-cell office:value-type="float" office:value="0.142191">
                <text:p>0.142191</text:p>
              </table:table-cell>
              <table:table-cell office:value-type="float" office:value="0.043852">
                <text:p>0.043852</text:p>
              </table:table-cell>
              <table:table-cell office:value-type="float" office:value="0.101886">
                <text:p>0.101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*512</text:p>
                <draw:g>
                  <svg:desc>Sheet1.A105:Sheet1.A105</svg:desc>
                </draw:g>
              </table:table-cell>
              <table:table-cell office:value-type="float" office:value="4.229863">
                <text:p>4.229863</text:p>
                <draw:g>
                  <svg:desc>Sheet1.B106:Sheet1.G106</svg:desc>
                </draw:g>
              </table:table-cell>
              <table:table-cell office:value-type="float" office:value="1.374436">
                <text:p>1.374436</text:p>
              </table:table-cell>
              <table:table-cell office:value-type="float" office:value="0.287418">
                <text:p>0.287418</text:p>
              </table:table-cell>
              <table:table-cell office:value-type="float" office:value="0.137867">
                <text:p>0.137867</text:p>
              </table:table-cell>
              <table:table-cell office:value-type="float" office:value="0.16473">
                <text:p>0.164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55cm" svg:height="5.322cm" xlink:href=".." xlink:type="simple" chart:class="chart:line" chart:style-name="ch1">
        <chart:title svg:x="1.677cm" svg:y="0.242cm" chart:style-name="ch2">
          <text:p>MPI-openmp-reduce-2 threads</text:p>
        </chart:title>
        <chart:legend chart:legend-position="start" svg:x="0.21cm" svg:y="1.615cm" style:legend-expansion="high" chart:style-name="ch3"/>
        <chart:plot-area chart:style-name="ch4" table:cell-range-address="Sheet1.C98:Sheet1.G98 Sheet1.A3:Sheet1.A3 Sheet1.C86:Sheet1.G86 Sheet1.A10:Sheet1.A10 Sheet1.C93:Sheet1.G93 Sheet1.A17:Sheet1.A17 Sheet1.C100:Sheet1.G100 Sheet1.A105:Sheet1.A105 Sheet1.C107:Sheet1.F107" chart:data-source-has-labels="both" svg:x="3.79cm" svg:y="1.127cm" svg:width="5.574cm" svg:height="3.108cm">
          <chartooo:coordinate-region svg:x="4.411cm" svg:y="1.326cm" svg:width="4.766cm" svg:height="2.262cm"/>
          <chart:axis chart:dimension="x" chart:name="primary-x" chart:style-name="ch5" chartooo:axis-type="auto">
            <chartooo:date-scale/>
            <chart:title svg:x="5.779cm" svg:y="4.341cm" chart:style-name="ch6">
              <text:p>processes</text:p>
            </chart:title>
            <chart:categories table:cell-range-address="Sheet1.C98:Sheet1.G98"/>
          </chart:axis>
          <chart:axis chart:dimension="y" chart:name="primary-y" chart:style-name="ch5">
            <chart:title svg:x="3.039cm" svg:y="3.373cm" chart:style-name="ch7">
              <text:p>speedup</text:p>
            </chart:title>
            <chart:grid chart:style-name="ch8" chart:class="major"/>
          </chart:axis>
          <chart:series chart:style-name="ch9" chart:values-cell-range-address="Sheet1.C86:Sheet1.G86" chart:label-cell-address="Sheet1.A3:Sheet1.A3" chart:class="chart:line">
            <chart:data-point chart:repeated="5"/>
          </chart:series>
          <chart:series chart:style-name="ch10" chart:values-cell-range-address="Sheet1.C93:Sheet1.G93" chart:label-cell-address="Sheet1.A10:Sheet1.A10" chart:class="chart:line">
            <chart:data-point chart:repeated="5"/>
          </chart:series>
          <chart:series chart:style-name="ch11" chart:values-cell-range-address="Sheet1.C100:Sheet1.G100" chart:label-cell-address="Sheet1.A17:Sheet1.A17" chart:class="chart:line">
            <chart:data-point chart:repeated="5"/>
          </chart:series>
          <chart:series chart:style-name="ch12" chart:values-cell-range-address="Sheet1.C107:Sheet1.F107" chart:label-cell-address="Sheet1.A105:Sheet1.A10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C98:Sheet1.G9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</table:table-row>
          </table:table-header-rows>
          <table:table-rows>
            <table:table-row>
              <table:table-cell office:value-type="string">
                <text:p>80*64</text:p>
                <draw:g>
                  <svg:desc>Sheet1.A3:Sheet1.A3</svg:desc>
                </draw:g>
              </table:table-cell>
              <table:table-cell office:value-type="float" office:value="3.10620853080569">
                <text:p>3.10620853080569</text:p>
                <draw:g>
                  <svg:desc>Sheet1.C86:Sheet1.G86</svg:desc>
                </draw:g>
              </table:table-cell>
              <table:table-cell office:value-type="float" office:value="5.1292064485835">
                <text:p>5.1292064485835</text:p>
              </table:table-cell>
              <table:table-cell office:value-type="float" office:value="2.57731026346834">
                <text:p>2.57731026346834</text:p>
              </table:table-cell>
              <table:table-cell office:value-type="float" office:value="2.4830839174086">
                <text:p>2.4830839174086</text:p>
              </table:table-cell>
              <table:table-cell office:value-type="float" office:value="0.287300494899771">
                <text:p>0.287300494899771</text:p>
              </table:table-cell>
            </table:table-row>
            <table:table-row>
              <table:table-cell office:value-type="string">
                <text:p>160*128</text:p>
                <draw:g>
                  <svg:desc>Sheet1.A10:Sheet1.A10</svg:desc>
                </draw:g>
              </table:table-cell>
              <table:table-cell office:value-type="float" office:value="4.71448240254711">
                <text:p>4.71448240254711</text:p>
                <draw:g>
                  <svg:desc>Sheet1.C93:Sheet1.G93</svg:desc>
                </draw:g>
              </table:table-cell>
              <table:table-cell office:value-type="float" office:value="13.0991034070532">
                <text:p>13.0991034070532</text:p>
              </table:table-cell>
              <table:table-cell office:value-type="float" office:value="10.9315287153736">
                <text:p>10.9315287153736</text:p>
              </table:table-cell>
              <table:table-cell office:value-type="float" office:value="13.2511791026726">
                <text:p>13.2511791026726</text:p>
              </table:table-cell>
              <table:table-cell office:value-type="float" office:value="1.39200508151599">
                <text:p>1.39200508151599</text:p>
              </table:table-cell>
            </table:table-row>
            <table:table-row>
              <table:table-cell office:value-type="string">
                <text:p>320*256</text:p>
                <draw:g>
                  <svg:desc>Sheet1.A17:Sheet1.A17</svg:desc>
                </draw:g>
              </table:table-cell>
              <table:table-cell office:value-type="float" office:value="1.01353522085716">
                <text:p>1.01353522085716</text:p>
                <draw:g>
                  <svg:desc>Sheet1.C100:Sheet1.G100</svg:desc>
                </draw:g>
              </table:table-cell>
              <table:table-cell office:value-type="float" office:value="5.915050882264">
                <text:p>5.915050882264</text:p>
              </table:table-cell>
              <table:table-cell office:value-type="float" office:value="19.1796725348901">
                <text:p>19.1796725348901</text:p>
              </table:table-cell>
              <table:table-cell office:value-type="float" office:value="8.25498105726008">
                <text:p>8.25498105726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*512</text:p>
                <draw:g>
                  <svg:desc>Sheet1.A105:Sheet1.A105</svg:desc>
                </draw:g>
              </table:table-cell>
              <table:table-cell office:value-type="float" office:value="3.07752634535184">
                <text:p>3.07752634535184</text:p>
                <draw:g>
                  <svg:desc>Sheet1.C107:Sheet1.F107</svg:desc>
                </draw:g>
              </table:table-cell>
              <table:table-cell office:value-type="float" office:value="14.716764433682">
                <text:p>14.716764433682</text:p>
              </table:table-cell>
              <table:table-cell office:value-type="float" office:value="30.6807502883214">
                <text:p>30.6807502883214</text:p>
              </table:table-cell>
              <table:table-cell office:value-type="float" office:value="25.6775511442967">
                <text:p>25.67755114429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55cm" svg:height="5.322cm" xlink:href=".." xlink:type="simple" chart:class="chart:line" chart:style-name="ch1">
        <chart:title svg:x="1.677cm" svg:y="0.242cm" chart:style-name="ch2">
          <text:p>MPI-openmp-reduce-2 threads</text:p>
        </chart:title>
        <chart:legend chart:legend-position="start" svg:x="0.21cm" svg:y="1.615cm" style:legend-expansion="high" chart:style-name="ch3"/>
        <chart:plot-area chart:style-name="ch4" table:cell-range-address="Sheet1.C98:Sheet1.G98 Sheet1.A3:Sheet1.A3 Sheet1.C87:Sheet1.G87 Sheet1.A10:Sheet1.A10 Sheet1.C94:Sheet1.G94 Sheet1.A17:Sheet1.A17 Sheet1.C101:Sheet1.G101 Sheet1.A105:Sheet1.A105 Sheet1.C108:Sheet1.F108" chart:data-source-has-labels="both" svg:x="3.79cm" svg:y="1.127cm" svg:width="5.574cm" svg:height="3.108cm">
          <chartooo:coordinate-region svg:x="4.226cm" svg:y="1.326cm" svg:width="4.951cm" svg:height="2.262cm"/>
          <chart:axis chart:dimension="x" chart:name="primary-x" chart:style-name="ch5" chartooo:axis-type="auto">
            <chartooo:date-scale/>
            <chart:title svg:x="5.779cm" svg:y="4.341cm" chart:style-name="ch6">
              <text:p>processes</text:p>
            </chart:title>
            <chart:categories table:cell-range-address="Sheet1.C98:Sheet1.G98"/>
          </chart:axis>
          <chart:axis chart:dimension="y" chart:name="primary-y" chart:style-name="ch5">
            <chart:title svg:x="3.039cm" svg:y="3.413cm" chart:style-name="ch7">
              <text:p>efficiency</text:p>
            </chart:title>
            <chart:grid chart:style-name="ch8" chart:class="major"/>
          </chart:axis>
          <chart:series chart:style-name="ch9" chart:values-cell-range-address="Sheet1.C87:Sheet1.G87" chart:label-cell-address="Sheet1.A3:Sheet1.A3" chart:class="chart:line">
            <chart:data-point chart:repeated="5"/>
          </chart:series>
          <chart:series chart:style-name="ch10" chart:values-cell-range-address="Sheet1.C94:Sheet1.G94" chart:label-cell-address="Sheet1.A10:Sheet1.A10" chart:class="chart:line">
            <chart:data-point chart:repeated="5"/>
          </chart:series>
          <chart:series chart:style-name="ch11" chart:values-cell-range-address="Sheet1.C101:Sheet1.G101" chart:label-cell-address="Sheet1.A17:Sheet1.A17" chart:class="chart:line">
            <chart:data-point chart:repeated="5"/>
          </chart:series>
          <chart:series chart:style-name="ch12" chart:values-cell-range-address="Sheet1.C108:Sheet1.F108" chart:label-cell-address="Sheet1.A105:Sheet1.A10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C98:Sheet1.G9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</table:table-row>
          </table:table-header-rows>
          <table:table-rows>
            <table:table-row>
              <table:table-cell office:value-type="string">
                <text:p>80*64</text:p>
                <draw:g>
                  <svg:desc>Sheet1.A3:Sheet1.A3</svg:desc>
                </draw:g>
              </table:table-cell>
              <table:table-cell office:value-type="float" office:value="3.10620853080569">
                <text:p>3.10620853080569</text:p>
                <draw:g>
                  <svg:desc>Sheet1.C87:Sheet1.G87</svg:desc>
                </draw:g>
              </table:table-cell>
              <table:table-cell office:value-type="float" office:value="2.56460322429175">
                <text:p>2.56460322429175</text:p>
              </table:table-cell>
              <table:table-cell office:value-type="float" office:value="0.322163782933543">
                <text:p>0.322163782933543</text:p>
              </table:table-cell>
              <table:table-cell office:value-type="float" office:value="0.155192744838038">
                <text:p>0.155192744838038</text:p>
              </table:table-cell>
              <table:table-cell office:value-type="float" office:value="0.0143650247449885">
                <text:p>0.0143650247449885</text:p>
              </table:table-cell>
            </table:table-row>
            <table:table-row>
              <table:table-cell office:value-type="string">
                <text:p>160*128</text:p>
                <draw:g>
                  <svg:desc>Sheet1.A10:Sheet1.A10</svg:desc>
                </draw:g>
              </table:table-cell>
              <table:table-cell office:value-type="float" office:value="4.71448240254711">
                <text:p>4.71448240254711</text:p>
                <draw:g>
                  <svg:desc>Sheet1.C94:Sheet1.G94</svg:desc>
                </draw:g>
              </table:table-cell>
              <table:table-cell office:value-type="float" office:value="6.5495517035266">
                <text:p>6.5495517035266</text:p>
              </table:table-cell>
              <table:table-cell office:value-type="float" office:value="1.3664410894217">
                <text:p>1.3664410894217</text:p>
              </table:table-cell>
              <table:table-cell office:value-type="float" office:value="0.828198693917039">
                <text:p>0.828198693917039</text:p>
              </table:table-cell>
              <table:table-cell office:value-type="float" office:value="0.0696002540757993">
                <text:p>0.0696002540757993</text:p>
              </table:table-cell>
            </table:table-row>
            <table:table-row>
              <table:table-cell office:value-type="string">
                <text:p>320*256</text:p>
                <draw:g>
                  <svg:desc>Sheet1.A17:Sheet1.A17</svg:desc>
                </draw:g>
              </table:table-cell>
              <table:table-cell office:value-type="float" office:value="1.01353522085716">
                <text:p>1.01353522085716</text:p>
                <draw:g>
                  <svg:desc>Sheet1.C101:Sheet1.G101</svg:desc>
                </draw:g>
              </table:table-cell>
              <table:table-cell office:value-type="float" office:value="2.957525441132">
                <text:p>2.957525441132</text:p>
              </table:table-cell>
              <table:table-cell office:value-type="float" office:value="2.39745906686126">
                <text:p>2.39745906686126</text:p>
              </table:table-cell>
              <table:table-cell office:value-type="float" office:value="0.515936316078755">
                <text:p>0.515936316078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*512</text:p>
                <draw:g>
                  <svg:desc>Sheet1.A105:Sheet1.A105</svg:desc>
                </draw:g>
              </table:table-cell>
              <table:table-cell office:value-type="float" office:value="3.07752634535184">
                <text:p>3.07752634535184</text:p>
                <draw:g>
                  <svg:desc>Sheet1.C108:Sheet1.F108</svg:desc>
                </draw:g>
              </table:table-cell>
              <table:table-cell office:value-type="float" office:value="7.35838221684098">
                <text:p>7.35838221684098</text:p>
              </table:table-cell>
              <table:table-cell office:value-type="float" office:value="3.83509378604017">
                <text:p>3.83509378604017</text:p>
              </table:table-cell>
              <table:table-cell office:value-type="float" office:value="1.60484694651855">
                <text:p>1.604846946518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